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margins" fo:background-color="#ffffff">
        <style:background-image/>
      </style:table-properties>
    </style:style>
    <style:style style:name="Table1.A" style:family="table-column">
      <style:table-column-properties style:column-width="1.3111in" style:rel-column-width="1888*"/>
    </style:style>
    <style:style style:name="Table1.B" style:family="table-column">
      <style:table-column-properties style:column-width="0.9438in" style:rel-column-width="1359*"/>
    </style:style>
    <style:style style:name="Table1.C" style:family="table-column">
      <style:table-column-properties style:column-width="5.0132in" style:rel-column-width="7219*"/>
    </style:style>
    <style:style style:name="Table1.A1" style:family="table-cell">
      <style:table-cell-properties style:vertical-align="middle" fo:background-color="#dee7e5" fo:padding="0.0403in" fo:border-left="0.05pt solid #50938a" fo:border-right="none" fo:border-top="0.05pt solid #50938a" fo:border-bottom="0.05pt solid #50938a">
        <style:background-image/>
      </style:table-cell-properties>
    </style:style>
    <style:style style:name="Table1.B1" style:family="table-cell">
      <style:table-cell-properties style:vertical-align="middle" fo:background-color="#dee7e5" fo:padding="0.0403in" fo:border-left="none" fo:border-right="none" fo:border-top="0.05pt solid #50938a" fo:border-bottom="0.05pt solid #50938a">
        <style:background-image/>
      </style:table-cell-properties>
    </style:style>
    <style:style style:name="Table1.C1" style:family="table-cell">
      <style:table-cell-properties style:vertical-align="middle" fo:background-color="#dee7e5" fo:padding="0.0403in" fo:border-left="none" fo:border-right="0.05pt solid #50938a" fo:border-top="0.05pt solid #50938a" fo:border-bottom="0.05pt solid #50938a">
        <style:background-image/>
      </style:table-cell-properties>
    </style:style>
    <style:style style:name="Table1.A2" style:family="table-cell">
      <style:table-cell-properties style:vertical-align="middle" fo:padding="0.0403in" fo:border-left="0.05pt solid #50938a" fo:border-right="none" fo:border-top="none" fo:border-bottom="0.05pt solid #50938a"/>
    </style:style>
    <style:style style:name="Table1.B2" style:family="table-cell">
      <style:table-cell-properties style:vertical-align="middle" fo:padding="0.0403in" fo:border-left="none" fo:border-right="none" fo:border-top="none" fo:border-bottom="0.05pt solid #50938a"/>
    </style:style>
    <style:style style:name="Table1.C2" style:family="table-cell">
      <style:table-cell-properties style:vertical-align="middle" fo:padding="0.0403in" fo:border-left="none" fo:border-right="0.05pt solid #50938a" fo:border-top="none" fo:border-bottom="0.05pt solid #50938a"/>
    </style:style>
    <style:style style:name="Table1.A3" style:family="table-cell">
      <style:table-cell-properties style:vertical-align="middle" fo:padding="0.0403in" fo:border-left="0.05pt solid #50938a" fo:border-right="none" fo:border-top="none" fo:border-bottom="0.05pt solid #50938a"/>
    </style:style>
    <style:style style:name="Table1.B3" style:family="table-cell">
      <style:table-cell-properties style:vertical-align="middle" fo:padding="0.0403in" fo:border-left="none" fo:border-right="none" fo:border-top="none" fo:border-bottom="0.05pt solid #50938a"/>
    </style:style>
    <style:style style:name="Table1.C3" style:family="table-cell">
      <style:table-cell-properties style:vertical-align="middle" fo:padding="0.0403in" fo:border-left="none" fo:border-right="0.05pt solid #50938a" fo:border-top="none" fo:border-bottom="0.05pt solid #50938a"/>
    </style:style>
    <style:style style:name="Table1.A4" style:family="table-cell">
      <style:table-cell-properties style:vertical-align="middle" fo:padding="0.0403in" fo:border-left="0.05pt solid #50938a" fo:border-right="none" fo:border-top="none" fo:border-bottom="0.05pt solid #50938a"/>
    </style:style>
    <style:style style:name="Table1.B4" style:family="table-cell">
      <style:table-cell-properties style:vertical-align="middle" fo:padding="0.0403in" fo:border-left="none" fo:border-right="none" fo:border-top="none" fo:border-bottom="0.05pt solid #50938a"/>
    </style:style>
    <style:style style:name="Table1.C4" style:family="table-cell">
      <style:table-cell-properties style:vertical-align="middle" fo:padding="0.0403in" fo:border-left="none" fo:border-right="0.05pt solid #50938a" fo:border-top="none" fo:border-bottom="0.05pt solid #50938a"/>
    </style:style>
    <style:style style:name="Table1.A5" style:family="table-cell">
      <style:table-cell-properties style:vertical-align="middle" fo:padding="0.0403in" fo:border-left="0.05pt solid #50938a" fo:border-right="none" fo:border-top="none" fo:border-bottom="0.05pt solid #50938a"/>
    </style:style>
    <style:style style:name="Table1.B5" style:family="table-cell">
      <style:table-cell-properties style:vertical-align="middle" fo:padding="0.0403in" fo:border-left="none" fo:border-right="none" fo:border-top="none" fo:border-bottom="0.05pt solid #50938a"/>
    </style:style>
    <style:style style:name="Table1.C5" style:family="table-cell">
      <style:table-cell-properties style:vertical-align="middle" fo:padding="0.0403in" fo:border-left="none" fo:border-right="0.05pt solid #50938a" fo:border-top="none" fo:border-bottom="0.05pt solid #50938a"/>
    </style:style>
    <style:style style:name="Table1.A6" style:family="table-cell">
      <style:table-cell-properties style:vertical-align="middle" fo:padding="0.0403in" fo:border-left="0.05pt solid #50938a" fo:border-right="none" fo:border-top="none" fo:border-bottom="0.05pt solid #50938a"/>
    </style:style>
    <style:style style:name="Table1.B6" style:family="table-cell">
      <style:table-cell-properties style:vertical-align="middle" fo:padding="0.0403in" fo:border-left="none" fo:border-right="none" fo:border-top="none" fo:border-bottom="0.05pt solid #50938a"/>
    </style:style>
    <style:style style:name="Table1.C6" style:family="table-cell">
      <style:table-cell-properties style:vertical-align="middle" fo:padding="0.0403in" fo:border-left="none" fo:border-right="0.05pt solid #50938a" fo:border-top="none" fo:border-bottom="0.05pt solid #50938a"/>
    </style:style>
    <style:style style:name="Table2" style:family="table">
      <style:table-properties style:width="7.2681in" table:align="margins" fo:background-color="#ffffff">
        <style:background-image/>
      </style:table-properties>
    </style:style>
    <style:style style:name="Table2.A" style:family="table-column">
      <style:table-column-properties style:column-width="1.4694in" style:rel-column-width="1790*"/>
    </style:style>
    <style:style style:name="Table2.B" style:family="table-column">
      <style:table-column-properties style:column-width="5.7986in" style:rel-column-width="7063*"/>
    </style:style>
    <style:style style:name="Table2.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2.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2.A2" style:family="table-cell">
      <style:table-cell-properties style:vertical-align="middle" fo:padding="0.0597in" fo:border-left="0.05pt solid #50938a" fo:border-right="none" fo:border-top="none" fo:border-bottom="0.05pt solid #50938a"/>
    </style:style>
    <style:style style:name="Table2.B2" style:family="table-cell">
      <style:table-cell-properties style:vertical-align="middle" fo:padding="0.0597in" fo:border-left="none" fo:border-right="0.05pt solid #50938a" fo:border-top="none" fo:border-bottom="0.05pt solid #50938a"/>
    </style:style>
    <style:style style:name="Table2.A3" style:family="table-cell">
      <style:table-cell-properties style:vertical-align="middle" fo:padding="0.0597in" fo:border-left="0.05pt solid #50938a" fo:border-right="none" fo:border-top="none" fo:border-bottom="0.05pt solid #50938a"/>
    </style:style>
    <style:style style:name="Table2.B3" style:family="table-cell">
      <style:table-cell-properties style:vertical-align="middle" fo:padding="0.0597in" fo:border-left="none" fo:border-right="0.05pt solid #50938a" fo:border-top="none" fo:border-bottom="0.05pt solid #50938a"/>
    </style:style>
    <style:style style:name="Table2.A4" style:family="table-cell">
      <style:table-cell-properties style:vertical-align="middle" fo:padding="0.0597in" fo:border-left="0.05pt solid #50938a" fo:border-right="none" fo:border-top="none" fo:border-bottom="0.05pt solid #50938a"/>
    </style:style>
    <style:style style:name="Table2.B4" style:family="table-cell">
      <style:table-cell-properties style:vertical-align="middle" fo:padding="0.0597in" fo:border-left="none" fo:border-right="0.05pt solid #50938a" fo:border-top="none" fo:border-bottom="0.05pt solid #50938a"/>
    </style:style>
    <style:style style:name="Table3" style:family="table">
      <style:table-properties style:width="7.2681in" table:align="margins" fo:background-color="#ffffff">
        <style:background-image/>
      </style:table-properties>
    </style:style>
    <style:style style:name="Table3.A" style:family="table-column">
      <style:table-column-properties style:column-width="1.5208in" style:rel-column-width="2190*"/>
    </style:style>
    <style:style style:name="Table3.B" style:family="table-column">
      <style:table-column-properties style:column-width="1.0896in" style:rel-column-width="1569*"/>
    </style:style>
    <style:style style:name="Table3.C" style:family="table-column">
      <style:table-column-properties style:column-width="4.6576in" style:rel-column-width="6707*"/>
    </style:style>
    <style:style style:name="Table3.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3.B1" style:family="table-cell">
      <style:table-cell-properties style:vertical-align="middle" fo:background-color="#dee7e5" fo:padding="0.0597in" fo:border-left="none" fo:border-right="none" fo:border-top="0.05pt solid #50938a" fo:border-bottom="0.05pt solid #50938a">
        <style:background-image/>
      </style:table-cell-properties>
    </style:style>
    <style:style style:name="Table3.C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3.A2" style:family="table-cell">
      <style:table-cell-properties style:vertical-align="middle" fo:padding="0.0597in" fo:border-left="0.05pt solid #50938a" fo:border-right="none" fo:border-top="none" fo:border-bottom="0.05pt solid #50938a"/>
    </style:style>
    <style:style style:name="Table3.B2" style:family="table-cell">
      <style:table-cell-properties style:vertical-align="middle" fo:padding="0.0597in" fo:border-left="none" fo:border-right="none" fo:border-top="none" fo:border-bottom="0.05pt solid #50938a"/>
    </style:style>
    <style:style style:name="Table3.C2" style:family="table-cell">
      <style:table-cell-properties style:vertical-align="middle" fo:padding="0.0597in" fo:border-left="none" fo:border-right="0.05pt solid #50938a" fo:border-top="none" fo:border-bottom="0.05pt solid #50938a"/>
    </style:style>
    <style:style style:name="Table3.A3" style:family="table-cell">
      <style:table-cell-properties style:vertical-align="middle" fo:padding="0.0597in" fo:border-left="0.05pt solid #50938a" fo:border-right="none" fo:border-top="none" fo:border-bottom="0.05pt solid #50938a"/>
    </style:style>
    <style:style style:name="Table3.B3" style:family="table-cell">
      <style:table-cell-properties style:vertical-align="middle" fo:padding="0.0597in" fo:border-left="none" fo:border-right="none" fo:border-top="none" fo:border-bottom="0.05pt solid #50938a"/>
    </style:style>
    <style:style style:name="Table3.C3" style:family="table-cell">
      <style:table-cell-properties style:vertical-align="middle" fo:padding="0.0597in" fo:border-left="none" fo:border-right="0.05pt solid #50938a" fo:border-top="none" fo:border-bottom="0.05pt solid #50938a"/>
    </style:style>
    <style:style style:name="Table3.A4" style:family="table-cell">
      <style:table-cell-properties style:vertical-align="middle" fo:padding="0.0597in" fo:border-left="0.05pt solid #50938a" fo:border-right="none" fo:border-top="none" fo:border-bottom="0.05pt solid #50938a"/>
    </style:style>
    <style:style style:name="Table3.B4" style:family="table-cell">
      <style:table-cell-properties style:vertical-align="middle" fo:padding="0.0597in" fo:border-left="none" fo:border-right="none" fo:border-top="none" fo:border-bottom="0.05pt solid #50938a"/>
    </style:style>
    <style:style style:name="Table3.C4" style:family="table-cell">
      <style:table-cell-properties style:vertical-align="middle" fo:padding="0.0597in" fo:border-left="none" fo:border-right="0.05pt solid #50938a" fo:border-top="none" fo:border-bottom="0.05pt solid #50938a"/>
    </style:style>
    <style:style style:name="Table3.A5" style:family="table-cell">
      <style:table-cell-properties style:vertical-align="middle" fo:padding="0.0597in" fo:border-left="0.05pt solid #50938a" fo:border-right="none" fo:border-top="none" fo:border-bottom="0.05pt solid #50938a"/>
    </style:style>
    <style:style style:name="Table3.B5" style:family="table-cell">
      <style:table-cell-properties style:vertical-align="middle" fo:padding="0.0597in" fo:border-left="none" fo:border-right="none" fo:border-top="none" fo:border-bottom="0.05pt solid #50938a"/>
    </style:style>
    <style:style style:name="Table3.C5" style:family="table-cell">
      <style:table-cell-properties style:vertical-align="middle" fo:padding="0.0597in" fo:border-left="none" fo:border-right="0.05pt solid #50938a" fo:border-top="none" fo:border-bottom="0.05pt solid #50938a"/>
    </style:style>
    <style:style style:name="Table3.A6" style:family="table-cell">
      <style:table-cell-properties style:vertical-align="middle" fo:padding="0.0597in" fo:border-left="0.05pt solid #50938a" fo:border-right="none" fo:border-top="none" fo:border-bottom="0.05pt solid #50938a"/>
    </style:style>
    <style:style style:name="Table3.B6" style:family="table-cell">
      <style:table-cell-properties style:vertical-align="middle" fo:padding="0.0597in" fo:border-left="none" fo:border-right="none" fo:border-top="none" fo:border-bottom="0.05pt solid #50938a"/>
    </style:style>
    <style:style style:name="Table3.C6" style:family="table-cell">
      <style:table-cell-properties style:vertical-align="middle" fo:padding="0.0597in" fo:border-left="none" fo:border-right="0.05pt solid #50938a" fo:border-top="none" fo:border-bottom="0.05pt solid #50938a"/>
    </style:style>
    <style:style style:name="Table3.A7" style:family="table-cell">
      <style:table-cell-properties style:vertical-align="middle" fo:padding="0.0597in" fo:border-left="0.05pt solid #50938a" fo:border-right="none" fo:border-top="none" fo:border-bottom="0.05pt solid #50938a"/>
    </style:style>
    <style:style style:name="Table3.B7" style:family="table-cell">
      <style:table-cell-properties style:vertical-align="middle" fo:padding="0.0597in" fo:border-left="none" fo:border-right="none" fo:border-top="none" fo:border-bottom="0.05pt solid #50938a"/>
    </style:style>
    <style:style style:name="Table3.C7" style:family="table-cell">
      <style:table-cell-properties style:vertical-align="middle" fo:padding="0.0597in" fo:border-left="none" fo:border-right="0.05pt solid #50938a" fo:border-top="none" fo:border-bottom="0.05pt solid #50938a"/>
    </style:style>
    <style:style style:name="Table4" style:family="table">
      <style:table-properties style:width="7.2681in" table:align="margins" fo:background-color="#ffffff">
        <style:background-image/>
      </style:table-properties>
    </style:style>
    <style:style style:name="Table4.A" style:family="table-column">
      <style:table-column-properties style:column-width="0.8826in" style:rel-column-width="1008*"/>
    </style:style>
    <style:style style:name="Table4.B" style:family="table-column">
      <style:table-column-properties style:column-width="6.3854in" style:rel-column-width="7293*"/>
    </style:style>
    <style:style style:name="Table4.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4.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4.A2" style:family="table-cell">
      <style:table-cell-properties style:vertical-align="middle" fo:padding="0.0597in" fo:border-left="0.05pt solid #50938a" fo:border-right="none" fo:border-top="none" fo:border-bottom="0.05pt solid #50938a"/>
    </style:style>
    <style:style style:name="Table4.B2" style:family="table-cell">
      <style:table-cell-properties style:vertical-align="middle" fo:padding="0.0597in" fo:border-left="none" fo:border-right="0.05pt solid #50938a" fo:border-top="none" fo:border-bottom="0.05pt solid #50938a"/>
    </style:style>
    <style:style style:name="Table4.A3" style:family="table-cell">
      <style:table-cell-properties style:vertical-align="middle" fo:padding="0.0597in" fo:border-left="0.05pt solid #50938a" fo:border-right="none" fo:border-top="none" fo:border-bottom="0.05pt solid #50938a"/>
    </style:style>
    <style:style style:name="Table4.B3" style:family="table-cell">
      <style:table-cell-properties style:vertical-align="middle" fo:padding="0.0597in" fo:border-left="none" fo:border-right="0.05pt solid #50938a" fo:border-top="none" fo:border-bottom="0.05pt solid #50938a"/>
    </style:style>
    <style:style style:name="Table5" style:family="table">
      <style:table-properties style:width="7.2681in" table:align="margins" fo:background-color="#ffffff">
        <style:background-image/>
      </style:table-properties>
    </style:style>
    <style:style style:name="Table5.A" style:family="table-column">
      <style:table-column-properties style:column-width="0.8924in" style:rel-column-width="1008*"/>
    </style:style>
    <style:style style:name="Table5.B" style:family="table-column">
      <style:table-column-properties style:column-width="6.3757in" style:rel-column-width="7199*"/>
    </style:style>
    <style:style style:name="Table5.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5.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5.A2" style:family="table-cell">
      <style:table-cell-properties style:vertical-align="middle" fo:padding="0.0597in" fo:border-left="0.05pt solid #50938a" fo:border-right="none" fo:border-top="none" fo:border-bottom="0.05pt solid #50938a"/>
    </style:style>
    <style:style style:name="Table5.B2" style:family="table-cell">
      <style:table-cell-properties style:vertical-align="middle" fo:padding="0.0597in" fo:border-left="none" fo:border-right="0.05pt solid #50938a" fo:border-top="none" fo:border-bottom="0.05pt solid #50938a"/>
    </style:style>
    <style:style style:name="Table5.A3" style:family="table-cell">
      <style:table-cell-properties style:vertical-align="middle" fo:padding="0.0597in" fo:border-left="0.05pt solid #50938a" fo:border-right="none" fo:border-top="none" fo:border-bottom="0.05pt solid #50938a"/>
    </style:style>
    <style:style style:name="Table5.B3" style:family="table-cell">
      <style:table-cell-properties style:vertical-align="middle" fo:padding="0.0597in" fo:border-left="none" fo:border-right="0.05pt solid #50938a" fo:border-top="none" fo:border-bottom="0.05pt solid #50938a"/>
    </style:style>
    <style:style style:name="Table6" style:family="table">
      <style:table-properties style:width="7.2681in" table:align="margins" fo:background-color="#ffffff">
        <style:background-image/>
      </style:table-properties>
    </style:style>
    <style:style style:name="Table6.A" style:family="table-column">
      <style:table-column-properties style:column-width="1.6014in" style:rel-column-width="1008*"/>
    </style:style>
    <style:style style:name="Table6.B" style:family="table-column">
      <style:table-column-properties style:column-width="5.6667in" style:rel-column-width="3566*"/>
    </style:style>
    <style:style style:name="Table6.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6.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6.A2" style:family="table-cell">
      <style:table-cell-properties style:vertical-align="middle" fo:padding="0.0597in" fo:border-left="0.05pt solid #50938a" fo:border-right="none" fo:border-top="none" fo:border-bottom="0.05pt solid #50938a"/>
    </style:style>
    <style:style style:name="Table6.B2" style:family="table-cell">
      <style:table-cell-properties style:vertical-align="middle" fo:padding="0.0597in" fo:border-left="none" fo:border-right="0.05pt solid #50938a" fo:border-top="none" fo:border-bottom="0.05pt solid #50938a"/>
    </style:style>
    <style:style style:name="Table6.A3" style:family="table-cell">
      <style:table-cell-properties style:vertical-align="middle" fo:padding="0.0597in" fo:border-left="0.05pt solid #50938a" fo:border-right="none" fo:border-top="none" fo:border-bottom="0.05pt solid #50938a"/>
    </style:style>
    <style:style style:name="Table6.B3" style:family="table-cell">
      <style:table-cell-properties style:vertical-align="middle" fo:padding="0.0597in" fo:border-left="none" fo:border-right="0.05pt solid #50938a" fo:border-top="none" fo:border-bottom="0.05pt solid #50938a"/>
    </style:style>
    <style:style style:name="Table6.A4" style:family="table-cell">
      <style:table-cell-properties style:vertical-align="middle" fo:padding="0.0597in" fo:border-left="0.05pt solid #50938a" fo:border-right="none" fo:border-top="none" fo:border-bottom="0.05pt solid #50938a"/>
    </style:style>
    <style:style style:name="Table6.B4" style:family="table-cell">
      <style:table-cell-properties style:vertical-align="middle" fo:padding="0.0597in" fo:border-left="none" fo:border-right="0.05pt solid #50938a" fo:border-top="none" fo:border-bottom="0.05pt solid #50938a"/>
    </style:style>
    <style:style style:name="Table6.A5" style:family="table-cell">
      <style:table-cell-properties style:vertical-align="middle" fo:padding="0.0597in" fo:border-left="0.05pt solid #50938a" fo:border-right="none" fo:border-top="none" fo:border-bottom="0.05pt solid #50938a"/>
    </style:style>
    <style:style style:name="Table6.B5" style:family="table-cell">
      <style:table-cell-properties style:vertical-align="middle" fo:padding="0.0597in" fo:border-left="none" fo:border-right="0.05pt solid #50938a" fo:border-top="none" fo:border-bottom="0.05pt solid #50938a"/>
    </style:style>
    <style:style style:name="Table6.A6" style:family="table-cell">
      <style:table-cell-properties style:vertical-align="middle" fo:padding="0.0597in" fo:border-left="0.05pt solid #50938a" fo:border-right="none" fo:border-top="none" fo:border-bottom="0.05pt solid #50938a"/>
    </style:style>
    <style:style style:name="Table6.B6" style:family="table-cell">
      <style:table-cell-properties style:vertical-align="middle" fo:padding="0.0597in" fo:border-left="none" fo:border-right="0.05pt solid #50938a" fo:border-top="none" fo:border-bottom="0.05pt solid #50938a"/>
    </style:style>
    <style:style style:name="Table6.A7" style:family="table-cell">
      <style:table-cell-properties style:vertical-align="middle" fo:padding="0.0597in" fo:border-left="0.05pt solid #50938a" fo:border-right="none" fo:border-top="none" fo:border-bottom="0.05pt solid #50938a"/>
    </style:style>
    <style:style style:name="Table6.B7" style:family="table-cell">
      <style:table-cell-properties style:vertical-align="middle" fo:padding="0.0597in" fo:border-left="none" fo:border-right="0.05pt solid #50938a" fo:border-top="none" fo:border-bottom="0.05pt solid #50938a"/>
    </style:style>
    <style:style style:name="Table7" style:family="table">
      <style:table-properties style:width="7.2681in" table:align="margins" fo:background-color="#ffffff">
        <style:background-image/>
      </style:table-properties>
    </style:style>
    <style:style style:name="Table7.A" style:family="table-column">
      <style:table-column-properties style:column-width="1.0493in" style:rel-column-width="1374*"/>
    </style:style>
    <style:style style:name="Table7.B" style:family="table-column">
      <style:table-column-properties style:column-width="6.2188in" style:rel-column-width="8140*"/>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dee7e5" fo:padding="0.0799in" fo:border-left="0.05pt solid #50938a" fo:border-right="none" fo:border-top="0.05pt solid #50938a" fo:border-bottom="0.05pt solid #50938a">
        <style:background-image/>
      </style:table-cell-properties>
    </style:style>
    <style:style style:name="Table7.B1" style:family="table-cell">
      <style:table-cell-properties style:vertical-align="middle" fo:background-color="#dee7e5" fo:padding="0.0799in" fo:border-left="none" fo:border-right="0.05pt solid #50938a" fo:border-top="0.05pt solid #50938a" fo:border-bottom="0.05pt solid #50938a">
        <style:background-image/>
      </style:table-cell-properties>
    </style:style>
    <style:style style:name="Table7.A2" style:family="table-cell">
      <style:table-cell-properties style:vertical-align="middle" fo:padding="0.0799in" fo:border-left="0.05pt solid #50938a" fo:border-right="none" fo:border-top="none" fo:border-bottom="0.05pt solid #50938a"/>
    </style:style>
    <style:style style:name="Table7.B2" style:family="table-cell">
      <style:table-cell-properties style:vertical-align="middle" fo:padding="0.0799in" fo:border-left="none" fo:border-right="0.05pt solid #50938a" fo:border-top="none" fo:border-bottom="0.05pt solid #50938a"/>
    </style:style>
    <style:style style:name="Table7.A3" style:family="table-cell">
      <style:table-cell-properties style:vertical-align="middle" fo:padding="0.0799in" fo:border-left="0.05pt solid #50938a" fo:border-right="none" fo:border-top="none" fo:border-bottom="0.05pt solid #50938a"/>
    </style:style>
    <style:style style:name="Table7.B3" style:family="table-cell">
      <style:table-cell-properties style:vertical-align="middle" fo:padding="0.0799in" fo:border-left="none" fo:border-right="0.05pt solid #50938a" fo:border-top="none" fo:border-bottom="0.05pt solid #50938a"/>
    </style:style>
    <style:style style:name="Table7.A4" style:family="table-cell">
      <style:table-cell-properties style:vertical-align="middle" fo:padding="0.0799in" fo:border-left="0.05pt solid #50938a" fo:border-right="none" fo:border-top="none" fo:border-bottom="0.05pt solid #50938a"/>
    </style:style>
    <style:style style:name="Table7.B4" style:family="table-cell">
      <style:table-cell-properties style:vertical-align="middle" fo:padding="0.0799in" fo:border-left="none" fo:border-right="0.05pt solid #50938a" fo:border-top="none" fo:border-bottom="0.05pt solid #50938a"/>
    </style:style>
    <style:style style:name="Table7.A5" style:family="table-cell">
      <style:table-cell-properties style:vertical-align="middle" fo:padding="0.0799in" fo:border-left="0.05pt solid #50938a" fo:border-right="none" fo:border-top="none" fo:border-bottom="0.05pt solid #50938a"/>
    </style:style>
    <style:style style:name="Table7.B5" style:family="table-cell">
      <style:table-cell-properties style:vertical-align="middle" fo:padding="0.0799in" fo:border-left="none" fo:border-right="0.05pt solid #50938a" fo:border-top="none" fo:border-bottom="0.05pt solid #50938a"/>
    </style:style>
    <style:style style:name="Table7.A6" style:family="table-cell">
      <style:table-cell-properties style:vertical-align="middle" fo:padding="0.0799in" fo:border-left="0.05pt solid #50938a" fo:border-right="none" fo:border-top="none" fo:border-bottom="0.05pt solid #50938a"/>
    </style:style>
    <style:style style:name="Table7.B6" style:family="table-cell">
      <style:table-cell-properties style:vertical-align="middle" fo:padding="0.0799in" fo:border-left="none" fo:border-right="0.05pt solid #50938a" fo:border-top="none" fo:border-bottom="0.05pt solid #50938a"/>
    </style:style>
    <style:style style:name="Table7.A7" style:family="table-cell">
      <style:table-cell-properties style:vertical-align="middle" fo:padding="0.0799in" fo:border-left="0.05pt solid #50938a" fo:border-right="none" fo:border-top="none" fo:border-bottom="0.05pt solid #50938a"/>
    </style:style>
    <style:style style:name="Table7.B7" style:family="table-cell">
      <style:table-cell-properties style:vertical-align="middle" fo:padding="0.0799in" fo:border-left="none" fo:border-right="0.05pt solid #50938a" fo:border-top="none" fo:border-bottom="0.05pt solid #50938a"/>
    </style:style>
    <style:style style:name="Table7.A8" style:family="table-cell">
      <style:table-cell-properties style:vertical-align="middle" fo:padding="0.0799in" fo:border-left="0.05pt solid #50938a" fo:border-right="none" fo:border-top="none" fo:border-bottom="0.05pt solid #50938a"/>
    </style:style>
    <style:style style:name="Table7.B8" style:family="table-cell">
      <style:table-cell-properties style:vertical-align="middle" fo:padding="0.0799in" fo:border-left="none" fo:border-right="0.05pt solid #50938a" fo:border-top="none" fo:border-bottom="0.05pt solid #50938a"/>
    </style:style>
    <style:style style:name="Table7.A9" style:family="table-cell">
      <style:table-cell-properties style:vertical-align="middle" fo:padding="0.0799in" fo:border-left="0.05pt solid #50938a" fo:border-right="none" fo:border-top="none" fo:border-bottom="0.05pt solid #50938a"/>
    </style:style>
    <style:style style:name="Table7.B9" style:family="table-cell">
      <style:table-cell-properties style:vertical-align="middle" fo:padding="0.0799in" fo:border-left="none" fo:border-right="0.05pt solid #50938a" fo:border-top="none" fo:border-bottom="0.05pt solid #50938a"/>
    </style:style>
    <style:style style:name="Table7.A10" style:family="table-cell">
      <style:table-cell-properties style:vertical-align="middle" fo:padding="0.0799in" fo:border-left="0.05pt solid #50938a" fo:border-right="none" fo:border-top="none" fo:border-bottom="0.05pt solid #50938a"/>
    </style:style>
    <style:style style:name="Table7.B10" style:family="table-cell">
      <style:table-cell-properties style:vertical-align="middle" fo:padding="0.0799in" fo:border-left="none" fo:border-right="0.05pt solid #50938a" fo:border-top="none" fo:border-bottom="0.05pt solid #50938a"/>
    </style:style>
    <style:style style:name="Table8" style:family="table">
      <style:table-properties style:width="7.2681in" table:align="margins" fo:background-color="#ffffff">
        <style:background-image/>
      </style:table-properties>
    </style:style>
    <style:style style:name="Table8.A" style:family="table-column">
      <style:table-column-properties style:column-width="1.0785in" style:rel-column-width="1107*"/>
    </style:style>
    <style:style style:name="Table8.B" style:family="table-column">
      <style:table-column-properties style:column-width="6.1896in" style:rel-column-width="6355*"/>
    </style:style>
    <style:style style:name="Table8.A1" style:family="table-cell">
      <style:table-cell-properties style:vertical-align="middle" fo:background-color="#dee7e5" fo:padding="0.0799in" fo:border-left="0.05pt solid #50938a" fo:border-right="none" fo:border-top="0.05pt solid #50938a" fo:border-bottom="0.05pt solid #50938a">
        <style:background-image/>
      </style:table-cell-properties>
    </style:style>
    <style:style style:name="Table8.B1" style:family="table-cell">
      <style:table-cell-properties style:vertical-align="middle" fo:background-color="#dee7e5" fo:padding="0.0799in" fo:border-left="none" fo:border-right="0.05pt solid #50938a" fo:border-top="0.05pt solid #50938a" fo:border-bottom="0.05pt solid #50938a">
        <style:background-image/>
      </style:table-cell-properties>
    </style:style>
    <style:style style:name="Table8.A2" style:family="table-cell">
      <style:table-cell-properties style:vertical-align="middle" fo:padding="0.0799in" fo:border-left="0.05pt solid #50938a" fo:border-right="none" fo:border-top="none" fo:border-bottom="0.05pt solid #50938a"/>
    </style:style>
    <style:style style:name="Table8.B2" style:family="table-cell">
      <style:table-cell-properties style:vertical-align="middle" fo:padding="0.0799in" fo:border-left="none" fo:border-right="0.05pt solid #50938a" fo:border-top="none" fo:border-bottom="0.05pt solid #50938a"/>
    </style:style>
    <style:style style:name="Table8.A3" style:family="table-cell">
      <style:table-cell-properties style:vertical-align="middle" fo:padding="0.0799in" fo:border-left="0.05pt solid #50938a" fo:border-right="none" fo:border-top="none" fo:border-bottom="0.05pt solid #50938a"/>
    </style:style>
    <style:style style:name="Table8.B3" style:family="table-cell">
      <style:table-cell-properties style:vertical-align="middle" fo:padding="0.0799in" fo:border-left="none" fo:border-right="0.05pt solid #50938a" fo:border-top="none" fo:border-bottom="0.05pt solid #50938a"/>
    </style:style>
    <style:style style:name="Table9" style:family="table">
      <style:table-properties style:width="7.2681in" table:align="margins" fo:background-color="#ffffff">
        <style:background-image/>
      </style:table-properties>
    </style:style>
    <style:style style:name="Table9.A" style:family="table-column">
      <style:table-column-properties style:column-width="2.0764in" style:rel-column-width="2990*"/>
    </style:style>
    <style:style style:name="Table9.B" style:family="table-column">
      <style:table-column-properties style:column-width="2.0118in" style:rel-column-width="2897*"/>
    </style:style>
    <style:style style:name="Table9.C" style:family="table-column">
      <style:table-column-properties style:column-width="3.1799in" style:rel-column-width="4579*"/>
    </style:style>
    <style:style style:name="Table9.A1" style:family="table-cell">
      <style:table-cell-properties style:vertical-align="middle" fo:background-color="#dee7e5" fo:padding="0.0799in" fo:border-left="0.05pt solid #50938a" fo:border-right="none" fo:border-top="0.05pt solid #50938a" fo:border-bottom="0.05pt solid #50938a">
        <style:background-image/>
      </style:table-cell-properties>
    </style:style>
    <style:style style:name="Table9.B1" style:family="table-cell">
      <style:table-cell-properties style:vertical-align="middle" fo:background-color="#dee7e5" fo:padding="0.0799in" fo:border-left="none" fo:border-right="none" fo:border-top="0.05pt solid #50938a" fo:border-bottom="0.05pt solid #50938a">
        <style:background-image/>
      </style:table-cell-properties>
    </style:style>
    <style:style style:name="Table9.C1" style:family="table-cell">
      <style:table-cell-properties style:vertical-align="middle" fo:background-color="#dee7e5" fo:padding="0.0799in" fo:border-left="none" fo:border-right="0.05pt solid #50938a" fo:border-top="0.05pt solid #50938a" fo:border-bottom="0.05pt solid #50938a">
        <style:background-image/>
      </style:table-cell-properties>
    </style:style>
    <style:style style:name="Table9.A2" style:family="table-cell">
      <style:table-cell-properties style:vertical-align="middle" fo:padding="0.0799in" fo:border-left="0.05pt solid #50938a" fo:border-right="none" fo:border-top="none" fo:border-bottom="0.05pt solid #50938a"/>
    </style:style>
    <style:style style:name="Table9.B2" style:family="table-cell">
      <style:table-cell-properties style:vertical-align="middle" fo:padding="0.0799in" fo:border-left="none" fo:border-right="none" fo:border-top="none" fo:border-bottom="0.05pt solid #50938a"/>
    </style:style>
    <style:style style:name="Table9.C2" style:family="table-cell">
      <style:table-cell-properties style:vertical-align="middle" fo:padding="0.0799in" fo:border-left="none" fo:border-right="0.05pt solid #50938a" fo:border-top="none" fo:border-bottom="0.05pt solid #50938a"/>
    </style:style>
    <style:style style:name="Table9.A3" style:family="table-cell">
      <style:table-cell-properties style:vertical-align="middle" fo:padding="0.0799in" fo:border-left="0.05pt solid #50938a" fo:border-right="none" fo:border-top="none" fo:border-bottom="0.05pt solid #50938a"/>
    </style:style>
    <style:style style:name="Table9.B3" style:family="table-cell">
      <style:table-cell-properties style:vertical-align="middle" fo:padding="0.0799in" fo:border-left="none" fo:border-right="none" fo:border-top="none" fo:border-bottom="0.05pt solid #50938a"/>
    </style:style>
    <style:style style:name="Table9.C3" style:family="table-cell">
      <style:table-cell-properties style:vertical-align="middle" fo:padding="0.0799in" fo:border-left="none" fo:border-right="0.05pt solid #50938a" fo:border-top="none" fo:border-bottom="0.05pt solid #50938a"/>
    </style:style>
    <style:style style:name="Table9.A4" style:family="table-cell">
      <style:table-cell-properties style:vertical-align="middle" fo:padding="0.0799in" fo:border-left="0.05pt solid #50938a" fo:border-right="none" fo:border-top="none" fo:border-bottom="0.05pt solid #50938a"/>
    </style:style>
    <style:style style:name="Table9.B4" style:family="table-cell">
      <style:table-cell-properties style:vertical-align="middle" fo:padding="0.0799in" fo:border-left="none" fo:border-right="none" fo:border-top="none" fo:border-bottom="0.05pt solid #50938a"/>
    </style:style>
    <style:style style:name="Table9.C4" style:family="table-cell">
      <style:table-cell-properties style:vertical-align="middle" fo:padding="0.0799in" fo:border-left="none" fo:border-right="0.05pt solid #50938a" fo:border-top="none" fo:border-bottom="0.05pt solid #50938a"/>
    </style:style>
    <style:style style:name="Table9.A5" style:family="table-cell">
      <style:table-cell-properties style:vertical-align="middle" fo:padding="0.0799in" fo:border-left="0.05pt solid #50938a" fo:border-right="none" fo:border-top="none" fo:border-bottom="0.05pt solid #50938a"/>
    </style:style>
    <style:style style:name="Table9.B5" style:family="table-cell">
      <style:table-cell-properties style:vertical-align="middle" fo:padding="0.0799in" fo:border-left="none" fo:border-right="none" fo:border-top="none" fo:border-bottom="0.05pt solid #50938a"/>
    </style:style>
    <style:style style:name="Table9.C5" style:family="table-cell">
      <style:table-cell-properties style:vertical-align="middle" fo:padding="0.0799in" fo:border-left="none" fo:border-right="0.05pt solid #50938a" fo:border-top="none" fo:border-bottom="0.05pt solid #50938a"/>
    </style:style>
    <style:style style:name="Table9.A6" style:family="table-cell">
      <style:table-cell-properties style:vertical-align="middle" fo:padding="0.0799in" fo:border-left="0.05pt solid #50938a" fo:border-right="none" fo:border-top="none" fo:border-bottom="0.05pt solid #50938a"/>
    </style:style>
    <style:style style:name="Table9.B6" style:family="table-cell">
      <style:table-cell-properties style:vertical-align="middle" fo:padding="0.0799in" fo:border-left="none" fo:border-right="none" fo:border-top="none" fo:border-bottom="0.05pt solid #50938a"/>
    </style:style>
    <style:style style:name="Table9.C6" style:family="table-cell">
      <style:table-cell-properties style:vertical-align="middle" fo:padding="0.0799in" fo:border-left="none" fo:border-right="0.05pt solid #50938a" fo:border-top="none" fo:border-bottom="0.05pt solid #50938a"/>
    </style:style>
    <style:style style:name="Table9.A7" style:family="table-cell">
      <style:table-cell-properties style:vertical-align="middle" fo:padding="0.0799in" fo:border-left="0.05pt solid #50938a" fo:border-right="none" fo:border-top="none" fo:border-bottom="0.05pt solid #50938a"/>
    </style:style>
    <style:style style:name="Table9.B7" style:family="table-cell">
      <style:table-cell-properties style:vertical-align="middle" fo:padding="0.0799in" fo:border-left="none" fo:border-right="none" fo:border-top="none" fo:border-bottom="0.05pt solid #50938a"/>
    </style:style>
    <style:style style:name="Table9.C7" style:family="table-cell">
      <style:table-cell-properties style:vertical-align="middle" fo:padding="0.0799in" fo:border-left="none" fo:border-right="0.05pt solid #50938a" fo:border-top="none" fo:border-bottom="0.05pt solid #50938a"/>
    </style:style>
    <style:style style:name="Table9.A8" style:family="table-cell">
      <style:table-cell-properties style:vertical-align="middle" fo:padding="0.0799in" fo:border-left="0.05pt solid #50938a" fo:border-right="none" fo:border-top="none" fo:border-bottom="0.05pt solid #50938a"/>
    </style:style>
    <style:style style:name="Table9.B8" style:family="table-cell">
      <style:table-cell-properties style:vertical-align="middle" fo:padding="0.0799in" fo:border-left="none" fo:border-right="none" fo:border-top="none" fo:border-bottom="0.05pt solid #50938a"/>
    </style:style>
    <style:style style:name="Table9.C8" style:family="table-cell">
      <style:table-cell-properties style:vertical-align="middle" fo:padding="0.0799in" fo:border-left="none" fo:border-right="0.05pt solid #50938a" fo:border-top="none" fo:border-bottom="0.05pt solid #50938a"/>
    </style:style>
    <style:style style:name="Table9.A9" style:family="table-cell">
      <style:table-cell-properties style:vertical-align="middle" fo:padding="0.0799in" fo:border-left="0.05pt solid #50938a" fo:border-right="none" fo:border-top="none" fo:border-bottom="0.05pt solid #50938a"/>
    </style:style>
    <style:style style:name="Table9.B9" style:family="table-cell">
      <style:table-cell-properties style:vertical-align="middle" fo:padding="0.0799in" fo:border-left="none" fo:border-right="none" fo:border-top="none" fo:border-bottom="0.05pt solid #50938a"/>
    </style:style>
    <style:style style:name="Table9.C9" style:family="table-cell">
      <style:table-cell-properties style:vertical-align="middle" fo:padding="0.0799in" fo:border-left="none" fo:border-right="0.05pt solid #50938a" fo:border-top="none" fo:border-bottom="0.05pt solid #50938a"/>
    </style:style>
    <style:style style:name="Table10" style:family="table">
      <style:table-properties style:width="7.2681in" table:align="margins" fo:background-color="#ffffff">
        <style:background-image/>
      </style:table-properties>
    </style:style>
    <style:style style:name="Table10.A" style:family="table-column">
      <style:table-column-properties style:column-width="3.3243in" style:rel-column-width="2426*"/>
    </style:style>
    <style:style style:name="Table10.B" style:family="table-column">
      <style:table-column-properties style:column-width="2.1306in" style:rel-column-width="1555*"/>
    </style:style>
    <style:style style:name="Table10.C" style:family="table-column">
      <style:table-column-properties style:column-width="1.8132in" style:rel-column-width="1323*"/>
    </style:style>
    <style:style style:name="Table10.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10.B1" style:family="table-cell">
      <style:table-cell-properties style:vertical-align="middle" fo:background-color="#dee7e5" fo:padding="0.0597in" fo:border-left="none" fo:border-right="none" fo:border-top="0.05pt solid #50938a" fo:border-bottom="0.05pt solid #50938a">
        <style:background-image/>
      </style:table-cell-properties>
    </style:style>
    <style:style style:name="Table10.C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10.A2" style:family="table-cell">
      <style:table-cell-properties style:vertical-align="middle" fo:padding="0.0597in" fo:border-left="0.05pt solid #50938a" fo:border-right="none" fo:border-top="none" fo:border-bottom="0.05pt solid #50938a"/>
    </style:style>
    <style:style style:name="Table10.B2" style:family="table-cell">
      <style:table-cell-properties style:vertical-align="middle" fo:padding="0.0597in" fo:border-left="none" fo:border-right="none" fo:border-top="none" fo:border-bottom="0.05pt solid #50938a"/>
    </style:style>
    <style:style style:name="Table10.C2" style:family="table-cell">
      <style:table-cell-properties style:vertical-align="middle" fo:padding="0.0597in" fo:border-left="none" fo:border-right="0.05pt solid #50938a" fo:border-top="none" fo:border-bottom="0.05pt solid #50938a"/>
    </style:style>
    <style:style style:name="Table10.A3" style:family="table-cell">
      <style:table-cell-properties style:vertical-align="middle" fo:padding="0.0597in" fo:border-left="0.05pt solid #50938a" fo:border-right="none" fo:border-top="none" fo:border-bottom="0.05pt solid #50938a"/>
    </style:style>
    <style:style style:name="Table10.B3" style:family="table-cell">
      <style:table-cell-properties style:vertical-align="middle" fo:padding="0.0597in" fo:border-left="none" fo:border-right="none" fo:border-top="none" fo:border-bottom="0.05pt solid #50938a"/>
    </style:style>
    <style:style style:name="Table10.C3" style:family="table-cell">
      <style:table-cell-properties style:vertical-align="middle" fo:padding="0.0597in" fo:border-left="none" fo:border-right="0.05pt solid #50938a" fo:border-top="none" fo:border-bottom="0.05pt solid #50938a"/>
    </style:style>
    <style:style style:name="Table11" style:family="table">
      <style:table-properties style:width="7.2681in" table:align="margins" fo:background-color="#ffffff">
        <style:background-image/>
      </style:table-properties>
    </style:style>
    <style:style style:name="Table11.A" style:family="table-column">
      <style:table-column-properties style:column-width="3.4646in" style:rel-column-width="2426*"/>
    </style:style>
    <style:style style:name="Table11.B" style:family="table-column">
      <style:table-column-properties style:column-width="2.2208in" style:rel-column-width="1555*"/>
    </style:style>
    <style:style style:name="Table11.C" style:family="table-column">
      <style:table-column-properties style:column-width="1.5826in" style:rel-column-width="1108*"/>
    </style:style>
    <style:style style:name="Table11.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11.B1" style:family="table-cell">
      <style:table-cell-properties style:vertical-align="middle" fo:background-color="#dee7e5" fo:padding="0.0597in" fo:border-left="none" fo:border-right="none" fo:border-top="0.05pt solid #50938a" fo:border-bottom="0.05pt solid #50938a">
        <style:background-image/>
      </style:table-cell-properties>
    </style:style>
    <style:style style:name="Table11.C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11.A2" style:family="table-cell">
      <style:table-cell-properties style:vertical-align="middle" fo:padding="0.0597in" fo:border-left="0.05pt solid #50938a" fo:border-right="none" fo:border-top="none" fo:border-bottom="0.05pt solid #50938a"/>
    </style:style>
    <style:style style:name="Table11.B2" style:family="table-cell">
      <style:table-cell-properties style:vertical-align="middle" fo:padding="0.0597in" fo:border-left="none" fo:border-right="none" fo:border-top="none" fo:border-bottom="0.05pt solid #50938a"/>
    </style:style>
    <style:style style:name="Table11.C2" style:family="table-cell">
      <style:table-cell-properties style:vertical-align="middle" fo:padding="0.0597in" fo:border-left="none" fo:border-right="0.05pt solid #50938a" fo:border-top="none" fo:border-bottom="0.05pt solid #50938a"/>
    </style:style>
    <style:style style:name="Table11.A3" style:family="table-cell">
      <style:table-cell-properties style:vertical-align="middle" fo:padding="0.0597in" fo:border-left="0.05pt solid #50938a" fo:border-right="none" fo:border-top="none" fo:border-bottom="0.05pt solid #50938a"/>
    </style:style>
    <style:style style:name="Table11.B3" style:family="table-cell">
      <style:table-cell-properties style:vertical-align="middle" fo:padding="0.0597in" fo:border-left="none" fo:border-right="none" fo:border-top="none" fo:border-bottom="0.05pt solid #50938a"/>
    </style:style>
    <style:style style:name="Table11.C3" style:family="table-cell">
      <style:table-cell-properties fo:padding="0.0597in" fo:border-left="none" fo:border-right="0.05pt solid #50938a" fo:border-top="none" fo:border-bottom="0.05pt solid #50938a"/>
    </style:style>
    <style:style style:name="Table12" style:family="table">
      <style:table-properties style:width="7.2681in" table:align="margins" fo:background-color="#ffffff">
        <style:background-image/>
      </style:table-properties>
    </style:style>
    <style:style style:name="Table12.A" style:family="table-column">
      <style:table-column-properties style:column-width="0.8701in" style:rel-column-width="1253*"/>
    </style:style>
    <style:style style:name="Table12.B" style:family="table-column">
      <style:table-column-properties style:column-width="6.3979in" style:rel-column-width="9213*"/>
    </style:style>
    <style:style style:name="Table12.A1" style:family="table-cell">
      <style:table-cell-properties style:vertical-align="middle" fo:background-color="#dee7e5" fo:padding="0.0597in" fo:border-left="0.05pt solid #50938a" fo:border-right="none" fo:border-top="0.05pt solid #50938a" fo:border-bottom="0.05pt solid #50938a">
        <style:background-image/>
      </style:table-cell-properties>
    </style:style>
    <style:style style:name="Table12.B1" style:family="table-cell">
      <style:table-cell-properties style:vertical-align="middle" fo:background-color="#dee7e5" fo:padding="0.0597in" fo:border-left="none" fo:border-right="0.05pt solid #50938a" fo:border-top="0.05pt solid #50938a" fo:border-bottom="0.05pt solid #50938a">
        <style:background-image/>
      </style:table-cell-properties>
    </style:style>
    <style:style style:name="Table12.A2" style:family="table-cell">
      <style:table-cell-properties style:vertical-align="middle" fo:padding="0.0597in" fo:border-left="0.05pt solid #50938a" fo:border-right="none" fo:border-top="none" fo:border-bottom="0.05pt solid #50938a"/>
    </style:style>
    <style:style style:name="Table12.B2" style:family="table-cell">
      <style:table-cell-properties style:vertical-align="middle" fo:padding="0.0597in" fo:border-left="none" fo:border-right="0.05pt solid #50938a" fo:border-top="none" fo:border-bottom="0.05pt solid #50938a"/>
    </style:style>
    <style:style style:name="Table12.A3" style:family="table-cell">
      <style:table-cell-properties style:vertical-align="middle" fo:padding="0.0597in" fo:border-left="0.05pt solid #50938a" fo:border-right="none" fo:border-top="none" fo:border-bottom="0.05pt solid #50938a"/>
    </style:style>
    <style:style style:name="Table12.B3" style:family="table-cell">
      <style:table-cell-properties style:vertical-align="middle" fo:padding="0.0597in" fo:border-left="none" fo:border-right="0.05pt solid #50938a" fo:border-top="none" fo:border-bottom="0.05pt solid #50938a"/>
    </style:style>
    <style:style style:name="Table12.A4" style:family="table-cell">
      <style:table-cell-properties style:vertical-align="middle" fo:padding="0.0597in" fo:border-left="0.05pt solid #50938a" fo:border-right="none" fo:border-top="none" fo:border-bottom="0.05pt solid #50938a"/>
    </style:style>
    <style:style style:name="Table12.B4" style:family="table-cell">
      <style:table-cell-properties style:vertical-align="middle" fo:padding="0.0597in" fo:border-left="none" fo:border-right="0.05pt solid #50938a" fo:border-top="none" fo:border-bottom="0.05pt solid #50938a"/>
    </style:style>
    <style:style style:name="Table12.A5" style:family="table-cell">
      <style:table-cell-properties style:vertical-align="middle" fo:padding="0.0597in" fo:border-left="0.05pt solid #50938a" fo:border-right="none" fo:border-top="none" fo:border-bottom="0.05pt solid #50938a"/>
    </style:style>
    <style:style style:name="Table12.B5" style:family="table-cell">
      <style:table-cell-properties style:vertical-align="middle" fo:padding="0.0597in" fo:border-left="none" fo:border-right="0.05pt solid #50938a" fo:border-top="none" fo:border-bottom="0.05pt solid #50938a"/>
    </style:style>
    <style:style style:name="Table12.A6" style:family="table-cell">
      <style:table-cell-properties style:vertical-align="middle" fo:padding="0.0597in" fo:border-left="0.05pt solid #50938a" fo:border-right="none" fo:border-top="none" fo:border-bottom="0.05pt solid #50938a"/>
    </style:style>
    <style:style style:name="Table12.B6" style:family="table-cell">
      <style:table-cell-properties style:vertical-align="middle" fo:padding="0.0597in" fo:border-left="none" fo:border-right="0.05pt solid #50938a" fo:border-top="none" fo:border-bottom="0.05pt solid #50938a"/>
    </style:style>
    <style:style style:name="Table12.A7" style:family="table-cell">
      <style:table-cell-properties style:vertical-align="middle" fo:padding="0.0597in" fo:border-left="0.05pt solid #50938a" fo:border-right="none" fo:border-top="none" fo:border-bottom="0.05pt solid #50938a"/>
    </style:style>
    <style:style style:name="Table12.B7" style:family="table-cell">
      <style:table-cell-properties style:vertical-align="middle" fo:padding="0.0597in" fo:border-left="none" fo:border-right="0.05pt solid #50938a" fo:border-top="none" fo:border-bottom="0.05pt solid #50938a"/>
    </style:style>
    <style:style style:name="P1"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2"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5"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6"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7"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8"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Helvetica Neue" fo:font-size="22.5pt" fo:letter-spacing="normal" fo:font-style="normal" fo:font-weight="normal" style:font-size-asian="13pt" style:font-size-complex="13pt"/>
    </style:style>
    <style:style style:name="P9"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size-asian="13pt" style:font-size-complex="13pt"/>
    </style:style>
    <style:style style:name="P10"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name-asian="Noto Sans CJK SC" style:font-size-asian="13pt" style:font-weight-asian="bold" style:font-name-complex="Lohit Devanagari" style:font-size-complex="13pt" style:font-weight-complex="bold"/>
    </style:style>
    <style:style style:name="P11"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pt" fo:letter-spacing="normal" fo:font-style="normal" fo:font-weight="normal" style:font-size-asian="22pt" style:font-size-complex="22pt"/>
    </style:style>
    <style:style style:name="P12"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style>
    <style:style style:name="P13"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4" style:family="paragraph" style:parent-style-name="List_20_Contents">
      <style:paragraph-properties fo:margin-left="0in" fo:margin-right="0in" fo:line-height="142%" fo:orphans="2" fo:widows="2" fo:text-indent="0in" style:auto-text-indent="false"/>
    </style:style>
    <style:style style:name="P15" style:family="paragraph" style:parent-style-name="List_20_Contents">
      <style:paragraph-properties fo:margin-left="0in" fo:margin-right="0in" fo:line-height="142%" fo:orphans="2" fo:widows="2" fo:text-indent="0in" style:auto-text-indent="false"/>
      <style:text-properties style:font-name="Lato"/>
    </style:style>
    <style:style style:name="P16"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7"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officeooo:paragraph-rsid="00050074"/>
    </style:style>
    <style:style style:name="P18"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9"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20"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402in" fo:border="none"/>
      <style:text-properties officeooo:paragraph-rsid="00596f98"/>
    </style:style>
    <style:style style:name="P21"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01in" fo:border="0.06pt solid #666666"/>
      <style:text-properties fo:font-variant="normal" fo:text-transform="none" fo:color="#333333" loext:opacity="100%" style:font-name="Consolas" fo:font-size="12pt" fo:letter-spacing="normal" fo:font-style="normal" fo:font-weight="normal" style:font-size-asian="12pt" style:font-size-complex="12pt"/>
    </style:style>
    <style:style style:name="P22"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style>
    <style:style style:name="P23"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799in" fo:border="none"/>
    </style:style>
    <style:style style:name="P24"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25"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26"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1.5pt" fo:letter-spacing="normal" fo:font-style="normal" fo:font-weight="normal" style:font-size-asian="11.5pt" style:font-size-complex="11.5pt"/>
    </style:style>
    <style:style style:name="P27"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799in" fo:border="none"/>
    </style:style>
    <style:style style:name="P28"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style>
    <style:style style:name="P29"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0"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402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1"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2"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33"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style>
    <style:style style:name="P34"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5"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799in" fo:border="none"/>
      <style:text-properties fo:font-variant="normal" fo:text-transform="none" fo:color="#ef2929" loext:opacity="100%" style:font-name="Consolas" fo:font-size="12pt" fo:letter-spacing="normal" fo:font-style="normal" fo:font-weight="normal" style:font-size-asian="12pt" style:font-size-complex="12pt"/>
    </style:style>
    <style:style style:name="P36"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799in" fo:border="none"/>
    </style:style>
    <style:style style:name="P37"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8"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f2929" loext:opacity="100%" style:font-name="Consolas" fo:font-size="12pt" fo:letter-spacing="normal" fo:font-style="normal" fo:font-weight="normal" style:font-size-asian="12pt" style:font-size-complex="12pt"/>
    </style:style>
    <style:style style:name="P39"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ad7fa8" loext:opacity="100%" style:font-name="Consolas" fo:font-size="12pt" fo:letter-spacing="normal" fo:font-style="normal" fo:font-weight="normal" style:font-size-asian="12pt" style:font-size-complex="12pt"/>
    </style:style>
    <style:style style:name="P40"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style:font-name="Consolas" fo:font-size="12pt" style:font-size-asian="12pt" style:font-size-complex="12pt"/>
    </style:style>
    <style:style style:name="P41"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42"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43"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1.5pt" fo:letter-spacing="normal" style:font-size-asian="11.5pt" style:font-size-complex="11.5pt"/>
    </style:style>
    <style:style style:name="P44"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style>
    <style:style style:name="P45"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style:font-name="Consolas" fo:font-size="11.5pt" style:font-size-asian="11.5pt" style:font-size-complex="11.5pt"/>
    </style:style>
    <style:style style:name="P46"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47"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f2929" loext:opacity="100%" style:font-name="Consolas" fo:font-size="12pt" fo:letter-spacing="normal" fo:font-style="normal" fo:font-weight="normal" style:font-size-asian="12pt" style:font-size-complex="12pt"/>
    </style:style>
    <style:style style:name="P48"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style>
    <style:style style:name="P49"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50"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51"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name-asian="Noto Sans CJK SC" style:font-size-asian="13pt" style:font-weight-asian="bold" style:font-name-complex="Lohit Devanagari" style:font-size-complex="13pt" style:font-weight-complex="bold"/>
    </style:style>
    <style:style style:name="P52" style:family="paragraph" style:parent-style-name="Table_20_Contents">
      <style:paragraph-properties fo:line-height="142%"/>
    </style:style>
    <style:style style:name="P53" style:family="paragraph" style:parent-style-name="Table_20_Contents">
      <style:paragraph-properties fo:line-height="142%" fo:text-align="center" style:justify-single-word="false"/>
    </style:style>
    <style:style style:name="P54" style:family="paragraph" style:parent-style-name="Table_20_Contents">
      <style:text-properties style:font-name="Lato" fo:font-size="13pt" style:font-size-asian="13pt" style:font-size-complex="13pt"/>
    </style:style>
    <style:style style:name="P55" style:family="paragraph" style:parent-style-name="Table_20_Contents">
      <style:paragraph-properties fo:line-height="142%"/>
      <style:text-properties style:font-name="Lato" fo:font-size="13pt" style:font-size-asian="13pt" style:font-size-complex="13pt"/>
    </style:style>
    <style:style style:name="P56" style:family="paragraph" style:parent-style-name="Table_20_Contents">
      <style:paragraph-properties fo:margin-left="0in" fo:margin-right="0in" fo:margin-top="0in" fo:margin-bottom="0.1043in" style:contextual-spacing="false" fo:line-height="142%" fo:text-indent="0in" style:auto-text-indent="false"/>
    </style:style>
    <style:style style:name="P57" style:family="paragraph" style:parent-style-name="Table_20_Contents">
      <style:paragraph-properties fo:margin-left="0in" fo:margin-right="0in" fo:margin-top="0in" fo:margin-bottom="0.1043in" style:contextual-spacing="false" fo:line-height="142%" fo:text-indent="0in" style:auto-text-indent="false"/>
      <style:text-properties style:font-name="Lato" fo:font-size="13pt" style:font-size-asian="13pt" style:font-size-complex="13pt"/>
    </style:style>
    <style:style style:name="P58" style:family="paragraph" style:parent-style-name="Table_20_Contents">
      <style:paragraph-properties fo:margin-left="0in" fo:margin-right="0in" fo:margin-top="0.1in" fo:margin-bottom="0in" style:contextual-spacing="false" fo:line-height="150%" fo:text-align="center" style:justify-single-word="false" fo:text-indent="0in" style:auto-text-indent="false"/>
    </style:style>
    <style:style style:name="P59" style:family="paragraph" style:parent-style-name="Table_20_Contents">
      <style:paragraph-properties fo:margin-top="0.0402in" fo:margin-bottom="0in" style:contextual-spacing="false" fo:line-height="142%"/>
      <style:text-properties style:font-name="Lato" fo:font-size="12pt" style:font-size-asian="12pt" style:font-size-complex="12pt"/>
    </style:style>
    <style:style style:name="P60" style:family="paragraph" style:parent-style-name="Table_20_Contents">
      <style:paragraph-properties fo:margin-top="0.0402in" fo:margin-bottom="0in" style:contextual-spacing="false" fo:line-height="142%"/>
    </style:style>
    <style:style style:name="P61" style:family="paragraph" style:parent-style-name="Table_20_Contents">
      <style:paragraph-properties fo:margin-top="0.1in" fo:margin-bottom="0in" style:contextual-spacing="false" fo:line-height="150%"/>
    </style:style>
    <style:style style:name="P62" style:family="paragraph" style:parent-style-name="Table_20_Contents">
      <style:paragraph-properties fo:margin-top="0.1in" fo:margin-bottom="0in" style:contextual-spacing="false" fo:line-height="150%" fo:text-align="center" style:justify-single-word="false"/>
    </style:style>
    <style:style style:name="P63" style:family="paragraph" style:parent-style-name="Table_20_Contents">
      <style:paragraph-properties fo:margin-top="0.1in" fo:margin-bottom="0in" style:contextual-spacing="false" fo:line-height="150%"/>
      <style:text-properties style:font-name="Lato" fo:font-size="13pt" style:font-size-asian="13pt" style:font-size-complex="13pt"/>
    </style:style>
    <style:style style:name="P64" style:family="paragraph" style:parent-style-name="Table_20_Contents">
      <style:paragraph-properties fo:margin-top="0.1in" fo:margin-bottom="0in" style:contextual-spacing="false" fo:line-height="150%" fo:text-align="center" style:justify-single-word="false"/>
      <style:text-properties style:font-name="Lato" fo:font-size="13pt" style:font-size-asian="13pt" style:font-size-complex="13pt"/>
    </style:style>
    <style:style style:name="P65" style:family="paragraph" style:parent-style-name="Table_20_Heading">
      <style:text-properties style:font-name="Lato" fo:font-size="13pt" style:font-size-asian="13pt" style:font-size-complex="13pt"/>
    </style:style>
    <style:style style:name="P66" style:family="paragraph" style:parent-style-name="Table_20_Heading">
      <style:paragraph-properties fo:line-height="142%" fo:text-align="start" style:justify-single-word="false"/>
      <style:text-properties style:font-name="Lato" fo:font-size="13pt" style:font-size-asian="13pt" style:font-size-complex="13pt"/>
    </style:style>
    <style:style style:name="P67" style:family="paragraph" style:parent-style-name="Table_20_Heading">
      <style:paragraph-properties fo:margin-top="0.0402in" fo:margin-bottom="0in" style:contextual-spacing="false" fo:line-height="142%" fo:text-align="start" style:justify-single-word="false"/>
      <style:text-properties style:font-name="Lato" fo:font-size="13pt" style:font-size-asian="13pt" style:font-size-complex="13pt"/>
    </style:style>
    <style:style style:name="P68" style:family="paragraph" style:parent-style-name="Table_20_Heading">
      <style:paragraph-properties fo:margin-top="0.0402in" fo:margin-bottom="0in" style:contextual-spacing="false" fo:line-height="142%" fo:text-align="start" style:justify-single-word="false"/>
      <style:text-properties style:font-name="Lato" fo:font-size="12pt" style:font-size-asian="12pt" style:font-size-complex="12pt"/>
    </style:style>
    <style:style style:name="P69" style:family="paragraph" style:parent-style-name="Table_20_Heading">
      <style:paragraph-properties fo:margin-top="0.0598in" fo:margin-bottom="0in" style:contextual-spacing="false" fo:line-height="142%" fo:text-align="start" style:justify-single-word="false"/>
      <style:text-properties style:font-name="Lato" fo:font-size="13pt" style:font-size-asian="13pt" style:font-size-complex="13pt"/>
    </style:style>
    <style:style style:name="P70" style:family="paragraph" style:parent-style-name="Table_20_Heading">
      <style:paragraph-properties fo:margin-top="0.0598in" fo:margin-bottom="0in" style:contextual-spacing="false" fo:line-height="142%" fo:text-align="center" style:justify-single-word="false"/>
      <style:text-properties style:font-name="Lato" fo:font-size="13pt" style:font-size-asian="13pt" style:font-size-complex="13pt"/>
    </style:style>
    <style:style style:name="P71" style:family="paragraph" style:parent-style-name="Table_20_Heading">
      <style:paragraph-properties fo:margin-top="0.0799in" fo:margin-bottom="0in" style:contextual-spacing="false"/>
      <style:text-properties style:font-name="Lato" fo:font-size="13pt" style:font-size-asian="13pt" style:font-size-complex="13pt"/>
    </style:style>
    <style:style style:name="P72" style:family="paragraph" style:parent-style-name="Table_20_Heading">
      <style:paragraph-properties fo:margin-top="0.0799in" fo:margin-bottom="0in" style:contextual-spacing="false" fo:line-height="142%" fo:text-align="start" style:justify-single-word="false"/>
      <style:text-properties style:font-name="Lato" fo:font-size="13pt" style:font-size-asian="13pt" style:font-size-complex="13pt"/>
    </style:style>
    <style:style style:name="P73" style:family="paragraph" style:parent-style-name="Table_20_Heading">
      <style:paragraph-properties fo:margin-top="0.1in" fo:margin-bottom="0in" style:contextual-spacing="false" fo:line-height="150%" fo:text-align="center" style:justify-single-word="false"/>
      <style:text-properties style:font-name="Lato" fo:font-size="13pt" style:font-size-asian="13pt" style:font-size-complex="13pt"/>
    </style:style>
    <style:style style:name="P74" style:family="paragraph" style:parent-style-name="Table_20_Heading">
      <style:paragraph-properties fo:margin-top="0.1in" fo:margin-bottom="0in" style:contextual-spacing="false" fo:line-height="150%" fo:text-align="start" style:justify-single-word="false"/>
      <style:text-properties style:font-name="Lato" fo:font-size="13pt" style:font-size-asian="13pt" style:font-size-complex="13pt"/>
    </style:style>
    <style:style style:name="P7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76" style:family="paragraph" style:parent-style-name="Text_20_body">
      <style:paragraph-properties fo:margin-left="0in" fo:margin-right="0in" fo:margin-top="0in" fo:margin-bottom="0.1043in" style:contextual-spacing="false" fo:orphans="2" fo:widows="2" fo:text-indent="0in" style:auto-text-indent="false"/>
    </style:style>
    <style:style style:name="P77" style:family="paragraph" style:parent-style-name="Text_20_body">
      <style:paragraph-properties fo:margin-left="0in" fo:margin-right="0in" fo:margin-top="0in" fo:margin-bottom="0.1043in" style:contextual-spacing="false" fo:orphans="2" fo:widows="2" fo:text-indent="0in" style:auto-text-indent="false"/>
      <style:text-properties style:font-name="Lato" fo:font-size="13pt" style:font-size-asian="13pt" style:font-size-complex="13pt"/>
    </style:style>
    <style:style style:name="P78" style:family="paragraph" style:parent-style-name="Text_20_body">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79" style:family="paragraph" style:parent-style-name="Text_20_body">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80"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Lato" fo:font-size="13pt" fo:letter-spacing="normal" fo:font-style="normal" fo:font-weight="normal" fo:background-color="#fcf8e3" style:font-size-asian="13pt" style:font-size-complex="13pt" loext:padding-left="0.1563in" loext:padding-right="0in" loext:padding-top="0.1563in" loext:padding-bottom="0.1563in" loext:border-left="0.06pt solid #faebcc" loext:border-right="none" loext:border-top="0.06pt solid #faebcc" loext:border-bottom="0.06pt solid #faebcc"/>
    </style:style>
    <style:style style:name="P81" style:family="paragraph" style:parent-style-name="Text_20_body">
      <loext:graphic-properties draw:fill="solid" draw:fill-color="#333333" draw:opacity="100%"/>
      <style:paragraph-properties fo:margin-left="0in" fo:margin-right="0in" fo:margin-top="0in" fo:margin-bottom="0in" style:contextual-spacing="false" fo:orphans="2" fo:widows="2" fo:text-indent="0in" style:auto-text-indent="false" fo:background-color="#333333" fo:padding="0.0799in" fo:border="none"/>
    </style:style>
    <style:style style:name="P82"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598in" fo:border="0.06pt solid #000000"/>
    </style:style>
    <style:style style:name="P83"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598in" fo:border="0.06pt solid #000000"/>
    </style:style>
    <style:style style:name="P84" style:family="paragraph" style:parent-style-name="Text_20_body">
      <style:paragraph-properties fo:margin-left="0in" fo:margin-right="0in" fo:margin-top="0.052in" fo:margin-bottom="0in" style:contextual-spacing="false" fo:orphans="2" fo:widows="2" fo:text-indent="0in" style:auto-text-indent="false"/>
      <style:text-properties style:font-name="Lato" fo:font-size="13pt" style:font-size-asian="13pt" style:font-size-complex="13pt"/>
    </style:style>
    <style:style style:name="P85"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86"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598in" fo:border="0.06pt solid #000000"/>
    </style:style>
    <style:style style:name="P87" style:family="paragraph" style:parent-style-name="Text_20_body">
      <loext:graphic-properties draw:fill="solid" draw:fill-color="#fff5ee" draw:opacity="100%"/>
      <style:paragraph-properties fo:margin-left="0in" fo:margin-right="0in" fo:margin-top="0.052in" fo:margin-bottom="0in" style:contextual-spacing="false" fo:orphans="2" fo:widows="2" fo:text-indent="0in" style:auto-text-indent="false" fo:background-color="#fff5ee" fo:padding="0.0598in" fo:border="0.06pt solid #000000"/>
    </style:style>
    <style:style style:name="P88"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style>
    <style:style style:name="P89"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90"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91"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name-asian="Noto Sans CJK SC" style:font-size-asian="13pt" style:font-weight-asian="bold" style:font-name-complex="Lohit Devanagari" style:font-size-complex="13pt" style:font-weight-complex="bold"/>
    </style:style>
    <style:style style:name="P92"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style:font-size-asian="13pt" style:font-size-complex="13pt"/>
    </style:style>
    <style:style style:name="P93"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pt" fo:letter-spacing="normal" fo:font-style="normal" fo:font-weight="normal" style:font-size-asian="22pt" style:font-size-complex="22pt"/>
    </style:style>
    <style:style style:name="P94"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Courier New" fo:font-size="9.75pt" fo:letter-spacing="normal" fo:font-style="normal" fo:font-weight="normal" style:font-size-asian="13pt" style:font-size-complex="13pt"/>
    </style:style>
    <style:style style:name="P95" style:family="paragraph" style:parent-style-name="Text_20_body">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96" style:family="paragraph" style:parent-style-name="Text_20_body">
      <loext:graphic-properties draw:fill="solid" draw:fill-color="#fffff0" draw:opacity="100%"/>
      <style:paragraph-properties fo:margin-left="0in" fo:margin-right="0in" fo:margin-top="0in" fo:margin-bottom="0.0402in" style:contextual-spacing="false" style:line-height-at-least="0.2083in" fo:orphans="2" fo:widows="2" fo:text-indent="0in" style:auto-text-indent="false" fo:background-color="#fffff0" fo:padding="0.0598in" fo:border="0.06pt solid #000000"/>
      <style:text-properties style:font-name="Lato" fo:font-size="13pt" style:font-size-asian="13pt" style:font-size-complex="13pt"/>
    </style:style>
    <style:style style:name="P97" style:family="paragraph" style:parent-style-name="Text_20_body">
      <loext:graphic-properties draw:fill="solid" draw:fill-color="#fff5ee" draw:opacity="100%"/>
      <style:paragraph-properties fo:margin-left="0in" fo:margin-right="0in" fo:margin-top="0in" fo:margin-bottom="0.0402in" style:contextual-spacing="false" style:line-height-at-least="0.2083in" fo:orphans="2" fo:widows="2" fo:text-indent="0in" style:auto-text-indent="false" fo:background-color="#fff5ee" fo:padding="0.0598in" fo:border="0.06pt solid #000000"/>
      <style:text-properties style:font-name="Lato" fo:font-size="13pt" style:font-size-asian="13pt" style:font-size-complex="13pt"/>
    </style:style>
    <style:style style:name="P98" style:family="paragraph" style:parent-style-name="Text_20_body">
      <loext:graphic-properties draw:fill="solid" draw:fill-color="#fffff0" draw:opacity="100%"/>
      <style:paragraph-properties fo:margin-left="0in" fo:margin-right="0in" fo:margin-top="0in" fo:margin-bottom="0.0402in" style:contextual-spacing="false" style:line-height-at-least="0.2083in" fo:orphans="2" fo:widows="2" fo:text-indent="0in" style:auto-text-indent="false" fo:background-color="#fffff0" fo:padding="0.0598in" fo:border="0.06pt solid #000000"/>
      <style:text-properties style:font-name="Lato" fo:font-size="13pt" style:font-size-asian="13pt" style:font-size-complex="13pt"/>
    </style:style>
    <style:style style:name="P99" style:family="paragraph" style:parent-style-name="Text_20_body">
      <loext:graphic-properties draw:fill="solid" draw:fill-color="#e0ffff" draw:opacity="100%"/>
      <style:paragraph-properties fo:margin-left="0in" fo:margin-right="0in" fo:margin-top="0in" fo:margin-bottom="0.0402in" style:contextual-spacing="false" style:line-height-at-least="0.2083in" fo:orphans="2" fo:widows="2" fo:text-indent="0in" style:auto-text-indent="false" fo:background-color="#e0ffff" fo:padding="0.0598in" fo:border="0.06pt solid #000000"/>
      <style:text-properties style:font-name="Lato" fo:font-size="13pt" style:font-size-asian="13pt" style:font-size-complex="13pt"/>
    </style:style>
    <style:style style:name="P100" style:family="paragraph" style:parent-style-name="Text_20_body">
      <loext:graphic-properties draw:fill="solid" draw:fill-color="#fffff0" draw:opacity="100%"/>
      <style:paragraph-properties fo:margin-left="0in" fo:margin-right="0in" fo:margin-top="0in" fo:margin-bottom="0.0402in" style:contextual-spacing="false" style:line-height-at-least="0.2083in" fo:orphans="2" fo:widows="2" fo:text-indent="0in" style:auto-text-indent="false" fo:background-color="#fffff0" fo:padding="0.0598in" fo:border="0.06pt solid #000000"/>
      <style:text-properties fo:font-variant="normal" fo:text-transform="none" fo:color="#333333" loext:opacity="100%" style:font-name="Courier New" fo:font-size="9.75pt" fo:letter-spacing="normal" fo:font-style="normal" fo:font-weight="normal" style:font-size-asian="13pt" style:font-size-complex="13pt"/>
    </style:style>
    <style:style style:name="P101" style:family="paragraph" style:parent-style-name="Text_20_body">
      <style:paragraph-properties fo:margin-left="0in" fo:margin-right="0in" fo:margin-top="0.2in" fo:margin-bottom="0.1in" style:contextual-spacing="false" fo:orphans="2" fo:widows="2" fo:text-indent="0in" style:auto-text-indent="false"/>
    </style:style>
    <style:style style:name="P102" style:family="paragraph" style:parent-style-name="Text_20_body">
      <style:paragraph-properties fo:margin-left="0.4925in" fo:margin-right="0in" fo:margin-top="0in" fo:margin-bottom="0.1043in" style:contextual-spacing="false" fo:orphans="2" fo:widows="2" fo:text-indent="0in" style:auto-text-indent="false"/>
    </style:style>
    <style:style style:name="P103" style:family="paragraph" style:parent-style-name="Text_20_body">
      <style:paragraph-properties fo:margin-left="0.4925in" fo:margin-right="0in" fo:margin-top="0in" fo:margin-bottom="0.1043in" style:contextual-spacing="false" fo:orphans="2" fo:widows="2" fo:text-indent="0in" style:auto-text-indent="false"/>
      <style:text-properties officeooo:paragraph-rsid="005897f6"/>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Courier New" fo:font-size="10.5pt" loext:padding="0in" loext:border="none"/>
    </style:style>
    <style:style style:name="T4" style:family="text">
      <style:text-properties fo:color="#333333" loext:opacity="100%" style:font-name="Courier New" loext:padding="0in" loext:border="none"/>
    </style:style>
    <style:style style:name="T5" style:family="text">
      <style:text-properties fo:color="#333333" loext:opacity="100%" style:font-name="Courier New" fo:font-size="13pt" style:font-size-asian="13pt" style:font-size-complex="13pt" loext:padding="0in" loext:border="none"/>
    </style:style>
    <style:style style:name="T6" style:family="text">
      <style:text-properties fo:color="#333333" loext:opacity="100%" fo:font-size="13pt" style:font-size-asian="13pt" style:font-size-complex="13pt" loext:padding="0in" loext:border="none"/>
    </style:style>
    <style:style style:name="T7" style:family="text">
      <style:text-properties fo:color="#333333" loext:opacity="100%" style:font-name="Lato" fo:font-size="13pt" style:font-size-asian="13pt" style:font-size-complex="13pt" loext:padding="0in" loext:border="none"/>
    </style:style>
    <style:style style:name="T8" style:family="text">
      <style:text-properties fo:color="#333333" loext:opacity="100%" style:font-name="Lato" fo:font-size="10.5pt" loext:padding="0in" loext:border="none"/>
    </style:style>
    <style:style style:name="T9" style:family="text">
      <style:text-properties fo:color="#333333" loext:opacity="100%" style:font-name="Lato" loext:padding="0in" loext:border="none"/>
    </style:style>
    <style:style style:name="T10" style:family="text">
      <style:text-properties fo:color="#333333" loext:opacity="100%" style:font-name="Lato" fo:font-size="12pt" style:font-size-asian="12pt" style:font-size-complex="12pt" loext:padding="0in" loext:border="none"/>
    </style:style>
    <style:style style:name="T11" style:family="text">
      <style:text-properties fo:color="#333333" loext:opacity="100%" style:font-name="Consolas" fo:font-size="13pt" style:font-size-asian="13pt" style:font-size-complex="13pt" loext:padding="0in" loext:border="none"/>
    </style:style>
    <style:style style:name="T12" style:family="text">
      <style:text-properties fo:color="#333333" loext:opacity="100%" style:font-name="Consolas" fo:font-size="15pt" style:font-size-asian="15pt" style:font-size-complex="15pt" loext:padding="0in" loext:border="none"/>
    </style:style>
    <style:style style:name="T13" style:family="text">
      <style:text-properties fo:color="#333333" loext:opacity="100%" fo:font-size="10.5pt" loext:padding="0in" loext:border="none"/>
    </style:style>
    <style:style style:name="T14"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15" style:family="text">
      <style:text-properties fo:font-variant="normal" fo:text-transform="none" fo:color="#333333"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16" style:family="text">
      <style:text-properties fo:font-variant="normal" fo:text-transform="none" fo:color="#333333" loext:opacity="100%" fo:letter-spacing="normal"/>
    </style:style>
    <style:style style:name="T17" style:family="text">
      <style:text-properties fo:font-variant="normal" fo:text-transform="none" fo:color="#333333" loext:opacity="100%" fo:letter-spacing="normal" fo:font-style="normal" fo:font-weight="bold"/>
    </style:style>
    <style:style style:name="T18" style:family="text">
      <style:text-properties fo:font-variant="normal" fo:text-transform="none" fo:color="#333333" loext:opacity="100%" fo:letter-spacing="normal" fo:font-style="normal" fo:font-weight="normal"/>
    </style:style>
    <style:style style:name="T19" style:family="text">
      <style:text-properties fo:font-variant="normal" fo:text-transform="none" fo:color="#333333" loext:opacity="100%" style:font-name="Helvetica Neue" fo:font-size="10.5pt" fo:letter-spacing="normal" fo:font-style="normal" fo:font-weight="normal"/>
    </style:style>
    <style:style style:name="T20" style:family="text">
      <style:text-properties fo:font-variant="normal" fo:text-transform="none" fo:color="#333333" loext:opacity="100%" style:font-name="Helvetica Neue" fo:font-size="10.5pt" fo:letter-spacing="normal" fo:font-style="normal" fo:font-weight="bold"/>
    </style:style>
    <style:style style:name="T21" style:family="text">
      <style:text-properties fo:font-variant="normal" fo:text-transform="none" fo:color="#333333" loext:opacity="100%" style:font-name="Helvetica Neue" fo:letter-spacing="normal" fo:font-style="normal" fo:font-weight="normal"/>
    </style:style>
    <style:style style:name="T22" style:family="text">
      <style:text-properties fo:font-variant="normal" fo:text-transform="none" fo:color="#333333" loext:opacity="100%" style:font-name="Helvetica Neue" fo:letter-spacing="normal" fo:font-style="normal" fo:font-weight="bold"/>
    </style:style>
    <style:style style:name="T23" style:family="text">
      <style:text-properties fo:font-variant="normal" fo:text-transform="none" fo:color="#333333" loext:opacity="100%" style:font-name="Helvetica Neue" fo:font-size="13pt" fo:letter-spacing="normal" fo:font-style="normal" fo:font-weight="normal" style:font-size-asian="13pt" style:font-size-complex="13pt"/>
    </style:style>
    <style:style style:name="T24" style:family="text">
      <style:text-properties fo:font-variant="normal" fo:text-transform="none" fo:color="#333333" loext:opacity="100%" style:font-name="Helvetica Neue" fo:font-size="13pt" fo:letter-spacing="normal" fo:font-style="normal" fo:font-weight="bold" style:font-size-asian="13pt" style:font-size-complex="13pt"/>
    </style:style>
    <style:style style:name="T25" style:family="text">
      <style:text-properties fo:font-variant="normal" fo:text-transform="none" fo:color="#333333" loext:opacity="100%" fo:font-size="10.5pt" fo:letter-spacing="normal" fo:font-style="normal" fo:font-weight="normal"/>
    </style:style>
    <style:style style:name="T26" style:family="text">
      <style:text-properties fo:font-variant="normal" fo:text-transform="none" fo:color="#333333" loext:opacity="100%" fo:font-size="10.5pt" fo:letter-spacing="normal" fo:font-style="normal" fo:font-weight="normal" loext:padding="0in" loext:border="none"/>
    </style:style>
    <style:style style:name="T27" style:family="text">
      <style:text-properties fo:font-variant="normal" fo:text-transform="none" fo:color="#333333" loext:opacity="100%" fo:font-size="13pt" fo:letter-spacing="normal" fo:font-style="normal" fo:font-weight="normal" style:font-size-asian="13pt" style:font-size-complex="13pt"/>
    </style:style>
    <style:style style:name="T28" style:family="text">
      <style:text-properties fo:font-variant="normal" fo:text-transform="none" fo:color="#333333" loext:opacity="100%" fo:font-size="13pt" fo:letter-spacing="normal" fo:font-style="normal" fo:font-weight="normal" style:font-size-asian="13pt" style:font-size-complex="13pt" loext:padding="0in" loext:border="none"/>
    </style:style>
    <style:style style:name="T29" style:family="text">
      <style:text-properties fo:font-variant="normal" fo:text-transform="none" fo:color="#333333" loext:opacity="100%" fo:font-size="13pt" fo:letter-spacing="normal" fo:font-style="normal" fo:font-weight="bold" style:font-size-asian="13pt" style:font-size-complex="13pt"/>
    </style:style>
    <style:style style:name="T30" style:family="text">
      <style:text-properties fo:font-variant="normal" fo:text-transform="none" fo:color="#333333" loext:opacity="100%" style:font-name="Courier New" fo:font-size="10.5pt" fo:letter-spacing="normal" fo:font-style="normal" fo:font-weight="normal" loext:padding="0in" loext:border="none"/>
    </style:style>
    <style:style style:name="T31" style:family="text">
      <style:text-properties fo:font-variant="normal" fo:text-transform="none" fo:color="#333333" loext:opacity="100%" style:font-name="Courier New" fo:letter-spacing="normal" fo:font-style="normal" fo:font-weight="normal" loext:padding="0in" loext:border="none"/>
    </style:style>
    <style:style style:name="T32" style:family="text">
      <style:text-properties fo:font-variant="normal" fo:text-transform="none" fo:color="#333333" loext:opacity="100%" style:font-name="Courier New" fo:font-size="13pt" fo:letter-spacing="normal" fo:font-style="normal" fo:font-weight="normal" style:font-size-asian="13pt" style:font-size-complex="13pt" loext:padding="0in" loext:border="none"/>
    </style:style>
    <style:style style:name="T33" style:family="text">
      <style:text-properties fo:font-variant="normal" fo:text-transform="none" fo:color="#333333" loext:opacity="100%" style:font-name="Lato" fo:font-size="13pt" fo:letter-spacing="normal" fo:font-style="normal" fo:font-weight="normal" style:font-size-asian="13pt" style:font-size-complex="13pt"/>
    </style:style>
    <style:style style:name="T34"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35" style:family="text">
      <style:text-properties fo:font-variant="normal" fo:text-transform="none" fo:color="#333333" loext:opacity="100%" style:font-name="Lato" fo:font-size="13pt" fo:letter-spacing="normal" fo:font-style="normal" fo:font-weight="bold" style:font-size-asian="13pt" style:font-size-complex="13pt"/>
    </style:style>
    <style:style style:name="T36" style:family="text">
      <style:text-properties fo:font-variant="normal" fo:text-transform="none" fo:color="#333333" loext:opacity="100%" style:font-name="Lato" fo:font-size="13pt" fo:letter-spacing="normal" style:font-size-asian="13pt" style:font-size-complex="13pt"/>
    </style:style>
    <style:style style:name="T37" style:family="text">
      <style:text-properties fo:font-variant="normal" fo:text-transform="none" fo:color="#333333" loext:opacity="100%" style:font-name="Lato" fo:letter-spacing="normal" fo:font-style="normal" fo:font-weight="bold"/>
    </style:style>
    <style:style style:name="T38" style:family="text">
      <style:text-properties fo:font-variant="normal" fo:text-transform="none" fo:color="#333333" loext:opacity="100%" style:font-name="Lato" fo:letter-spacing="normal" fo:font-style="normal" fo:font-weight="normal"/>
    </style:style>
    <style:style style:name="T39" style:family="text">
      <style:text-properties fo:font-variant="normal" fo:text-transform="none" fo:color="#333333" loext:opacity="100%" style:font-name="Lato" fo:letter-spacing="normal" fo:font-style="normal" fo:font-weight="normal" loext:padding="0in" loext:border="none"/>
    </style:style>
    <style:style style:name="T40" style:family="text">
      <style:text-properties fo:font-variant="normal" fo:text-transform="none" fo:color="#333333" loext:opacity="100%" style:font-name="Lato" fo:font-size="10.5pt" fo:letter-spacing="normal" fo:font-style="normal" fo:font-weight="normal"/>
    </style:style>
    <style:style style:name="T41" style:family="text">
      <style:text-properties fo:font-variant="normal" fo:text-transform="none" fo:color="#333333" loext:opacity="100%" style:font-name="Lato" fo:font-size="10.5pt" fo:letter-spacing="normal" fo:font-style="normal" fo:font-weight="normal" loext:padding="0in" loext:border="none"/>
    </style:style>
    <style:style style:name="T42" style:family="text">
      <style:text-properties fo:font-variant="normal" fo:text-transform="none" fo:color="#333333" loext:opacity="100%" style:font-name="Consolas" fo:font-size="12pt" fo:letter-spacing="normal" fo:font-style="normal" fo:font-weight="normal" style:font-size-asian="12pt" style:font-size-complex="12pt"/>
    </style:style>
    <style:style style:name="T43" style:family="text">
      <style:text-properties fo:font-variant="normal" fo:text-transform="none" fo:color="#333333" loext:opacity="100%" style:font-name="Consolas" fo:font-size="12pt" fo:letter-spacing="normal" fo:font-style="normal" fo:font-weight="normal" style:font-size-asian="12pt" style:font-size-complex="12pt" loext:padding="0in" loext:border="none"/>
    </style:style>
    <style:style style:name="T44" style:family="text">
      <style:text-properties fo:font-variant="normal" fo:text-transform="none" fo:color="#333333" loext:opacity="100%" style:font-name="Consolas" fo:letter-spacing="normal" fo:font-style="normal" fo:font-weight="normal"/>
    </style:style>
    <style:style style:name="T45" style:family="text">
      <style:text-properties fo:font-variant="normal" fo:text-transform="none" fo:color="#333333" loext:opacity="100%" style:font-name="Consolas" fo:letter-spacing="normal" fo:font-style="normal" fo:font-weight="normal" loext:padding="0in" loext:border="none"/>
    </style:style>
    <style:style style:name="T46" style:family="text">
      <style:text-properties fo:font-variant="normal" fo:text-transform="none" fo:color="#333333" loext:opacity="100%" style:font-name="Consolas" fo:font-size="11.5pt" fo:letter-spacing="normal" fo:font-style="normal" fo:font-weight="normal" fo:background-color="#f5f5f5" loext:char-shading-value="0" style:font-size-asian="11.5pt" style:font-size-complex="11.5pt" loext:padding="0in" loext:border="none"/>
    </style:style>
    <style:style style:name="T47" style:family="text">
      <style:text-properties fo:font-variant="normal" fo:text-transform="none" fo:color="#333333" loext:opacity="100%" style:font-name="Consolas" fo:font-size="13pt" fo:letter-spacing="normal" fo:font-style="normal" fo:font-weight="normal" style:font-size-asian="13pt" style:font-size-complex="13pt"/>
    </style:style>
    <style:style style:name="T48" style:family="text">
      <style:text-properties fo:font-variant="normal" fo:text-transform="none" fo:color="#333333" loext:opacity="100%" style:font-name="Consolas" fo:font-size="13pt" fo:letter-spacing="normal" fo:font-style="normal" fo:font-weight="normal" style:font-size-asian="13pt" style:font-size-complex="13pt" loext:padding="0in" loext:border="none"/>
    </style:style>
    <style:style style:name="T49" style:family="text">
      <style:text-properties fo:font-variant="normal" fo:text-transform="none" fo:color="#005b99" loext:opacity="100%" style:text-line-through-style="none" style:text-line-through-type="none" fo:font-size="13pt" fo:letter-spacing="normal" fo:font-style="normal" style:text-underline-style="none" fo:font-weight="normal" style:text-blinking="false" fo:background-color="transparent" loext:char-shading-value="0" style:font-size-asian="13pt" style:font-size-complex="13pt"/>
    </style:style>
    <style:style style:name="T50"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51" style:family="text">
      <style:text-properties fo:font-variant="normal" fo:text-transform="none" fo:color="#c7254e" loext:opacity="100%" style:font-name="Courier New" fo:font-size="9pt" fo:letter-spacing="normal" fo:font-style="normal" fo:font-weight="normal" fo:background-color="#f9f2f4" loext:char-shading-value="0" loext:padding="0in" loext:border="none"/>
    </style:style>
    <style:style style:name="T52" style:family="text">
      <style:text-properties fo:font-variant="normal" fo:text-transform="none" fo:color="#c7254e" loext:opacity="100%" style:font-name="Courier New" fo:letter-spacing="normal" fo:font-style="normal" fo:font-weight="normal" fo:background-color="#f9f2f4" loext:char-shading-value="0" loext:padding="0in" loext:border="none"/>
    </style:style>
    <style:style style:name="T53" style:family="text">
      <style:text-properties fo:font-variant="normal" fo:text-transform="none" fo:color="#c7254e" loext:opacity="100%" style:font-name="Courier New" fo:font-size="13pt" fo:letter-spacing="normal" fo:font-style="normal" fo:font-weight="normal" fo:background-color="#f9f2f4" loext:char-shading-value="0" style:font-size-asian="13pt" style:font-size-complex="13pt" loext:padding="0in" loext:border="none"/>
    </style:style>
    <style:style style:name="T54" style:family="text">
      <style:text-properties fo:font-variant="normal" fo:text-transform="none" fo:color="#c7254e" loext:opacity="100%" fo:font-size="13pt" fo:letter-spacing="normal" fo:font-style="normal" fo:font-weight="normal" fo:background-color="#f9f2f4" loext:char-shading-value="0" style:font-size-asian="13pt" style:font-size-complex="13pt" loext:padding="0in" loext:border="none"/>
    </style:style>
    <style:style style:name="T55" style:family="text">
      <style:text-properties fo:font-variant="normal" fo:text-transform="none" fo:color="#c7254e" loext:opacity="100%" fo:font-size="9pt" fo:letter-spacing="normal" fo:font-style="normal" fo:font-weight="normal" fo:background-color="#f9f2f4" loext:char-shading-value="0" loext:padding="0in" loext:border="none"/>
    </style:style>
    <style:style style:name="T56"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57" style:family="text">
      <style:text-properties fo:font-variant="normal" fo:text-transform="none" fo:color="#c7254e" loext:opacity="100%" style:font-name="Lato" fo:font-size="9pt" fo:letter-spacing="normal" fo:font-style="normal" fo:font-weight="normal" fo:background-color="#f9f2f4" loext:char-shading-value="0" loext:padding="0in" loext:border="none"/>
    </style:style>
    <style:style style:name="T58" style:family="text">
      <style:text-properties fo:font-variant="normal" fo:text-transform="none" fo:color="#c7254e" loext:opacity="100%" style:font-name="Lato" fo:letter-spacing="normal" fo:font-style="normal" fo:font-weight="normal" fo:background-color="#f9f2f4" loext:char-shading-value="0" loext:padding="0in" loext:border="none"/>
    </style:style>
    <style:style style:name="T59" style:family="text">
      <style:text-properties fo:font-variant="normal" fo:text-transform="none" fo:color="#8ae234" loext:opacity="100%" style:font-name="Courier New" fo:font-size="9.75pt" fo:letter-spacing="normal" fo:font-style="normal" fo:font-weight="bold"/>
    </style:style>
    <style:style style:name="T60" style:family="text">
      <style:text-properties fo:font-variant="normal" fo:text-transform="none" fo:color="#8ae234" loext:opacity="100%" style:font-name="Courier New" fo:letter-spacing="normal" fo:font-style="normal" fo:font-weight="bold"/>
    </style:style>
    <style:style style:name="T61" style:family="text">
      <style:text-properties fo:font-variant="normal" fo:text-transform="none" fo:color="#8ae234" loext:opacity="100%" style:font-name="Courier New" fo:font-size="13pt" fo:letter-spacing="normal" fo:font-style="normal" fo:font-weight="bold" style:font-size-asian="13pt" style:font-size-complex="13pt"/>
    </style:style>
    <style:style style:name="T62" style:family="text">
      <style:text-properties fo:font-variant="normal" fo:text-transform="none" fo:color="#8ae234" loext:opacity="100%" fo:font-size="13pt" fo:letter-spacing="normal" fo:font-style="normal" fo:font-weight="bold" style:font-size-asian="13pt" style:font-size-complex="13pt"/>
    </style:style>
    <style:style style:name="T63" style:family="text">
      <style:text-properties fo:font-variant="normal" fo:text-transform="none" fo:color="#8ae234" loext:opacity="100%" fo:font-size="12pt" fo:letter-spacing="normal" fo:font-style="normal" fo:font-weight="bold" style:font-size-asian="12pt" style:font-size-complex="12pt"/>
    </style:style>
    <style:style style:name="T64" style:family="text">
      <style:text-properties fo:font-variant="normal" fo:text-transform="none" fo:color="#8ae234" loext:opacity="100%" style:font-name="Lato" fo:font-size="13pt" fo:letter-spacing="normal" fo:font-style="normal" fo:font-weight="bold" style:font-size-asian="13pt" style:font-size-complex="13pt"/>
    </style:style>
    <style:style style:name="T65" style:family="text">
      <style:text-properties fo:font-variant="normal" fo:text-transform="none" fo:color="#8ae234" loext:opacity="100%" style:font-name="Lato" fo:letter-spacing="normal" fo:font-style="normal" fo:font-weight="bold"/>
    </style:style>
    <style:style style:name="T66" style:family="text">
      <style:text-properties fo:font-variant="normal" fo:text-transform="none" fo:color="#8ae234" loext:opacity="100%" style:font-name="Lato" fo:font-size="12pt" fo:letter-spacing="normal" fo:font-style="normal" fo:font-weight="bold" style:font-size-asian="12pt" style:font-size-complex="12pt"/>
    </style:style>
    <style:style style:name="T67"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68" style:family="text">
      <style:text-properties fo:font-variant="normal" fo:text-transform="none" fo:color="#8ae234" loext:opacity="100%" style:font-name="Consolas" fo:letter-spacing="normal" fo:font-style="normal" fo:font-weight="bold"/>
    </style:style>
    <style:style style:name="T69" style:family="text">
      <style:text-properties fo:font-variant="normal" fo:text-transform="none" fo:color="#8ae234" loext:opacity="100%" style:font-name="Consolas" fo:font-size="11.5pt" fo:letter-spacing="normal" fo:font-style="normal" fo:font-weight="bold" style:font-size-asian="11.5pt" style:font-size-complex="11.5pt"/>
    </style:style>
    <style:style style:name="T70" style:family="text">
      <style:text-properties fo:font-variant="normal" fo:text-transform="none" fo:color="#8ae234" loext:opacity="100%" style:font-name="Consolas" fo:font-size="13pt" fo:letter-spacing="normal" fo:font-style="normal" fo:font-weight="bold" style:font-size-asian="13pt" style:font-size-complex="13pt"/>
    </style:style>
    <style:style style:name="T71" style:family="text">
      <style:text-properties fo:font-variant="normal" fo:text-transform="none" fo:color="#eeeeee" loext:opacity="100%" style:font-name="Courier New" fo:font-size="9.75pt" fo:letter-spacing="normal" fo:font-style="normal" fo:font-weight="bold"/>
    </style:style>
    <style:style style:name="T72" style:family="text">
      <style:text-properties fo:font-variant="normal" fo:text-transform="none" fo:color="#eeeeee" loext:opacity="100%" style:font-name="Courier New" fo:font-size="9.75pt" fo:letter-spacing="normal" fo:font-style="normal" fo:font-weight="normal"/>
    </style:style>
    <style:style style:name="T73" style:family="text">
      <style:text-properties fo:font-variant="normal" fo:text-transform="none" fo:color="#eeeeee" loext:opacity="100%" style:font-name="Courier New" fo:letter-spacing="normal" fo:font-style="normal" fo:font-weight="bold"/>
    </style:style>
    <style:style style:name="T74" style:family="text">
      <style:text-properties fo:font-variant="normal" fo:text-transform="none" fo:color="#eeeeee" loext:opacity="100%" style:font-name="Courier New" fo:letter-spacing="normal" fo:font-style="normal" fo:font-weight="normal"/>
    </style:style>
    <style:style style:name="T75" style:family="text">
      <style:text-properties fo:font-variant="normal" fo:text-transform="none" fo:color="#eeeeee" loext:opacity="100%" style:font-name="Courier New" fo:font-size="13pt" fo:letter-spacing="normal" fo:font-style="normal" fo:font-weight="bold" style:font-size-asian="13pt" style:font-size-complex="13pt"/>
    </style:style>
    <style:style style:name="T76" style:family="text">
      <style:text-properties fo:font-variant="normal" fo:text-transform="none" fo:color="#eeeeee" loext:opacity="100%" style:font-name="Courier New" fo:font-size="13pt" fo:letter-spacing="normal" fo:font-style="normal" fo:font-weight="normal" style:font-size-asian="13pt" style:font-size-complex="13pt"/>
    </style:style>
    <style:style style:name="T77" style:family="text">
      <style:text-properties fo:font-variant="normal" fo:text-transform="none" fo:color="#eeeeee" loext:opacity="100%" fo:font-size="13pt" fo:letter-spacing="normal" fo:font-style="normal" fo:font-weight="bold" style:font-size-asian="13pt" style:font-size-complex="13pt"/>
    </style:style>
    <style:style style:name="T78" style:family="text">
      <style:text-properties fo:font-variant="normal" fo:text-transform="none" fo:color="#eeeeee" loext:opacity="100%" fo:font-size="13pt" fo:letter-spacing="normal" fo:font-style="normal" fo:font-weight="normal" style:font-size-asian="13pt" style:font-size-complex="13pt"/>
    </style:style>
    <style:style style:name="T79" style:family="text">
      <style:text-properties fo:font-variant="normal" fo:text-transform="none" fo:color="#eeeeee" loext:opacity="100%" fo:font-size="12pt" fo:letter-spacing="normal" fo:font-style="normal" fo:font-weight="bold" style:font-size-asian="12pt" style:font-size-complex="12pt"/>
    </style:style>
    <style:style style:name="T80" style:family="text">
      <style:text-properties fo:font-variant="normal" fo:text-transform="none" fo:color="#eeeeee" loext:opacity="100%" fo:font-size="12pt" fo:letter-spacing="normal" fo:font-style="normal" fo:font-weight="normal" style:font-size-asian="12pt" style:font-size-complex="12pt"/>
    </style:style>
    <style:style style:name="T81" style:family="text">
      <style:text-properties fo:font-variant="normal" fo:text-transform="none" fo:color="#eeeeee" loext:opacity="100%" style:font-name="Lato" fo:font-size="13pt" fo:letter-spacing="normal" fo:font-style="normal" fo:font-weight="bold" style:font-size-asian="13pt" style:font-size-complex="13pt"/>
    </style:style>
    <style:style style:name="T82" style:family="text">
      <style:text-properties fo:font-variant="normal" fo:text-transform="none" fo:color="#eeeeee" loext:opacity="100%" style:font-name="Lato" fo:font-size="13pt" fo:letter-spacing="normal" fo:font-style="normal" fo:font-weight="normal" style:font-size-asian="13pt" style:font-size-complex="13pt"/>
    </style:style>
    <style:style style:name="T83" style:family="text">
      <style:text-properties fo:font-variant="normal" fo:text-transform="none" fo:color="#eeeeee" loext:opacity="100%" style:font-name="Lato" fo:letter-spacing="normal" fo:font-style="normal" fo:font-weight="bold"/>
    </style:style>
    <style:style style:name="T84" style:family="text">
      <style:text-properties fo:font-variant="normal" fo:text-transform="none" fo:color="#eeeeee" loext:opacity="100%" style:font-name="Lato" fo:letter-spacing="normal" fo:font-style="normal" fo:font-weight="normal"/>
    </style:style>
    <style:style style:name="T85" style:family="text">
      <style:text-properties fo:font-variant="normal" fo:text-transform="none" fo:color="#eeeeee" loext:opacity="100%" style:font-name="Lato" fo:font-size="12pt" fo:letter-spacing="normal" fo:font-style="normal" fo:font-weight="bold" style:font-size-asian="12pt" style:font-size-complex="12pt"/>
    </style:style>
    <style:style style:name="T86" style:family="text">
      <style:text-properties fo:font-variant="normal" fo:text-transform="none" fo:color="#eeeeee" loext:opacity="100%" style:font-name="Lato" fo:font-size="12pt" fo:letter-spacing="normal" fo:font-style="normal" fo:font-weight="normal" style:font-size-asian="12pt" style:font-size-complex="12pt"/>
    </style:style>
    <style:style style:name="T87"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88"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89" style:family="text">
      <style:text-properties fo:font-variant="normal" fo:text-transform="none" fo:color="#eeeeee" loext:opacity="100%" style:font-name="Consolas" fo:letter-spacing="normal" fo:font-style="normal" fo:font-weight="bold"/>
    </style:style>
    <style:style style:name="T90" style:family="text">
      <style:text-properties fo:font-variant="normal" fo:text-transform="none" fo:color="#eeeeee" loext:opacity="100%" style:font-name="Consolas" fo:letter-spacing="normal" fo:font-style="normal" fo:font-weight="normal"/>
    </style:style>
    <style:style style:name="T91" style:family="text">
      <style:text-properties fo:font-variant="normal" fo:text-transform="none" fo:color="#eeeeee" loext:opacity="100%" style:font-name="Consolas" fo:font-size="11.5pt" fo:letter-spacing="normal" fo:font-style="normal" fo:font-weight="bold" style:font-size-asian="11.5pt" style:font-size-complex="11.5pt"/>
    </style:style>
    <style:style style:name="T92" style:family="text">
      <style:text-properties fo:font-variant="normal" fo:text-transform="none" fo:color="#eeeeee" loext:opacity="100%" style:font-name="Consolas" fo:font-size="11.5pt" fo:letter-spacing="normal" fo:font-style="normal" fo:font-weight="normal" style:font-size-asian="11.5pt" style:font-size-complex="11.5pt"/>
    </style:style>
    <style:style style:name="T93" style:family="text">
      <style:text-properties fo:font-variant="normal" fo:text-transform="none" fo:color="#eeeeee" loext:opacity="100%" style:font-name="Consolas" fo:font-size="13pt" fo:letter-spacing="normal" fo:font-style="normal" fo:font-weight="bold" style:font-size-asian="13pt" style:font-size-complex="13pt"/>
    </style:style>
    <style:style style:name="T94" style:family="text">
      <style:text-properties fo:font-variant="normal" fo:text-transform="none" fo:color="#eeeeee" loext:opacity="100%" style:font-name="Consolas" fo:font-size="13pt" fo:letter-spacing="normal" fo:font-style="normal" fo:font-weight="normal" style:font-size-asian="13pt" style:font-size-complex="13pt"/>
    </style:style>
    <style:style style:name="T95" style:family="text">
      <style:text-properties fo:font-variant="normal" fo:text-transform="none" fo:color="#729fcf" loext:opacity="100%" style:font-name="Courier New" fo:font-size="9.75pt" fo:letter-spacing="normal" fo:font-style="normal" fo:font-weight="bold"/>
    </style:style>
    <style:style style:name="T96" style:family="text">
      <style:text-properties fo:font-variant="normal" fo:text-transform="none" fo:color="#729fcf" loext:opacity="100%" style:font-name="Courier New" fo:letter-spacing="normal" fo:font-style="normal" fo:font-weight="bold"/>
    </style:style>
    <style:style style:name="T97" style:family="text">
      <style:text-properties fo:font-variant="normal" fo:text-transform="none" fo:color="#729fcf" loext:opacity="100%" style:font-name="Courier New" fo:font-size="13pt" fo:letter-spacing="normal" fo:font-style="normal" fo:font-weight="bold" style:font-size-asian="13pt" style:font-size-complex="13pt"/>
    </style:style>
    <style:style style:name="T98" style:family="text">
      <style:text-properties fo:font-variant="normal" fo:text-transform="none" fo:color="#729fcf" loext:opacity="100%" fo:font-size="13pt" fo:letter-spacing="normal" fo:font-style="normal" fo:font-weight="bold" style:font-size-asian="13pt" style:font-size-complex="13pt"/>
    </style:style>
    <style:style style:name="T99" style:family="text">
      <style:text-properties fo:font-variant="normal" fo:text-transform="none" fo:color="#729fcf" loext:opacity="100%" fo:font-size="12pt" fo:letter-spacing="normal" fo:font-style="normal" fo:font-weight="bold" style:font-size-asian="12pt" style:font-size-complex="12pt"/>
    </style:style>
    <style:style style:name="T100" style:family="text">
      <style:text-properties fo:font-variant="normal" fo:text-transform="none" fo:color="#729fcf" loext:opacity="100%" style:font-name="Lato" fo:font-size="13pt" fo:letter-spacing="normal" fo:font-style="normal" fo:font-weight="bold" style:font-size-asian="13pt" style:font-size-complex="13pt"/>
    </style:style>
    <style:style style:name="T101" style:family="text">
      <style:text-properties fo:font-variant="normal" fo:text-transform="none" fo:color="#729fcf" loext:opacity="100%" style:font-name="Lato" fo:letter-spacing="normal" fo:font-style="normal" fo:font-weight="bold"/>
    </style:style>
    <style:style style:name="T102" style:family="text">
      <style:text-properties fo:font-variant="normal" fo:text-transform="none" fo:color="#729fcf" loext:opacity="100%" style:font-name="Lato" fo:font-size="12pt" fo:letter-spacing="normal" fo:font-style="normal" fo:font-weight="bold" style:font-size-asian="12pt" style:font-size-complex="12pt"/>
    </style:style>
    <style:style style:name="T103"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104" style:family="text">
      <style:text-properties fo:font-variant="normal" fo:text-transform="none" fo:color="#729fcf" loext:opacity="100%" style:font-name="Consolas" fo:letter-spacing="normal" fo:font-style="normal" fo:font-weight="bold"/>
    </style:style>
    <style:style style:name="T105" style:family="text">
      <style:text-properties fo:font-variant="normal" fo:text-transform="none" fo:color="#729fcf" loext:opacity="100%" style:font-name="Consolas" fo:font-size="11.5pt" fo:letter-spacing="normal" fo:font-style="normal" fo:font-weight="bold" style:font-size-asian="11.5pt" style:font-size-complex="11.5pt"/>
    </style:style>
    <style:style style:name="T106" style:family="text">
      <style:text-properties fo:font-variant="normal" fo:text-transform="none" fo:color="#729fcf" loext:opacity="100%" style:font-name="Consolas" fo:font-size="13pt" fo:letter-spacing="normal" fo:font-style="normal" fo:font-weight="bold" style:font-size-asian="13pt" style:font-size-complex="13pt"/>
    </style:style>
    <style:style style:name="T107" style:family="text">
      <style:text-properties fo:font-style="normal" fo:font-weight="normal"/>
    </style:style>
    <style:style style:name="T108" style:family="text">
      <style:text-properties officeooo:rsid="003c0a98"/>
    </style:style>
    <style:style style:name="T109" style:family="text">
      <style:text-properties style:font-name="Courier New" fo:font-size="9.75pt" fo:font-style="normal" fo:font-weight="normal"/>
    </style:style>
    <style:style style:name="T110" style:family="text">
      <style:text-properties style:font-name="Courier New" fo:font-style="normal" fo:font-weight="normal"/>
    </style:style>
    <style:style style:name="T111" style:family="text">
      <style:text-properties style:font-name="Courier New" fo:font-size="10.5pt" loext:padding="0in" loext:border="none"/>
    </style:style>
    <style:style style:name="T112" style:family="text">
      <style:text-properties style:font-name="Courier New" loext:padding="0in" loext:border="none"/>
    </style:style>
    <style:style style:name="T113" style:family="text">
      <style:text-properties style:font-name="Courier New" fo:font-size="13pt" loext:padding="0in" loext:border="none"/>
    </style:style>
    <style:style style:name="T114" style:family="text">
      <style:text-properties fo:font-size="13pt" fo:font-weight="normal"/>
    </style:style>
    <style:style style:name="T115" style:family="text">
      <style:text-properties fo:font-size="13pt" loext:padding="0in" loext:border="none"/>
    </style:style>
    <style:style style:name="T116" style:family="text">
      <style:text-properties fo:color="#c7254e" loext:opacity="100%" style:font-name="Courier New" fo:font-size="9pt" fo:background-color="#f9f2f4" loext:char-shading-value="0" loext:padding="0in" loext:border="none"/>
    </style:style>
    <style:style style:name="T117" style:family="text">
      <style:text-properties fo:color="#c7254e" loext:opacity="100%" style:font-name="Courier New" fo:background-color="#f9f2f4" loext:char-shading-value="0" loext:padding="0in" loext:border="none"/>
    </style:style>
    <style:style style:name="T118" style:family="text">
      <style:text-properties fo:color="#c7254e" loext:opacity="100%" style:font-name="Courier New" fo:font-size="13pt" fo:background-color="#f9f2f4" loext:char-shading-value="0" style:font-size-asian="13pt" style:font-size-complex="13pt" loext:padding="0in" loext:border="none"/>
    </style:style>
    <style:style style:name="T119" style:family="text">
      <style:text-properties fo:color="#c7254e" loext:opacity="100%" style:font-name="Courier New" fo:font-size="13pt" fo:background-color="#f9f2f4" loext:char-shading-value="0" loext:padding="0in" loext:border="none"/>
    </style:style>
    <style:style style:name="T120" style:family="text">
      <style:text-properties fo:color="#c7254e" loext:opacity="100%" fo:font-size="13pt" fo:background-color="#f9f2f4" loext:char-shading-value="0" style:font-size-asian="13pt" style:font-size-complex="13pt" loext:padding="0in" loext:border="none"/>
    </style:style>
    <style:style style:name="T121" style:family="text">
      <style:text-properties fo:color="#c7254e" loext:opacity="100%" fo:font-size="13pt" fo:background-color="#f9f2f4" loext:char-shading-value="0" loext:padding="0in" loext:border="none"/>
    </style:style>
    <style:style style:name="T122" style:family="text">
      <style:text-properties fo:color="#c7254e" loext:opacity="100%" style:font-name="Lato" fo:font-size="13pt" fo:background-color="#f9f2f4" loext:char-shading-value="0" loext:padding="0in" loext:border="none"/>
    </style:style>
    <style:style style:name="T123" style:family="text">
      <style:text-properties fo:color="#c7254e" loext:opacity="100%" style:font-name="Lato" fo:font-size="13pt" fo:background-color="#f9f2f4" loext:char-shading-value="0" style:font-size-asian="13pt" style:font-size-complex="13pt" loext:padding="0in" loext:border="none"/>
    </style:style>
    <style:style style:name="T124" style:family="text">
      <style:text-properties style:text-line-through-style="none" style:text-line-through-type="none" style:text-underline-style="none" style:text-blinking="false" fo:background-color="transparent" loext:char-shading-value="0"/>
    </style:style>
    <style:style style:name="T125" style:family="text">
      <style:text-properties style:font-name="Helvetica Neue" fo:font-size="10.5pt" fo:font-weight="normal"/>
    </style:style>
    <style:style style:name="T126" style:family="text">
      <style:text-properties style:font-name="Helvetica Neue" fo:font-size="13pt" fo:font-weight="normal"/>
    </style:style>
    <style:style style:name="T127" style:family="text">
      <style:text-properties style:font-name="Helvetica Neue" fo:font-weight="normal"/>
    </style:style>
    <style:style style:name="T128" style:family="text">
      <style:text-properties style:font-name="Lato" fo:font-size="13pt" style:font-size-asian="13pt" style:font-size-complex="13pt"/>
    </style:style>
    <style:style style:name="T129" style:family="text">
      <style:text-properties style:font-name="Lato" fo:font-size="13pt" fo:font-weight="bold"/>
    </style:style>
    <style:style style:name="T130" style:family="text">
      <style:text-properties style:font-name="Lato" fo:font-size="13pt" fo:font-weight="normal"/>
    </style:style>
    <style:style style:name="T131" style:family="text">
      <style:text-properties style:font-name="Lato" fo:font-size="13pt" loext:padding="0in" loext:border="none"/>
    </style:style>
    <style:style style:name="T132" style:family="text">
      <style:text-properties style:font-name="Lato" fo:font-size="12pt" style:font-size-asian="12pt" style:font-size-complex="12pt"/>
    </style:style>
    <style:style style:name="T133" style:family="text">
      <style:text-properties fo:color="#ef2929" loext:opacity="100%"/>
    </style:style>
    <style:style style:name="T134" style:family="text">
      <style:text-properties fo:color="#ad7fa8" loext:opacity="100%"/>
    </style:style>
    <style:style style:name="T135" style:family="text">
      <style:text-properties fo:color="#34e2e2" loext:opacity="100%"/>
    </style:style>
    <style:style style:name="T136" style:family="text">
      <style:text-properties officeooo:rsid="005c5ad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DG Introduction to Linux I - Chapter <text:span text:style-name="T136">8 Regular Expressions</text:span></text:p>
      <text:p text:style-name="P4"/>
      <text:p text:style-name="P4"/>
      <text:p text:style-name="P3"><text:a xlink:type="simple" xlink:href="https://content.netdevgroup.com/contents/lpic1-s1/yKFwE7mjZp/#objectives" text:style-name="Internet_20_link" text:visited-style-name="Visited_20_Internet_20_Link"><text:span text:style-name="T1">Objectives</text:span></text:a></text:p>
      <text:p text:style-name="P6"/>
      <text:p text:style-name="P79">This chapter will cover the following exam objectives:</text:p>
      <text:p text:style-name="P79"/>
      <text:p text:style-name="P76"><text:span text:style-name="Strong_20_Emphasis"><text:span text:style-name="T35">103.7: Search text files using regular expressions v2</text:span></text:span></text:p>
      <text:p text:style-name="P75">Weight: 3</text:p>
      <text:p text:style-name="P75">Candidates should be able to manipulate files and text data using regular expressions. This objective includes creating simple regular expressions containing several notational elements as well as understanding the differences between basic and extended regular expressions. It also includes using regular expression tools to perform searches through a filesystem or file content.</text:p>
      <text:p text:style-name="P75"/>
      <text:p text:style-name="P76"><text:span text:style-name="Strong_20_Emphasis"><text:span text:style-name="T35">Key Knowledge Areas:</text:span></text:span></text:p>
      <text:p text:style-name="P103"><text:span text:style-name="T33">Use regular expression tools to perform searches through a filesystem or file content.<text:line-break/></text:span><text:a xlink:type="simple" xlink:href="https://content.netdevgroup.com/contents/lpic1-s1/xo8sQ2WmuW/8.2.1" text:style-name="Internet_20_link" text:visited-style-name="Visited_20_Internet_20_Link"><text:span text:style-name="T50">Section 8.2.1</text:span></text:a><text:span text:style-name="T33"> | </text:span><text:a xlink:type="simple" xlink:href="https://content.netdevgroup.com/contents/lpic1-s1/xo8sQ2WmuW/8.2.2" text:style-name="Internet_20_link" text:visited-style-name="Visited_20_Internet_20_Link"><text:span text:style-name="T50">Section 8.2.2</text:span></text:a><text:span text:style-name="T33"> | </text:span><text:a xlink:type="simple" xlink:href="https://content.netdevgroup.com/contents/lpic1-s1/xo8sQ2WmuW/8.2.3" text:style-name="Internet_20_link" text:visited-style-name="Visited_20_Internet_20_Link"><text:span text:style-name="T50">Section 8.2.3</text:span></text:a><text:span text:style-name="T33"> | </text:span><text:a xlink:type="simple" xlink:href="https://content.netdevgroup.com/contents/lpic1-s1/xo8sQ2WmuW/8.2.4" text:style-name="Internet_20_link" text:visited-style-name="Visited_20_Internet_20_Link"><text:span text:style-name="T50">Section 8.2.4</text:span></text:a><text:span text:style-name="T33"> | </text:span><text:a xlink:type="simple" xlink:href="https://content.netdevgroup.com/contents/lpic1-s1/xo8sQ2WmuW/8.3.1" text:style-name="Internet_20_link" text:visited-style-name="Visited_20_Internet_20_Link"><text:span text:style-name="T50">Section 8.3.1</text:span></text:a><text:span text:style-name="T33"> | </text:span><text:a xlink:type="simple" xlink:href="https://content.netdevgroup.com/contents/lpic1-s1/xo8sQ2WmuW/8.3.2" text:style-name="Internet_20_link" text:visited-style-name="Visited_20_Internet_20_Link"><text:span text:style-name="T50">Section 8.3.2</text:span></text:a><text:span text:style-name="T33"> | </text:span><text:a xlink:type="simple" xlink:href="https://content.netdevgroup.com/contents/lpic1-s1/xo8sQ2WmuW/8.3.3" text:style-name="Internet_20_link" text:visited-style-name="Visited_20_Internet_20_Link"><text:span text:style-name="T50">Section 8.3.3</text:span></text:a><text:span text:style-name="T33"> | </text:span><text:a xlink:type="simple" xlink:href="https://content.netdevgroup.com/contents/lpic1-s1/xo8sQ2WmuW/8.3.4" text:style-name="Internet_20_link" text:visited-style-name="Visited_20_Internet_20_Link"><text:span text:style-name="T50">Section 8.3.4</text:span></text:a><text:span text:style-name="T33"> | </text:span><text:a xlink:type="simple" xlink:href="https://content.netdevgroup.com/contents/lpic1-s1/xo8sQ2WmuW/8.3.4.1" text:style-name="Internet_20_link" text:visited-style-name="Visited_20_Internet_20_Link"><text:span text:style-name="T50">Section 8.3.4.1</text:span></text:a><text:span text:style-name="T33"> | </text:span><text:a xlink:type="simple" xlink:href="https://content.netdevgroup.com/contents/lpic1-s1/xo8sQ2WmuW/8.3.5" text:style-name="Internet_20_link" text:visited-style-name="Visited_20_Internet_20_Link"><text:span text:style-name="T50">Section 8.3.5</text:span></text:a><text:span text:style-name="T33"> | </text:span><text:a xlink:type="simple" xlink:href="https://content.netdevgroup.com/contents/lpic1-s1/xo8sQ2WmuW/8.4" text:style-name="Internet_20_link" text:visited-style-name="Visited_20_Internet_20_Link"><text:span text:style-name="T50">Section 8.4</text:span></text:a><text:span text:style-name="T33"> | </text:span><text:a xlink:type="simple" xlink:href="https://content.netdevgroup.com/contents/lpic1-s1/xo8sQ2WmuW/8.5" text:style-name="Internet_20_link" text:visited-style-name="Visited_20_Internet_20_Link"><text:span text:style-name="T50">Section 8.5</text:span></text:a><text:span text:style-name="T33"> | </text:span><text:a xlink:type="simple" xlink:href="https://content.netdevgroup.com/contents/lpic1-s1/xo8sQ2WmuW/8.6" text:style-name="Internet_20_link" text:visited-style-name="Visited_20_Internet_20_Link"><text:span text:style-name="T50">Section 8.6</text:span></text:a><text:span text:style-name="T33"> | </text:span><text:a xlink:type="simple" xlink:href="https://content.netdevgroup.com/contents/lpic1-s1/xo8sQ2WmuW/8.7" text:style-name="Internet_20_link" text:visited-style-name="Visited_20_Internet_20_Link"><text:span text:style-name="T50">Section 8.7</text:span></text:a><text:span text:style-name="T33"> | </text:span><text:a xlink:type="simple" xlink:href="https://content.netdevgroup.com/contents/lpic1-s1/xo8sQ2WmuW/8.8" text:style-name="Internet_20_link" text:visited-style-name="Visited_20_Internet_20_Link"><text:span text:style-name="T50">Section 8.8</text:span></text:a></text:p>
      <text:p text:style-name="P103"><text:span text:style-name="T50"/></text:p>
      <text:p text:style-name="P102"><text:span text:style-name="T33">Use regular expressions to delete, change and substitute text.<text:line-break/></text:span><text:a xlink:type="simple" xlink:href="https://content.netdevgroup.com/contents/lpic1-s1/xo8sQ2WmuW/8.4" text:style-name="Internet_20_link" text:visited-style-name="Visited_20_Internet_20_Link"><text:span text:style-name="T50">Section 8.4</text:span></text:a></text:p>
      <text:p text:style-name="P102"><text:span text:style-name="T50"/></text:p>
      <text:p text:style-name="P102"><text:span text:style-name="T33">Create simple regular expressions containing several notational elements.<text:line-break/></text:span><text:a xlink:type="simple" xlink:href="https://content.netdevgroup.com/contents/lpic1-s1/xo8sQ2WmuW/8.2.1" text:style-name="Internet_20_link" text:visited-style-name="Visited_20_Internet_20_Link"><text:span text:style-name="T50">Section 8.2.1</text:span></text:a><text:span text:style-name="T33"> | </text:span><text:a xlink:type="simple" xlink:href="https://content.netdevgroup.com/contents/lpic1-s1/xo8sQ2WmuW/8.2.2" text:style-name="Internet_20_link" text:visited-style-name="Visited_20_Internet_20_Link"><text:span text:style-name="T50">Section 8.2.2</text:span></text:a><text:span text:style-name="T33"> | </text:span><text:a xlink:type="simple" xlink:href="https://content.netdevgroup.com/contents/lpic1-s1/xo8sQ2WmuW/8.2.3" text:style-name="Internet_20_link" text:visited-style-name="Visited_20_Internet_20_Link"><text:span text:style-name="T50">Section 8.2.3</text:span></text:a><text:span text:style-name="T33"> | </text:span><text:a xlink:type="simple" xlink:href="https://content.netdevgroup.com/contents/lpic1-s1/xo8sQ2WmuW/8.2.4" text:style-name="Internet_20_link" text:visited-style-name="Visited_20_Internet_20_Link"><text:span text:style-name="T50">Section 8.2.4</text:span></text:a><text:span text:style-name="T33"> | </text:span><text:a xlink:type="simple" xlink:href="https://content.netdevgroup.com/contents/lpic1-s1/xo8sQ2WmuW/8.3.1" text:style-name="Internet_20_link" text:visited-style-name="Visited_20_Internet_20_Link"><text:span text:style-name="T50">Section 8.3.1</text:span></text:a><text:span text:style-name="T33"> | </text:span><text:a xlink:type="simple" xlink:href="https://content.netdevgroup.com/contents/lpic1-s1/xo8sQ2WmuW/8.3.2" text:style-name="Internet_20_link" text:visited-style-name="Visited_20_Internet_20_Link"><text:span text:style-name="T50">Section 8.3.2</text:span></text:a><text:span text:style-name="T33"> | </text:span><text:a xlink:type="simple" xlink:href="https://content.netdevgroup.com/contents/lpic1-s1/xo8sQ2WmuW/8.3.3" text:style-name="Internet_20_link" text:visited-style-name="Visited_20_Internet_20_Link"><text:span text:style-name="T50">Section 8.3.3</text:span></text:a><text:span text:style-name="T33"> | </text:span><text:a xlink:type="simple" xlink:href="https://content.netdevgroup.com/contents/lpic1-s1/xo8sQ2WmuW/8.3.4" text:style-name="Internet_20_link" text:visited-style-name="Visited_20_Internet_20_Link"><text:span text:style-name="T50">Section 8.3.4</text:span></text:a><text:span text:style-name="T33"> | </text:span><text:a xlink:type="simple" xlink:href="https://content.netdevgroup.com/contents/lpic1-s1/xo8sQ2WmuW/8.5" text:style-name="Internet_20_link" text:visited-style-name="Visited_20_Internet_20_Link"><text:span text:style-name="T50">Section 8.5</text:span></text:a></text:p>
      <text:p text:style-name="P102"><text:span text:style-name="T50"/></text:p>
      <text:p text:style-name="P102"><text:span text:style-name="T33">Understand the differences between basic and extended regular expressions.<text:line-break/></text:span><text:a xlink:type="simple" xlink:href="https://content.netdevgroup.com/contents/lpic1-s1/xo8sQ2WmuW/8.3" text:style-name="Internet_20_link" text:visited-style-name="Visited_20_Internet_20_Link"><text:span text:style-name="T50">Section 8.3</text:span></text:a></text:p>
      <text:p text:style-name="P102"><text:span text:style-name="T50"/></text:p>
      <text:p text:style-name="P102"><text:span text:style-name="T33">Understand the concepts of special characters, character classes, quantifiers and anchors.<text:line-break/></text:span><text:a xlink:type="simple" xlink:href="https://content.netdevgroup.com/contents/lpic1-s1/xo8sQ2WmuW/8.2.1" text:style-name="Internet_20_link" text:visited-style-name="Visited_20_Internet_20_Link"><text:span text:style-name="T50">Section 8.2.1</text:span></text:a><text:span text:style-name="T33"> | </text:span><text:a xlink:type="simple" xlink:href="https://content.netdevgroup.com/contents/lpic1-s1/xo8sQ2WmuW/8.3.4.1" text:style-name="Internet_20_link" text:visited-style-name="Visited_20_Internet_20_Link"><text:span text:style-name="T50">Section 8.3.4.1</text:span></text:a><text:span text:style-name="T33"> | </text:span><text:a xlink:type="simple" xlink:href="https://content.netdevgroup.com/contents/lpic1-s1/xo8sQ2WmuW/8.4" text:style-name="Internet_20_link" text:visited-style-name="Visited_20_Internet_20_Link"><text:span text:style-name="T50">Section 8.4</text:span></text:a><text:span text:style-name="T33"> | </text:span><text:a xlink:type="simple" xlink:href="https://content.netdevgroup.com/contents/lpic1-s1/xo8sQ2WmuW/8.5" text:style-name="Internet_20_link" text:visited-style-name="Visited_20_Internet_20_Link"><text:span text:style-name="T50">Section 8.5</text:span></text:a></text:p>
      <text:p text:style-name="P78"/>
      <text:p text:style-name="P1"><text:soft-page-break/><text:a xlink:type="simple" xlink:href="https://content.netdevgroup.com/contents/lpic1-s1/yKFwE7mjZp/#terms" text:style-name="Internet_20_link" text:visited-style-name="Visited_20_Internet_20_Link"><text:span text:style-name="T2">Key Terms</text:span></text:a></text:p>
      <text:p text:style-name="P2"/>
      <text:p text:style-name="P17"><text:span text:style-name="T15">egrep</text:span></text:p>
      <text:p text:style-name="P14"><text:span text:style-name="T33">Command that performs the same function as grep -E. This command has been deprecated, but is around for historical applications.<text:line-break/></text:span><text:a xlink:type="simple" xlink:href="https://content.netdevgroup.com/contents/lpic1-s1/xo8sQ2WmuW/8.3" text:style-name="Internet_20_link" text:visited-style-name="Visited_20_Internet_20_Link"><text:span text:style-name="T50">Section 8.3</text:span></text:a><text:span text:style-name="T33"> | </text:span><text:a xlink:type="simple" xlink:href="https://content.netdevgroup.com/contents/lpic1-s1/xo8sQ2WmuW/8.7" text:style-name="Internet_20_link" text:visited-style-name="Visited_20_Internet_20_Link"><text:span text:style-name="T50">Section 8.7</text:span></text:a></text:p>
      <text:p text:style-name="P15"><text:span text:style-name="T49"/></text:p>
      <text:p text:style-name="P18">fgrep</text:p>
      <text:p text:style-name="P14"><text:span text:style-name="T33">Command that performs the same function grep -F. This command has been deprecated, but is around for historical applications.<text:line-break/></text:span><text:a xlink:type="simple" xlink:href="https://content.netdevgroup.com/contents/lpic1-s1/xo8sQ2WmuW/8.6" text:style-name="Internet_20_link" text:visited-style-name="Visited_20_Internet_20_Link"><text:span text:style-name="T50">Section 8.6</text:span></text:a></text:p>
      <text:p text:style-name="P15"><text:span text:style-name="T49"/></text:p>
      <text:p text:style-name="P18">grep</text:p>
      <text:p text:style-name="P14"><text:span text:style-name="T33">Command used ot print lines matching a specific pattern. grep searches the named input FILE for lines containing a match to a given PATTERN.<text:line-break/></text:span><text:a xlink:type="simple" xlink:href="https://content.netdevgroup.com/contents/lpic1-s1/xo8sQ2WmuW/8.1" text:style-name="Internet_20_link" text:visited-style-name="Visited_20_Internet_20_Link"><text:span text:style-name="T50">Section 8.1</text:span></text:a></text:p>
      <text:p text:style-name="P15"><text:span text:style-name="T49"/></text:p>
      <text:p text:style-name="P18">regex(7)</text:p>
      <text:p text:style-name="P14"><text:span text:style-name="T33">Regular expression. This is a term used to describe a codified method of searching for text ,or other strings in text.<text:line-break/></text:span><text:a xlink:type="simple" xlink:href="https://content.netdevgroup.com/contents/lpic1-s1/xo8sQ2WmuW/8.1" text:style-name="Internet_20_link" text:visited-style-name="Visited_20_Internet_20_Link"><text:span text:style-name="T50">Section 8.1</text:span></text:a></text:p>
      <text:p text:style-name="P15"><text:span text:style-name="T49"/></text:p>
      <text:p text:style-name="P18">sed</text:p>
      <text:p text:style-name="P14"><text:span text:style-name="T33">A non-interactive editor that can be used to modify text.<text:line-break/></text:span><text:a xlink:type="simple" xlink:href="https://content.netdevgroup.com/contents/lpic1-s1/xo8sQ2WmuW/8.4" text:style-name="Internet_20_link" text:visited-style-name="Visited_20_Internet_20_Link"><text:span text:style-name="T50">Section 8.4</text:span></text:a></text:p>
      <text:p text:style-name="P16"/>
      <text:p text:style-name="P7"><text:a xlink:type="simple" xlink:href="https://content.netdevgroup.com/contents/lpic1-s1/yKFwE7mjZp/#content" text:style-name="Internet_20_link" text:visited-style-name="Visited_20_Internet_20_Link"><text:span text:style-name="T14">Content</text:span></text:a></text:p>
      <text:p text:style-name="P49"/>
      <text:h text:style-name="P9" text:outline-level="2">8.1 Introduction</text:h>
      <text:p text:style-name="P76"><text:span text:style-name="T16">‌</text:span><text:span text:style-name="T36">⁠​​⁠​ </text:span><text:span text:style-name="Variable"><text:span text:style-name="T33">Regular expressions</text:span></text:span><text:span text:style-name="T33"> (or </text:span><text:span text:style-name="Variable"><text:span text:style-name="T33">regex</text:span></text:span><text:span text:style-name="T33">) define a search </text:span><text:span text:style-name="Variable"><text:span text:style-name="T33">pattern</text:span></text:span><text:span text:style-name="T33">. They are similar to globbing in that they can be expanded to </text:span><text:span text:style-name="Variable"><text:span text:style-name="T33">match</text:span></text:span><text:span text:style-name="T33"> certain sequences of characters in text, but have more variety and power.</text:span></text:p>
      <text:p text:style-name="P76"><text:span text:style-name="T33">A regex pattern is composed of </text:span><text:span text:style-name="Variable"><text:span text:style-name="T33">literal</text:span></text:span><text:span text:style-name="T33"> characters and </text:span><text:span text:style-name="Variable"><text:span text:style-name="T33">operators</text:span></text:span><text:span text:style-name="T33">.</text:span></text:p>
      <text:p text:style-name="P76"><text:soft-page-break/><text:span text:style-name="T33">A </text:span><text:span text:style-name="Variable"><text:span text:style-name="T33">literal</text:span></text:span><text:span text:style-name="T33"> character in a pattern represents the character itself. It has no special meaning, and no substitution is performed. Literal characters include letters, numbers, some punctuation characters, and basically any other character that is not an operator.</text:span></text:p>
      <text:p text:style-name="P76"><text:span text:style-name="T33">An </text:span><text:span text:style-name="Variable"><text:span text:style-name="T33">operator</text:span></text:span><text:span text:style-name="T33"> is a special character or character sequence that has special meaning. Operators give regular expressions their superpowers! Operators are sometimes referred to as </text:span><text:span text:style-name="Variable"><text:span text:style-name="T33">metacharacters</text:span></text:span><text:span text:style-name="T33">. The word “operator” more readily conveys transformative action, so we will use that term in this chapter.</text:span></text:p>
      <text:p text:style-name="P76"><text:span text:style-name="T33">A regular expression has two common forms: basic and extended. </text:span><text:span text:style-name="Variable"><text:span text:style-name="T33">Extended regular expressions</text:span></text:span><text:span text:style-name="T33"> support more operators than their basic counterparts. Most commands that can use regular expressions can interpret </text:span><text:span text:style-name="Variable"><text:span text:style-name="T33">basic regular expressions</text:span></text:span><text:span text:style-name="T33">. Extended regular expressions are not available for all commands and may require an additional option for them to work correctly.</text:span></text:p>
      <text:p text:style-name="P75">The man page for regex is a good source of information to learn about basic vs. extended regex, the syntax for regex, and regex compatibility:</text:p>
      <text:p text:style-name="P25"><text:span text:style-name="Strong_20_Emphasis"><text:span text:style-name="T69">sysadmin@localhost</text:span></text:span><text:span text:style-name="Strong_20_Emphasis"><text:span text:style-name="T91">:</text:span></text:span><text:span text:style-name="Strong_20_Emphasis"><text:span text:style-name="T105">~</text:span></text:span><text:span text:style-name="Strong_20_Emphasis"><text:span text:style-name="T91">$</text:span></text:span><text:span text:style-name="T92"> man regex</text:span></text:p>
      <text:p text:style-name="P26">REGEX(7) <text:s text:c="18"/>Linux Programmer's Manual <text:s text:c="12"/>REGEX(7)</text:p>
      <text:p text:style-name="P45"/>
      <text:p text:style-name="P44"><text:span text:style-name="Strong_20_Emphasis"><text:span text:style-name="T91">NAME</text:span></text:span></text:p>
      <text:p text:style-name="P43"><text:s text:c="7"/><text:span text:style-name="T107">regex - POSIX.2 regular expressions</text:span></text:p>
      <text:p text:style-name="P45"/>
      <text:p text:style-name="P44"><text:span text:style-name="Strong_20_Emphasis"><text:span text:style-name="T91">DESCRIPTION</text:span></text:span></text:p>
      <text:p text:style-name="P43"><text:s text:c="7"/><text:span text:style-name="T107">Regular <text:s/>expressions ("RE"s), as defined in POSIX.2, come in two forms:</text:span></text:p>
      <text:p text:style-name="P43"><text:s text:c="7"/><text:span text:style-name="T107">modern REs (roughly those of egrep; POSIX.2 calls these "extended" REs)</text:span></text:p>
      <text:p text:style-name="P43"><text:s text:c="7"/><text:span text:style-name="T107">and <text:s/>obsolete REs (roughly those of ed(1); POSIX.2 "basic" REs). <text:s/>Obso-</text:span></text:p>
      <text:p text:style-name="P43"><text:s text:c="7"/><text:span text:style-name="T107">lete REs mostly exist for backward compatibility in some old <text:s/>programs;</text:span></text:p>
      <text:p text:style-name="P43"><text:s text:c="7"/><text:span text:style-name="T107">they <text:s/>will <text:s/>be discussed at the end. <text:s/>POSIX.2 leaves some aspects of RE</text:span></text:p>
      <text:p text:style-name="P43"><text:s text:c="7"/><text:span text:style-name="T107">syntax and semantics open; "(!)" marks decisions on these aspects <text:s/>that</text:span></text:p>
      <text:p text:style-name="P43"><text:s text:c="7"/><text:span text:style-name="T107">may not be fully portable to other POSIX.2 implementations.</text:span></text:p>
      <text:p text:style-name="P45"/>
      <text:p text:style-name="P43"><text:s text:c="7"/><text:span text:style-name="T107">A (modern) RE is one(!) or more nonempty(!) branches, separated by '|'.</text:span></text:p>
      <text:p text:style-name="P43"><text:s text:c="7"/><text:span text:style-name="T107">It matches anything that matches one of the branches.</text:span></text:p>
      <text:p text:style-name="P45"/>
      <text:p text:style-name="P43"><text:s text:c="7"/><text:span text:style-name="T107">A branch is one(!) or more pieces, concatenated. <text:s/>It <text:s/>matches <text:s/>a <text:s/>match</text:span></text:p>
      <text:p text:style-name="P43"><text:s text:c="7"/><text:span text:style-name="T107">for the first, followed by a match for the second, and so on.</text:span></text:p>
      <text:p text:style-name="P45"/>
      <text:p text:style-name="P43"><text:s text:c="7"/><text:span text:style-name="T107">A <text:s/>piece <text:s/>is an atom possibly followed by a single(!) '*', '+', '?', or</text:span></text:p>
      <text:p text:style-name="P43"><text:s text:c="7"/><text:span text:style-name="T107">bound. <text:s/>An atom followed by '*' matches a sequence of 0 or more matches</text:span></text:p>
      <text:p text:style-name="P43"><text:s text:c="7"/><text:span text:style-name="T107">of <text:s/>the <text:s/>atom. <text:s/>An atom followed by '+' matches a sequence of 1 or more</text:span></text:p>
      <text:p text:style-name="P44"><text:span text:style-name="Source_20_Text"><text:span text:style-name="T46">Manual page regex(7) line 1 (press h for help or q to quit)</text:span></text:span></text:p>
      <text:p text:style-name="P76"><text:soft-page-break/><text:span text:style-name="T33">The examples displayed in this chapter will make use of the </text:span><text:span text:style-name="Source_20_Text"><text:span text:style-name="T56">grep</text:span></text:span><text:span text:style-name="T33"> command to demonstrate regular expressions. The </text:span><text:span text:style-name="Source_20_Text"><text:span text:style-name="T56">grep</text:span></text:span><text:span text:style-name="T33"> command is able to filter text from data, providing a very visual demonstration of how regular expressions work. The </text:span><text:span text:style-name="Source_20_Text"><text:span text:style-name="T56">grep</text:span></text:span><text:span text:style-name="T33"> command that will be used is actually an </text:span><text:span text:style-name="Variable"><text:span text:style-name="T33">alias</text:span></text:span><text:span text:style-name="T33"> that runs </text:span><text:span text:style-name="Source_20_Text"><text:span text:style-name="T56">grep --color</text:span></text:span><text:span text:style-name="T33"> so that the text that matches will be displayed in a red color.</text:span></text:p>
      <text:p text:style-name="Text_20_body"><text:span text:style-name="Strong_20_Emphasis"><text:span text:style-name="T128"/></text:span></text:p>
      <text:p text:style-name="Text_20_body"><text:span text:style-name="Strong_20_Emphasis"><text:span text:style-name="T128"/></text:span></text:p>
      <text:p text:style-name="P96"><text:span text:style-name="Strong_20_Emphasis"><text:span text:style-name="T37">Note</text:span></text:span></text:p>
      <text:p text:style-name="P85">Unlike globs, regular expressions are only supported by a small set of commands. This is because glob expansion is usually provided by the shell; the command (in most cases) does not need to worry about the implementation of glob expansion.</text:p>
      <text:p text:style-name="P85">On the other hand, commands that support regular expressions must implement regular expression logic, and all the complexity and extra code that comes with them.</text:p>
      <text:p text:style-name="P49"/>
      <text:p text:style-name="P49"/>
      <text:p text:style-name="P97"><text:span text:style-name="Strong_20_Emphasis"><text:span text:style-name="T37">Important</text:span></text:span></text:p>
      <text:p text:style-name="P87"><text:span text:style-name="T33">The pattern argument of a command should be protected by </text:span><text:span text:style-name="Variable"><text:span text:style-name="T33">strong quotes</text:span></text:span><text:span text:style-name="T33"> to prevent the shell from misinterpreting them as special shell characters. This means that you should place </text:span><text:span text:style-name="Variable"><text:span text:style-name="T33">single quotes</text:span></text:span><text:span text:style-name="T33"> </text:span><text:span text:style-name="Source_20_Text"><text:span text:style-name="T34">'</text:span></text:span><text:span text:style-name="T33"> around a regular expression. The following example demonstrates how not placing single quotes around special characters will result in unexpected output, which is resolved by adding single quotes:</text:span></text:p>
      <text:p text:style-name="P49"/>
      <text:p text:style-name="P90"/>
      <text:p text:style-name="P25"><text:span text:style-name="Strong_20_Emphasis"><text:span text:style-name="T67">sysadmin@localhost</text:span></text:span><text:span text:style-name="Strong_20_Emphasis"><text:span text:style-name="T87">:</text:span></text:span><text:span text:style-name="Strong_20_Emphasis"><text:span text:style-name="T103">~</text:span></text:span><text:span text:style-name="Strong_20_Emphasis"><text:span text:style-name="T87">$</text:span></text:span><text:span text:style-name="T88"> echo Use single quotes around characters like $ &amp; * ; .</text:span></text:p>
      <text:p text:style-name="P42">[1] 85</text:p>
      <text:p text:style-name="P42">Use single quotes around characters like $</text:p>
      <text:p text:style-name="P42">Desktop: command not found</text:p>
      <text:p text:style-name="P42">[1]+ <text:s/>Done <text:s text:c="19"/>echo Use single quotes around characters like $</text:p>
      <text:p text:style-name="P42">-bash: .: filename argument required</text:p>
      <text:p text:style-name="P42">.: usage: . filename [arguments]</text:p>
      <text:p text:style-name="P44"><text:span text:style-name="Strong_20_Emphasis"><text:span text:style-name="T67">sysadmin@localhost</text:span></text:span><text:span text:style-name="Strong_20_Emphasis"><text:span text:style-name="T87">:</text:span></text:span><text:span text:style-name="Strong_20_Emphasis"><text:span text:style-name="T103">~</text:span></text:span><text:span text:style-name="Strong_20_Emphasis"><text:span text:style-name="T87">$</text:span></text:span><text:span text:style-name="T88"> echo Use single quotes around characters like '$ &amp; * ; .'</text:span></text:p>
      <text:p text:style-name="P42">Use single quotes around characters like $ &amp; * ; .</text:p>
      <text:p text:style-name="P49"/>
      <text:p text:style-name="P51"/>
      <text:h text:style-name="P10" text:outline-level="2"><text:soft-page-break/>8.2 Basic Regular Expressions</text:h>
      <text:p text:style-name="P91"/>
      <text:p text:style-name="P76"><text:span text:style-name="T33">The simplest of all regular expressions just use literal characters, such as alphanumeric characters. For example, to locate all lines of the </text:span><text:span text:style-name="Source_20_Text"><text:span text:style-name="T34">/etc/passwd</text:span></text:span><text:span text:style-name="T33"> file that contain the expression </text:span><text:span text:style-name="Source_20_Text"><text:span text:style-name="T34">root</text:span></text:span><text:span text:style-name="T33">, use the following command:</text:span></text:p>
      <text:p text:style-name="P76"><text:span text:style-name="T33"/></text:p>
      <text:p text:style-name="P25"><text:span text:style-name="Strong_20_Emphasis"><text:span text:style-name="T67">sysadmin@localhost</text:span></text:span><text:span text:style-name="Strong_20_Emphasis"><text:span text:style-name="T87">:</text:span></text:span><text:span text:style-name="Strong_20_Emphasis"><text:span text:style-name="T103">~</text:span></text:span><text:span text:style-name="Strong_20_Emphasis"><text:span text:style-name="T87">$</text:span></text:span><text:span text:style-name="T88"> grep 'root' /etc/passwd</text:span></text:p>
      <text:p text:style-name="P42"><text:span text:style-name="T133">root</text:span>:x:0:0:<text:span text:style-name="T133">root</text:span>:/<text:span text:style-name="T133">root</text:span>:bin/bash</text:p>
      <text:p text:style-name="P42">operator:x:11:0:operator:/<text:span text:style-name="T133">root</text:span>:/sbin/nologin</text:p>
      <text:p text:style-name="P76"><text:span text:style-name="T33"/></text:p>
      <text:p text:style-name="P76"><text:span text:style-name="T33">Although very useful for the </text:span><text:span text:style-name="Source_20_Text"><text:span text:style-name="T56">grep</text:span></text:span><text:span text:style-name="T33"> command, literal characters alone provide no wildcarding or special matching capabilities. For that, let’s introduce the </text:span><text:span text:style-name="Variable"><text:span text:style-name="T33">operators</text:span></text:span><text:span text:style-name="T33"> that are available in basic regular expressions.</text:span></text:p>
      <text:p text:style-name="P76"><text:span text:style-name="T33"/></text:p>
      <table:table table:name="Table1" table:style-name="Table1">
        <table:table-column table:style-name="Table1.A"/>
        <table:table-column table:style-name="Table1.B"/>
        <table:table-column table:style-name="Table1.C"/>
        <table:table-header-rows>
          <table:table-row table:style-name="TableLine94423788566464">
            <table:table-cell table:style-name="Table1.A1" office:value-type="string">
              <text:p text:style-name="P73">Basic Regex</text:p>
            </table:table-cell>
            <table:table-cell table:style-name="Table1.B1" office:value-type="string">
              <text:p text:style-name="P73">Operator</text:p>
            </table:table-cell>
            <table:table-cell table:style-name="Table1.C1" office:value-type="string">
              <text:p text:style-name="P74">Meaning</text:p>
            </table:table-cell>
          </table:table-row>
        </table:table-header-rows>
        <table:table-row table:style-name="TableLine94423788566464">
          <table:table-cell table:style-name="Table1.A2" office:value-type="string">
            <text:p text:style-name="P64">Period operator</text:p>
          </table:table-cell>
          <table:table-cell table:style-name="Table1.B2" office:value-type="string">
            <text:p text:style-name="P62"><text:span text:style-name="Source_20_Text"><text:span text:style-name="T12">.</text:span></text:span></text:p>
          </table:table-cell>
          <table:table-cell table:style-name="Table1.C2" office:value-type="string">
            <text:p text:style-name="P63">Matches any one single character.</text:p>
          </table:table-cell>
        </table:table-row>
        <table:table-row table:style-name="TableLine94423788566464">
          <table:table-cell table:style-name="Table1.A3" office:value-type="string">
            <text:p text:style-name="P64">List operator</text:p>
          </table:table-cell>
          <table:table-cell table:style-name="Table1.B3" office:value-type="string">
            <text:p text:style-name="P58"><text:span text:style-name="Source_20_Text"><text:span text:style-name="T12">[ ]</text:span></text:span></text:p>
            <text:p text:style-name="P58"><text:span text:style-name="Source_20_Text"><text:span text:style-name="T12">[^ ]</text:span></text:span></text:p>
          </table:table-cell>
          <table:table-cell table:style-name="Table1.C3" office:value-type="string">
            <text:p text:style-name="P61"><text:span text:style-name="T128">Defines a list or range of literal characters that can match one character. If the first character is the </text:span><text:span text:style-name="Variable"><text:span text:style-name="T128">negation</text:span></text:span><text:span text:style-name="T128"> </text:span><text:span text:style-name="Source_20_Text"><text:span text:style-name="T7">^</text:span></text:span><text:span text:style-name="T128"> operator, it matches any character that is </text:span><text:span text:style-name="Variable"><text:span text:style-name="T128">not</text:span></text:span><text:span text:style-name="T128"> in the list.</text:span></text:p>
          </table:table-cell>
        </table:table-row>
        <table:table-row table:style-name="TableLine94423788566464">
          <table:table-cell table:style-name="Table1.A4" office:value-type="string">
            <text:p text:style-name="P64">Asterisk operator</text:p>
          </table:table-cell>
          <table:table-cell table:style-name="Table1.B4" office:value-type="string">
            <text:p text:style-name="P62"><text:span text:style-name="Source_20_Text"><text:span text:style-name="T12">*</text:span></text:span></text:p>
          </table:table-cell>
          <table:table-cell table:style-name="Table1.C4" office:value-type="string">
            <text:p text:style-name="P63">Matches zero or more instances of the previous character.</text:p>
          </table:table-cell>
        </table:table-row>
        <table:table-row table:style-name="TableLine94423788566464">
          <table:table-cell table:style-name="Table1.A5" office:value-type="string">
            <text:p text:style-name="P64">Front anchor operator</text:p>
          </table:table-cell>
          <table:table-cell table:style-name="Table1.B5" office:value-type="string">
            <text:p text:style-name="P62"><text:span text:style-name="Source_20_Text"><text:span text:style-name="T12">^</text:span></text:span></text:p>
          </table:table-cell>
          <table:table-cell table:style-name="Table1.C5" office:value-type="string">
            <text:p text:style-name="P61"><text:span text:style-name="T128">If </text:span><text:span text:style-name="Source_20_Text"><text:span text:style-name="T7">^</text:span></text:span><text:span text:style-name="T128"> is the first character in the pattern, then the entire pattern must be present at the beginning of the line to match. If </text:span><text:span text:style-name="Source_20_Text"><text:span text:style-name="T7">^</text:span></text:span><text:span text:style-name="T128"> is not the first character, then it is treated as an ordinary literal </text:span><text:span text:style-name="Source_20_Text"><text:span text:style-name="T7">^</text:span></text:span><text:span text:style-name="T128"> character.</text:span></text:p>
          </table:table-cell>
        </table:table-row>
        <table:table-row table:style-name="TableLine94423788566464">
          <table:table-cell table:style-name="Table1.A6" office:value-type="string">
            <text:p text:style-name="P64">Back anchor operator</text:p>
          </table:table-cell>
          <table:table-cell table:style-name="Table1.B6" office:value-type="string">
            <text:p text:style-name="P62"><text:span text:style-name="Source_20_Text"><text:span text:style-name="T12">$</text:span></text:span></text:p>
          </table:table-cell>
          <table:table-cell table:style-name="Table1.C6" office:value-type="string">
            <text:p text:style-name="P61"><text:span text:style-name="T128">If </text:span><text:span text:style-name="Source_20_Text"><text:span text:style-name="T7">$</text:span></text:span><text:span text:style-name="T128"> is the last character in the pattern, then the pattern must be at the end of the line to match, otherwise, it is treated as a literal </text:span><text:span text:style-name="Source_20_Text"><text:span text:style-name="T7">$</text:span></text:span><text:span text:style-name="T128"> character.</text:span></text:p>
          </table:table-cell>
        </table:table-row>
      </table:table>
      <text:p text:style-name="P49"/>
      <text:h text:style-name="P9" text:outline-level="2"><text:soft-page-break/>8.2.1 Anchoring</text:h>
      <text:p text:style-name="P76"><text:span text:style-name="T33">Anchoring is one of the ways regular expressions can be used to narrow search results. For example, the pattern </text:span><text:span text:style-name="Source_20_Text"><text:span text:style-name="T34">root</text:span></text:span><text:span text:style-name="T33"> appears many times in the </text:span><text:span text:style-name="Source_20_Text"><text:span text:style-name="T34">/etc/passwd</text:span></text:span><text:span text:style-name="T33"> file:</text:span></text:p>
      <text:p text:style-name="P19"><text:span text:style-name="Strong_20_Emphasis"><text:span text:style-name="T67">sysadmin@localhost</text:span></text:span><text:span text:style-name="Strong_20_Emphasis"><text:span text:style-name="T87">:</text:span></text:span><text:span text:style-name="Strong_20_Emphasis"><text:span text:style-name="T103">~</text:span></text:span><text:span text:style-name="Strong_20_Emphasis"><text:span text:style-name="T87">$</text:span></text:span><text:span text:style-name="T88"> grep 'root' /etc/passwd</text:span></text:p>
      <text:p text:style-name="P29"><text:span text:style-name="T133">root</text:span>:x:0:0:<text:span text:style-name="T133">root</text:span>:/<text:span text:style-name="T133">root</text:span>:bin/bash</text:p>
      <text:p text:style-name="P29">operator:x:11:0:operator:/<text:span text:style-name="T133">root</text:span>:/sbin/nologin</text:p>
      <text:p text:style-name="P76"><text:span text:style-name="T33">The </text:span><text:span text:style-name="Variable"><text:span text:style-name="T33">front anchor</text:span></text:span><text:span text:style-name="T33"> </text:span><text:span text:style-name="Source_20_Text"><text:span text:style-name="T34">^</text:span></text:span><text:span text:style-name="T33"> operator can be used to ensure that a pattern appears at the </text:span><text:span text:style-name="Variable"><text:span text:style-name="T33">beginning</text:span></text:span><text:span text:style-name="T33"> of the line. For example, to find all lines in </text:span><text:span text:style-name="Source_20_Text"><text:span text:style-name="T34">/etc/passwd</text:span></text:span><text:span text:style-name="T33"> that start with </text:span><text:span text:style-name="Source_20_Text"><text:span text:style-name="T34">root</text:span></text:span><text:span text:style-name="T33">, use the </text:span><text:span text:style-name="Source_20_Text"><text:span text:style-name="T34">^root</text:span></text:span><text:span text:style-name="T33"> pattern. Note that the </text:span><text:span text:style-name="Source_20_Text"><text:span text:style-name="T34">^</text:span></text:span><text:span text:style-name="T33"> operator must be the </text:span><text:span text:style-name="Variable"><text:span text:style-name="T33">first</text:span></text:span><text:span text:style-name="T33"> character in the pattern to be effective.</text:span></text:p>
      <text:p text:style-name="P19"><text:span text:style-name="Strong_20_Emphasis"><text:span text:style-name="T67">sysadmin@localhost</text:span></text:span><text:span text:style-name="Strong_20_Emphasis"><text:span text:style-name="T87">:</text:span></text:span><text:span text:style-name="Strong_20_Emphasis"><text:span text:style-name="T103">~</text:span></text:span><text:span text:style-name="Strong_20_Emphasis"><text:span text:style-name="T87">$</text:span></text:span><text:span text:style-name="T88"> grep ^root /etc/passwd</text:span></text:p>
      <text:p text:style-name="P29"><text:span text:style-name="T133">root</text:span>:x:0:0:root:/root:bin/bash</text:p>
      <text:p text:style-name="P76"><text:span text:style-name="T33">The </text:span><text:span text:style-name="Variable"><text:span text:style-name="T33">back anchor</text:span></text:span><text:span text:style-name="T33"> </text:span><text:span text:style-name="Source_20_Text"><text:span text:style-name="T34">$</text:span></text:span><text:span text:style-name="T33"> operator can be used to ensure a pattern appears at the </text:span><text:span text:style-name="Variable"><text:span text:style-name="T33">end</text:span></text:span><text:span text:style-name="T33"> of the line, thereby effectively reducing the search results. To find the lines that end with an </text:span><text:span text:style-name="Source_20_Text"><text:span text:style-name="T34">r</text:span></text:span><text:span text:style-name="T33"> in the </text:span><text:span text:style-name="Source_20_Text"><text:span text:style-name="T34">alpha-first.txt</text:span></text:span><text:span text:style-name="T33"> file, use the </text:span><text:span text:style-name="Source_20_Text"><text:span text:style-name="T34">r$</text:span></text:span><text:span text:style-name="T33"> pattern:</text:span></text:p>
      <text:p text:style-name="P19"><text:span text:style-name="Strong_20_Emphasis"><text:span text:style-name="T67">sysadmin@localhost</text:span></text:span><text:span text:style-name="Strong_20_Emphasis"><text:span text:style-name="T87">:</text:span></text:span><text:span text:style-name="Strong_20_Emphasis"><text:span text:style-name="T103">~</text:span></text:span><text:span text:style-name="Strong_20_Emphasis"><text:span text:style-name="T87">$</text:span></text:span><text:span text:style-name="T88"> cd Documents</text:span></text:p>
      <text:p text:style-name="P28"><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 alpha-first.txt</text:span></text:p>
      <text:p text:style-name="P29">B is for Bea<text:span text:style-name="T133">r</text:span></text:p>
      <text:p text:style-name="P29">F is for Flowe<text:span text:style-name="T133">r</text:span></text:p>
      <text:p text:style-name="P76"><text:span text:style-name="T33">Again, the position of this operator is important. The </text:span><text:span text:style-name="Source_20_Text"><text:span text:style-name="T34">$</text:span></text:span><text:span text:style-name="T33"> operator must be the </text:span><text:span text:style-name="Variable"><text:span text:style-name="T33">last</text:span></text:span><text:span text:style-name="T33"> character in the pattern in order to be effective as an anchor.</text:span></text:p>
      <text:p text:style-name="P76"><text:span text:style-name="T33">If the </text:span><text:span text:style-name="Source_20_Text"><text:span text:style-name="T34">^</text:span></text:span><text:span text:style-name="T33"> and </text:span><text:span text:style-name="Source_20_Text"><text:span text:style-name="T34">$</text:span></text:span><text:span text:style-name="T33"> operators are used at the beginning and end of the same pattern, the entire line must match the pattern. Meaning that the only way a line would be returned is if the entire line matched exactly, with no other characters on the line.</text:span></text:p>
      <text:p text:style-name="P49"/>
      <text:p text:style-name="P49"/>
      <table:table table:name="Table2" table:style-name="Table2">
        <table:table-column table:style-name="Table2.A"/>
        <table:table-column table:style-name="Table2.B"/>
        <table:table-header-rows>
          <table:table-row table:style-name="TableLine94423702910464">
            <table:table-cell table:style-name="Table2.A1" office:value-type="string">
              <text:p text:style-name="P66">Pattern</text:p>
            </table:table-cell>
            <table:table-cell table:style-name="Table2.B1" office:value-type="string">
              <text:p text:style-name="P66">Meaning</text:p>
            </table:table-cell>
          </table:table-row>
        </table:table-header-rows>
        <table:table-row table:style-name="TableLine94423702910464">
          <table:table-cell table:style-name="Table2.A2" office:value-type="string">
            <text:p text:style-name="P52"><text:span text:style-name="Source_20_Text"><text:span text:style-name="T7">^Hello</text:span></text:span></text:p>
          </table:table-cell>
          <table:table-cell table:style-name="Table2.B2" office:value-type="string">
            <text:p text:style-name="P52"><text:span text:style-name="T128">Matches any line that begins with the </text:span><text:span text:style-name="Source_20_Text"><text:span text:style-name="T7">Hello</text:span></text:span><text:span text:style-name="T128"> string</text:span></text:p>
          </table:table-cell>
        </table:table-row>
        <table:table-row table:style-name="TableLine94423702910464">
          <table:table-cell table:style-name="Table2.A3" office:value-type="string">
            <text:p text:style-name="P52"><text:span text:style-name="Source_20_Text"><text:span text:style-name="T7">World$</text:span></text:span></text:p>
          </table:table-cell>
          <table:table-cell table:style-name="Table2.B3" office:value-type="string">
            <text:p text:style-name="P52"><text:span text:style-name="T128">Matches any line that ends with the </text:span><text:span text:style-name="Source_20_Text"><text:span text:style-name="T7">World</text:span></text:span><text:span text:style-name="T128"> string</text:span></text:p>
          </table:table-cell>
        </table:table-row>
        <table:table-row table:style-name="TableLine94423702910464">
          <table:table-cell table:style-name="Table2.A4" office:value-type="string">
            <text:p text:style-name="P52"><text:span text:style-name="Source_20_Text"><text:span text:style-name="T7">^Hello World$</text:span></text:span></text:p>
          </table:table-cell>
          <table:table-cell table:style-name="Table2.B4" office:value-type="string">
            <text:p text:style-name="P52"><text:span text:style-name="T128">Matches any line which matches the </text:span><text:span text:style-name="Source_20_Text"><text:span text:style-name="T7">Hello World</text:span></text:span><text:span text:style-name="T128"> string </text:span><text:span text:style-name="Variable"><text:span text:style-name="T128">exactly</text:span></text:span></text:p>
          </table:table-cell>
        </table:table-row>
      </table:table>
      <text:p text:style-name="P49"/>
      <text:h text:style-name="P9" text:outline-level="2"><text:soft-page-break/>8.2.2 Match a Single Character With .</text:h>
      <text:p text:style-name="P76"><text:span text:style-name="T33">One of the most useful matching capabilities is provided by the </text:span><text:span text:style-name="Variable"><text:span text:style-name="T33">period</text:span></text:span><text:span text:style-name="T33"> </text:span><text:span text:style-name="Source_20_Text"><text:span text:style-name="T34">.</text:span></text:span><text:span text:style-name="T33"> operator. It will match any character except for the new line character. The </text:span><text:span text:style-name="Source_20_Text"><text:span text:style-name="T34">red.txt</text:span></text:span><text:span text:style-name="T33"> file contains a list of words:</text:span></text:p>
      <text:p text:style-name="P27"><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red.txt</text:span></text:p>
      <text:p text:style-name="P46">red</text:p>
      <text:p text:style-name="P46">reef</text:p>
      <text:p text:style-name="P46">rot</text:p>
      <text:p text:style-name="P46">reeed</text:p>
      <text:p text:style-name="P46">rd</text:p>
      <text:p text:style-name="P46">rod</text:p>
      <text:p text:style-name="P46">roof</text:p>
      <text:p text:style-name="P46">reed</text:p>
      <text:p text:style-name="P46">root</text:p>
      <text:p text:style-name="P46">reel</text:p>
      <text:p text:style-name="P46">read</text:p>
      <text:p text:style-name="P76"><text:span text:style-name="T33">The </text:span><text:span text:style-name="Source_20_Text"><text:span text:style-name="T34">r..t</text:span></text:span><text:span text:style-name="T33"> pattern will find any line that contained the letter </text:span><text:span text:style-name="Source_20_Text"><text:span text:style-name="T34">r</text:span></text:span><text:span text:style-name="T33"> followed by exactly two characters (which can be any character except a newline) and then the letter </text:span><text:span text:style-name="Source_20_Text"><text:span text:style-name="T34">t</text:span></text:span><text:span text:style-name="T33">:</text:span></text:p>
      <text:p text:style-name="P27"><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t red.txt</text:span></text:p>
      <text:p text:style-name="P47">root</text:p>
      <text:p text:style-name="P48"><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f red.txt</text:span></text:p>
      <text:p text:style-name="P47">reef</text:p>
      <text:p text:style-name="P47">roof</text:p>
      <text:p text:style-name="P48"><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d red.txt</text:span></text:p>
      <text:p text:style-name="P47">reed</text:p>
      <text:p text:style-name="P47">read</text:p>
      <text:p text:style-name="P48"><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d red.txt</text:span></text:p>
      <text:p text:style-name="P47">red</text:p>
      <text:p text:style-name="P47">rod</text:p>
      <text:p text:style-name="P81"><text:span text:style-name="T42">Remember, the line does not have to be an exact match, it simply must </text:span><text:span text:style-name="Variable"><text:span text:style-name="T42">contain</text:span></text:span><text:span text:style-name="T42"> the pattern, as seen here when the </text:span><text:span text:style-name="Source_20_Text"><text:span text:style-name="T43">r..t</text:span></text:span><text:span text:style-name="T42"> pattern is searched for in the </text:span><text:span text:style-name="Source_20_Text"><text:span text:style-name="T43">/etc/passwd</text:span></text:span><text:span text:style-name="T42"> file:</text:span></text:p>
      <text:p text:style-name="P27"><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t /etc/passwd</text:span></text:p>
      <text:p text:style-name="P46"><text:span text:style-name="T133">root</text:span>:x:0:0:<text:span text:style-name="T133">root</text:span>:/<text:span text:style-name="T133">root</text:span>:/bin/bash</text:p>
      <text:p text:style-name="P46">operator:x:1000:37::/<text:span text:style-name="T133">root</text:span>:</text:p>
      <text:p text:style-name="P49"/>
      <text:h text:style-name="P9" text:outline-level="2"><text:soft-page-break/>8.2.3 Match a Single Character With [ ]</text:h>
      <text:p text:style-name="P76"><text:span text:style-name="T33">The </text:span><text:span text:style-name="Variable"><text:span text:style-name="T33">list</text:span></text:span><text:span text:style-name="T33"> </text:span><text:span text:style-name="Source_20_Text"><text:span text:style-name="T34">[ ]</text:span></text:span><text:span text:style-name="T33"> operator works in regular expressions similar to how they work in glob expressions; they match a </text:span><text:span text:style-name="Variable"><text:span text:style-name="T33">single</text:span></text:span><text:span text:style-name="T33"> character from the list or range of possible characters contained within the brackets.</text:span></text:p>
      <text:p text:style-name="P76"><text:span text:style-name="T33"/></text:p>
      <text:p text:style-name="P76"><text:span text:style-name="T33">For example, given the </text:span><text:span text:style-name="Source_20_Text"><text:span text:style-name="T34">profile.txt</text:span></text:span><text:span text:style-name="T33"> file:</text:span></text:p>
      <text:p text:style-name="P27"><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profile.txt</text:span></text:p>
      <text:p text:style-name="P46">Hello my name is Joe.</text:p>
      <text:p text:style-name="P46">I am 37 years old.</text:p>
      <text:p text:style-name="P46">3121991</text:p>
      <text:p text:style-name="P46">My favorite food is avocados.</text:p>
      <text:p text:style-name="P46">I have 2 dogs.</text:p>
      <text:p text:style-name="P46">123456789101112</text:p>
      <text:p text:style-name="P76"><text:span text:style-name="T33"/></text:p>
      <text:p text:style-name="P76"><text:span text:style-name="T33">To find all the lines in the </text:span><text:span text:style-name="Source_20_Text"><text:span text:style-name="T34">profile.txt</text:span></text:span><text:span text:style-name="T33"> file that have a number in them, use either the </text:span><text:span text:style-name="Source_20_Text"><text:span text:style-name="T34">[0123456789]</text:span></text:span><text:span text:style-name="T33"> or </text:span><text:span text:style-name="Source_20_Text"><text:span text:style-name="T34">[0-9]</text:span></text:span><text:span text:style-name="T33"> pattern:</text:span></text:p>
      <text:p text:style-name="P76"><text:span text:style-name="T33"/></text:p>
      <text:p text:style-name="P27"><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profile.txt | grep [0-9]</text:span></text:p>
      <text:p text:style-name="P46">I am <text:span text:style-name="T133">37</text:span> years old.</text:p>
      <text:p text:style-name="P47">3121991</text:p>
      <text:p text:style-name="P46">I have <text:span text:style-name="T133">2</text:span> dogs.</text:p>
      <text:p text:style-name="P47">123456789101112</text:p>
      <text:p text:style-name="P80"/>
      <text:p text:style-name="P96"><text:span text:style-name="Strong_20_Emphasis"><text:span text:style-name="T37">Note</text:span></text:span></text:p>
      <text:p text:style-name="P86"><text:span text:style-name="T33">In the last example, the </text:span><text:span text:style-name="Variable"><text:span text:style-name="T33">pipe</text:span></text:span><text:span text:style-name="T33"> | character is used to send the output of one command to another. Some of the following examples use the </text:span><text:span text:style-name="Source_20_Text"><text:span text:style-name="T56">cat</text:span></text:span><text:span text:style-name="T33"> command to send the contents of a file to the </text:span><text:span text:style-name="Source_20_Text"><text:span text:style-name="T56">grep</text:span></text:span><text:span text:style-name="T33"> command.</text:span></text:p>
      <text:p text:style-name="P86"><text:span text:style-name="T33">As explained later in this chapter, the pipe </text:span><text:span text:style-name="Source_20_Text"><text:span text:style-name="T34">|</text:span></text:span><text:span text:style-name="T33"> character can also be used as an alternation operator within an extended regular expression. This should not be confused with the use of pipes in output chains, such as the </text:span><text:span text:style-name="Source_20_Text"><text:span text:style-name="T56">cat | grep</text:span></text:span><text:span text:style-name="T33"> examples.</text:span></text:p>
      <text:p text:style-name="P86"><text:span text:style-name="Variable"><text:span text:style-name="T33">Pipes will be covered in greater detail later in the course.</text:span></text:span></text:p>
      <text:p text:style-name="P49"/>
      <text:p text:style-name="P89"><text:span text:style-name="T38">To find all the lines which contain any non-numeric characters, insert the </text:span><text:span text:style-name="Variable"><text:span text:style-name="T38">negation</text:span></text:span><text:span text:style-name="T38"> </text:span><text:span text:style-name="Source_20_Text"><text:span text:style-name="T39">^</text:span></text:span><text:span text:style-name="T38"> operator as the first character inside the brackets. This </text:span><text:span text:style-name="Variable"><text:span text:style-name="T38">negates</text:span></text:span><text:span text:style-name="T38"> the characters listed:</text:span></text:p>
      <text:p text:style-name="P27"><text:soft-page-break/><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profile.txt | grep [^0-9]</text:span></text:p>
      <text:p text:style-name="P47">Hello my name is Joe.</text:p>
      <text:p text:style-name="P46"><text:span text:style-name="T133">I am</text:span> 37 <text:span text:style-name="T133">years old.</text:span></text:p>
      <text:p text:style-name="P47">My favorite food is avocados.</text:p>
      <text:p text:style-name="P46"><text:span text:style-name="T133">I have</text:span> 2 <text:span text:style-name="T133">dogs.</text:span></text:p>
      <text:p text:style-name="P49"/>
      <text:p text:style-name="P96"><text:span text:style-name="Strong_20_Emphasis"><text:span text:style-name="T37">Note</text:span></text:span></text:p>
      <text:p text:style-name="P86"><text:span text:style-name="T33">Do not mistake </text:span><text:span text:style-name="Source_20_Text"><text:span text:style-name="T34">[^0-9]</text:span></text:span><text:span text:style-name="T33"> to match </text:span><text:span text:style-name="Variable"><text:span text:style-name="T33">lines which do not contain numbers</text:span></text:span><text:span text:style-name="T33">. It actually matches </text:span><text:span text:style-name="Variable"><text:span text:style-name="T33">lines which contain non-number characters</text:span></text:span><text:span text:style-name="T33">. Look at the original file to see the difference. The third and sixth lines only contain numbers, they do not contain non-numbers, so those lines do not match.</text:span></text:p>
      <text:p text:style-name="P49"/>
      <text:p text:style-name="P89"><text:span text:style-name="T38">When other regular expression operators are placed inside of the list</text:span><text:span text:style-name="T44"> </text:span><text:span text:style-name="Source_20_Text"><text:span text:style-name="T45">[ ]</text:span></text:span><text:span text:style-name="T44"> </text:span><text:span text:style-name="T38">operators, they are treated as literal characters. For example, the </text:span><text:span text:style-name="Source_20_Text"><text:span text:style-name="T39">.</text:span></text:span><text:span text:style-name="T38"> character normally matches any one character, but when placed inside the square brackets, then it will just match the </text:span><text:span text:style-name="Source_20_Text"><text:span text:style-name="T39">.</text:span></text:span><text:span text:style-name="T38"> character itself. In the example, only lines which contain the literal </text:span><text:span text:style-name="Source_20_Text"><text:span text:style-name="T39">.</text:span></text:span><text:span text:style-name="T38"> character are matched.</text:span></text:p>
      <text:p text:style-name="P89"><text:span text:style-name="T38"/></text:p>
      <text:p text:style-name="P27"><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profile.txt | grep [.]</text:span></text:p>
      <text:p text:style-name="P46">Hello my name is Joe<text:span text:style-name="T133">.</text:span></text:p>
      <text:p text:style-name="P46">I am 37 years old<text:span text:style-name="T133">.</text:span></text:p>
      <text:p text:style-name="P46">My favorite food is avocados<text:span text:style-name="T133">.</text:span></text:p>
      <text:p text:style-name="P46">I have 2 dogs<text:span text:style-name="T133">.</text:span></text:p>
      <text:p text:style-name="P49"/>
      <text:h text:style-name="P8" text:outline-level="2"/>
      <text:h text:style-name="P8" text:outline-level="2"/>
      <text:h text:style-name="P8" text:outline-level="2"/>
      <text:h text:style-name="P8" text:outline-level="2"/>
      <text:h text:style-name="P9" text:outline-level="2">8.3 Extended Regular Expressions</text:h>
      <text:p text:style-name="P92"/>
      <text:p text:style-name="P75">While most commands that use regular expressions can interpret basic regular expressions, the use of extended regular expressions often requires a special option be provided to the command to recognize them.</text:p>
      <text:p text:style-name="P75">Extended regular expression patterns support the basic regex operators PLUS the following additional operators:</text:p>
      <table:table table:name="Table3" table:style-name="Table3">
        <table:table-column table:style-name="Table3.A"/>
        <table:table-column table:style-name="Table3.B"/>
        <table:table-column table:style-name="Table3.C"/>
        <table:table-header-rows>
          <text:soft-page-break/>
          <table:table-row table:style-name="TableLine94423782182912">
            <table:table-cell table:style-name="Table3.A1" office:value-type="string">
              <text:p text:style-name="P68">Extended Regex</text:p>
            </table:table-cell>
            <table:table-cell table:style-name="Table3.B1" office:value-type="string">
              <text:p text:style-name="P68">Operators</text:p>
            </table:table-cell>
            <table:table-cell table:style-name="Table3.C1" office:value-type="string">
              <text:p text:style-name="P68">Meaning</text:p>
            </table:table-cell>
          </table:table-row>
        </table:table-header-rows>
        <table:table-row table:style-name="TableLine94423782182912">
          <table:table-cell table:style-name="Table3.A2" office:value-type="string">
            <text:p text:style-name="P59">Grouping operator</text:p>
          </table:table-cell>
          <table:table-cell table:style-name="Table3.B2" office:value-type="string">
            <text:p text:style-name="P60"><text:span text:style-name="Source_20_Text"><text:span text:style-name="T10">( )</text:span></text:span></text:p>
          </table:table-cell>
          <table:table-cell table:style-name="Table3.C2" office:value-type="string">
            <text:p text:style-name="P59">Groups characters together to form a subpattern.</text:p>
          </table:table-cell>
        </table:table-row>
        <table:table-row table:style-name="TableLine94423782182912">
          <table:table-cell table:style-name="Table3.A3" office:value-type="string">
            <text:p text:style-name="P59">Asterisk operator</text:p>
          </table:table-cell>
          <table:table-cell table:style-name="Table3.B3" office:value-type="string">
            <text:p text:style-name="P60"><text:span text:style-name="Source_20_Text"><text:span text:style-name="T10">*</text:span></text:span></text:p>
          </table:table-cell>
          <table:table-cell table:style-name="Table3.C3" office:value-type="string">
            <text:p text:style-name="P59">Previous character (or subpattern) is present zero or more times.</text:p>
          </table:table-cell>
        </table:table-row>
        <table:table-row table:style-name="TableLine94423782182912">
          <table:table-cell table:style-name="Table3.A4" office:value-type="string">
            <text:p text:style-name="P59">Plus operator</text:p>
          </table:table-cell>
          <table:table-cell table:style-name="Table3.B4" office:value-type="string">
            <text:p text:style-name="P60"><text:span text:style-name="Source_20_Text"><text:span text:style-name="T10">+</text:span></text:span></text:p>
          </table:table-cell>
          <table:table-cell table:style-name="Table3.C4" office:value-type="string">
            <text:p text:style-name="P59">Previous character (or subpattern) is present at least one or more times.</text:p>
          </table:table-cell>
        </table:table-row>
        <table:table-row table:style-name="TableLine94423782182912">
          <table:table-cell table:style-name="Table3.A5" office:value-type="string">
            <text:p text:style-name="P59">Question mark operator</text:p>
          </table:table-cell>
          <table:table-cell table:style-name="Table3.B5" office:value-type="string">
            <text:p text:style-name="P60"><text:span text:style-name="Source_20_Text"><text:span text:style-name="T10">?</text:span></text:span></text:p>
          </table:table-cell>
          <table:table-cell table:style-name="Table3.C5" office:value-type="string">
            <text:p text:style-name="P59">Previous character (or subpattern) is present zero or one time (but not more).</text:p>
          </table:table-cell>
        </table:table-row>
        <table:table-row table:style-name="TableLine94423782182912">
          <table:table-cell table:style-name="Table3.A6" office:value-type="string">
            <text:p text:style-name="P59">Curly brace operator</text:p>
          </table:table-cell>
          <table:table-cell table:style-name="Table3.B6" office:value-type="string">
            <text:p text:style-name="P60"><text:span text:style-name="Source_20_Text"><text:span text:style-name="T10">{,}</text:span></text:span></text:p>
          </table:table-cell>
          <table:table-cell table:style-name="Table3.C6" office:value-type="string">
            <text:p text:style-name="P59">Specify minimum, maximum, or exact matches of the previous character (or subpattern).</text:p>
          </table:table-cell>
        </table:table-row>
        <table:table-row table:style-name="TableLine94423782182912">
          <table:table-cell table:style-name="Table3.A7" office:value-type="string">
            <text:p text:style-name="P59">Alternation operator</text:p>
          </table:table-cell>
          <table:table-cell table:style-name="Table3.B7" office:value-type="string">
            <text:p text:style-name="P60"><text:span text:style-name="Source_20_Text"><text:span text:style-name="T10">|</text:span></text:span></text:p>
          </table:table-cell>
          <table:table-cell table:style-name="Table3.C7" office:value-type="string">
            <text:p text:style-name="P60"><text:span text:style-name="T132">Logical OR of choices. For example, </text:span><text:span text:style-name="Source_20_Text"><text:span text:style-name="T10">abc|def|xyz</text:span></text:span><text:span text:style-name="T132"> matches </text:span><text:span text:style-name="Source_20_Text"><text:span text:style-name="T10">abc</text:span></text:span><text:span text:style-name="T132"> or </text:span><text:span text:style-name="Source_20_Text"><text:span text:style-name="T10">def</text:span></text:span><text:span text:style-name="T132"> or </text:span><text:span text:style-name="Source_20_Text"><text:span text:style-name="T10">xyz</text:span></text:span><text:span text:style-name="T132">.</text:span></text:p>
          </table:table-cell>
        </table:table-row>
      </table:table>
      <text:p text:style-name="P77"><text:span text:style-name="T18"/></text:p>
      <text:p text:style-name="P76"><text:span text:style-name="T33">The </text:span><text:span text:style-name="Source_20_Text"><text:span text:style-name="T56">grep</text:span></text:span><text:span text:style-name="T33"> command understands both basic and extended regular expressions. By default, the </text:span><text:span text:style-name="Source_20_Text"><text:span text:style-name="T56">grep</text:span></text:span><text:span text:style-name="T33"> command assumes only basic regular expressions, meaning the </text:span><text:span text:style-name="Source_20_Text"><text:span text:style-name="T48">+</text:span></text:span><text:span text:style-name="T47">, </text:span><text:span text:style-name="Source_20_Text"><text:span text:style-name="T48">?</text:span></text:span><text:span text:style-name="T47">, </text:span><text:span text:style-name="Source_20_Text"><text:span text:style-name="T48">{</text:span></text:span><text:span text:style-name="T47">, </text:span><text:span text:style-name="Source_20_Text"><text:span text:style-name="T48">|</text:span></text:span><text:span text:style-name="T47">, </text:span><text:span text:style-name="Source_20_Text"><text:span text:style-name="T48">(</text:span></text:span><text:span text:style-name="T47">,</text:span><text:span text:style-name="T33"> and</text:span><text:span text:style-name="T47"> </text:span><text:span text:style-name="Source_20_Text"><text:span text:style-name="T48">)</text:span></text:span><text:span text:style-name="T33"> operators are interpreted as literal characters.</text:span></text:p>
      <text:p text:style-name="P76"><text:span text:style-name="T33">Historically, there is a command called </text:span><text:span text:style-name="Source_20_Text"><text:span text:style-name="T56">egrep</text:span></text:span><text:span text:style-name="T33">, which is similar to the </text:span><text:span text:style-name="Source_20_Text"><text:span text:style-name="T56">grep</text:span></text:span><text:span text:style-name="T33"> command, but can understand extended regular expressions. Now, the </text:span><text:span text:style-name="Source_20_Text"><text:span text:style-name="T56">egrep</text:span></text:span><text:span text:style-name="T33"> command is deprecated in favor of using </text:span><text:span text:style-name="Source_20_Text"><text:span text:style-name="T56">grep</text:span></text:span><text:span text:style-name="T33"> with the </text:span><text:span text:style-name="Source_20_Text"><text:span text:style-name="T56">-E</text:span></text:span><text:span text:style-name="T33"> option.</text:span></text:p>
      <text:p text:style-name="P49"/>
      <text:p text:style-name="P96"><text:span text:style-name="Strong_20_Emphasis"><text:span text:style-name="T22">Note</text:span></text:span></text:p>
      <text:p text:style-name="P86"><text:span text:style-name="T23">The term </text:span><text:span text:style-name="Variable"><text:span text:style-name="T23">subpattern</text:span></text:span><text:span text:style-name="T23"> introduced above will be covered in the next section.</text:span></text:p>
      <text:p text:style-name="P49"/>
      <text:p text:style-name="P49"/>
      <text:h text:style-name="P9" text:outline-level="2">8.3.1 Grouping With ( )</text:h>
      <text:p text:style-name="P76"><text:span text:style-name="T33">The grouping </text:span><text:span text:style-name="Source_20_Text"><text:span text:style-name="T34">( )</text:span></text:span><text:span text:style-name="T33"> operator creates groupings that can be used for several purposes. At the most basic level, they are used to group together characters that can be targeted by matching operators like </text:span><text:span text:style-name="Source_20_Text"><text:span text:style-name="T34">*</text:span></text:span><text:span text:style-name="T33">, </text:span><text:span text:style-name="Source_20_Text"><text:span text:style-name="T34">+</text:span></text:span><text:span text:style-name="T33">, </text:span><text:span text:style-name="Source_20_Text"><text:span text:style-name="T34">?</text:span></text:span><text:span text:style-name="T33">, or the curly braces </text:span><text:span text:style-name="Source_20_Text"><text:span text:style-name="T34">{ }</text:span></text:span><text:span text:style-name="T33">.</text:span></text:p>
      <text:p text:style-name="P76"><text:span text:style-name="T33">This grouping is considered to be a subpattern of the pattern. A subpattern is a smaller pattern within a pattern. The matching operators </text:span><text:span text:style-name="Source_20_Text"><text:span text:style-name="T34">*</text:span></text:span><text:span text:style-name="T33">, </text:span><text:span text:style-name="Source_20_Text"><text:span text:style-name="T34">?</text:span></text:span><text:span text:style-name="T33">, </text:span><text:span text:style-name="Source_20_Text"><text:span text:style-name="T34">+</text:span></text:span><text:span text:style-name="T33">, and </text:span><text:span text:style-name="Source_20_Text"><text:span text:style-name="T34">{ }</text:span></text:span><text:span text:style-name="T33"> that match single characters, can also be applied to subpatterns.</text:span></text:p>
      <text:p text:style-name="P76"><text:span text:style-name="T33">In the example below, parentheses are used to match the </text:span><text:span text:style-name="Source_20_Text"><text:span text:style-name="T34">M</text:span></text:span><text:span text:style-name="T33"> character, followed by the </text:span><text:span text:style-name="Source_20_Text"><text:span text:style-name="T34">iss</text:span></text:span><text:span text:style-name="T33"> subpattern repeated zero or more times:</text:span></text:p>
      <text:p text:style-name="P20"><text:soft-page-break/><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echo 'Miss Mister Mississippi Missed Mismatched' | grep -E 'M(iss)*'</text:span></text:p>
      <text:p text:style-name="P30"><text:span text:style-name="T133">Miss</text:span> <text:span text:style-name="T133">M</text:span>ister <text:span text:style-name="T133">Mississ</text:span>ippi <text:span text:style-name="T133">Miss</text:span>ed <text:span text:style-name="T133">M</text:span>ismatched</text:p>
      <text:p text:style-name="Text_20_body"><text:span text:style-name="Strong_20_Emphasis"><text:span text:style-name="T128"/></text:span></text:p>
      <text:p text:style-name="P96"><text:span text:style-name="Strong_20_Emphasis"><text:span text:style-name="T17">Note</text:span></text:span></text:p>
      <text:p text:style-name="P86"><text:span text:style-name="T33">Don't forget to use </text:span><text:span text:style-name="Source_20_Text"><text:span text:style-name="T56">grep -E</text:span></text:span><text:span text:style-name="T33"> in order to get the command to recognize the extended regular expression character.</text:span></text:p>
      <text:p text:style-name="P49"/>
      <text:p text:style-name="P49"/>
      <text:p text:style-name="P49"/>
      <text:h text:style-name="P10" text:outline-level="2">8.3.2 Match a Repeated Character With +</text:h>
      <text:p text:style-name="P76"><text:span text:style-name="T33"/></text:p>
      <text:p text:style-name="P76"><text:span text:style-name="T33">Another solution to the problems of using the asterisk </text:span><text:span text:style-name="Source_20_Text"><text:span text:style-name="T34">*</text:span></text:span><text:span text:style-name="T33"> operator is to use the extended regex plus </text:span><text:span text:style-name="Source_20_Text"><text:span text:style-name="T34">+</text:span></text:span><text:span text:style-name="T33"> operator, instead. This matches at least one of the previous characters, instead of zero, so it is much more selective. For example, the </text:span><text:span text:style-name="Source_20_Text"><text:span text:style-name="T34">e+</text:span></text:span><text:span text:style-name="T33"> pattern would only match if the text contained one or more </text:span><text:span text:style-name="Source_20_Text"><text:span text:style-name="T34">e</text:span></text:span><text:span text:style-name="T33"> characters, yielding the same results as the previously used </text:span><text:span text:style-name="Source_20_Text"><text:span text:style-name="T34">ee*</text:span></text:span><text:span text:style-name="T33"> pattern:</text:span></text:p>
      <text:p text:style-name="P23"><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red.txt | grep -E 'e+'</text:span></text:p>
      <text:p text:style-name="P34">r<text:span text:style-name="T133">e</text:span>d</text:p>
      <text:p text:style-name="P34">r<text:span text:style-name="T133">ee</text:span>f</text:p>
      <text:p text:style-name="P34">r<text:span text:style-name="T133">eee</text:span>d</text:p>
      <text:p text:style-name="P34">r<text:span text:style-name="T133">ee</text:span>d</text:p>
      <text:p text:style-name="P34">r<text:span text:style-name="T133">ee</text:span>l</text:p>
      <text:p text:style-name="P34">r<text:span text:style-name="T133">e</text:span>ad</text:p>
      <text:p text:style-name="P36"><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red.txt | grep -E 're+d'</text:span></text:p>
      <text:p text:style-name="P35">red</text:p>
      <text:p text:style-name="P35">reed</text:p>
      <text:p text:style-name="P35">reed</text:p>
      <text:p text:style-name="P76"><text:span text:style-name="T33">In the example below, grouping is used in conjunction with the </text:span><text:span text:style-name="Source_20_Text"><text:span text:style-name="T34">+</text:span></text:span><text:span text:style-name="T33"> operator to match the recurring </text:span><text:span text:style-name="Source_20_Text"><text:span text:style-name="T34">iss</text:span></text:span><text:span text:style-name="T33"> subpattern:</text:span></text:p>
      <text:p text:style-name="P23"><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echo 'Miss Mississippi missed her mister.' | grep -E '(iss)+'</text:span></text:p>
      <text:p text:style-name="P34">M<text:span text:style-name="T133">iss</text:span> M<text:span text:style-name="T133">ississ</text:span>ippi m<text:span text:style-name="T133">iss</text:span>ed her mister.</text:p>
      <table:table table:name="Table4" table:style-name="Table4">
        <table:table-column table:style-name="Table4.A"/>
        <table:table-column table:style-name="Table4.B"/>
        <table:table-header-rows>
          <text:soft-page-break/>
          <table:table-row table:style-name="TableLine94423784308224">
            <table:table-cell table:style-name="Table4.A1" office:value-type="string">
              <text:p text:style-name="P72">Pattern</text:p>
            </table:table-cell>
            <table:table-cell table:style-name="Table4.B1" office:value-type="string">
              <text:p text:style-name="P72">Meaning</text:p>
            </table:table-cell>
          </table:table-row>
        </table:table-header-rows>
        <table:table-row table:style-name="TableLine94423784308224">
          <table:table-cell table:style-name="Table4.A2" office:value-type="string">
            <text:p text:style-name="P52"><text:span text:style-name="Source_20_Text"><text:span text:style-name="T7">xyz+</text:span></text:span></text:p>
          </table:table-cell>
          <table:table-cell table:style-name="Table4.B2" office:value-type="string">
            <text:p text:style-name="P52"><text:span text:style-name="T128">Matches the </text:span><text:span text:style-name="Source_20_Text"><text:span text:style-name="T7">xy</text:span></text:span><text:span text:style-name="T128"> string followed by one or more of the </text:span><text:span text:style-name="Source_20_Text"><text:span text:style-name="T7">z</text:span></text:span><text:span text:style-name="T128"> character</text:span></text:p>
          </table:table-cell>
        </table:table-row>
        <table:table-row table:style-name="TableLine94423784308224">
          <table:table-cell table:style-name="Table4.A3" office:value-type="string">
            <text:p text:style-name="P52"><text:span text:style-name="Source_20_Text"><text:span text:style-name="T7">(xyz)+</text:span></text:span></text:p>
          </table:table-cell>
          <table:table-cell table:style-name="Table4.B3" office:value-type="string">
            <text:p text:style-name="P52"><text:span text:style-name="T128">Matches one or more copies of the </text:span><text:span text:style-name="Source_20_Text"><text:span text:style-name="T7">xyz</text:span></text:span><text:span text:style-name="T128"> string</text:span></text:p>
          </table:table-cell>
        </table:table-row>
      </table:table>
      <text:h text:style-name="P10" text:outline-level="2"/>
      <text:h text:style-name="P10" text:outline-level="2">8.3.3 Match an Optional Character With ?</text:h>
      <text:p text:style-name="P76"><text:span text:style-name="T33">The extended regex question mark </text:span><text:span text:style-name="Source_20_Text"><text:span text:style-name="T34">?</text:span></text:span><text:span text:style-name="T33"> operator matches the preceding character or grouping zero or one times, making it optional. For example, consider the word </text:span><text:span text:style-name="Source_20_Text"><text:span text:style-name="T34">color</text:span></text:span><text:span text:style-name="T33">, which can also be spelled with an optional </text:span><text:span text:style-name="Source_20_Text"><text:span text:style-name="T34">u</text:span></text:span><text:span text:style-name="T33"> as </text:span><text:span text:style-name="Source_20_Text"><text:span text:style-name="T34">colour</text:span></text:span><text:span text:style-name="T33"> (depending on the English dialect being used). Use the </text:span><text:span text:style-name="Source_20_Text"><text:span text:style-name="T34">colou?r</text:span></text:span><text:span text:style-name="T33"> pattern to match either spelling:</text:span></text:p>
      <text:p text:style-name="P23"><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E 'colou?r' spelling.txt</text:span></text:p>
      <text:p text:style-name="P34">American English: Do you consider gray to be a <text:span text:style-name="T133">color</text:span> or a shade?</text:p>
      <text:p text:style-name="P34">British English: Do you consider grey to be a <text:span text:style-name="T133">colour</text:span> or a shade?</text:p>
      <table:table table:name="Table5" table:style-name="Table5">
        <table:table-column table:style-name="Table5.A"/>
        <table:table-column table:style-name="Table5.B"/>
        <table:table-header-rows>
          <table:table-row table:style-name="TableLine94423791010304">
            <table:table-cell table:style-name="Table5.A1" office:value-type="string">
              <text:p text:style-name="P69">Pattern</text:p>
            </table:table-cell>
            <table:table-cell table:style-name="Table5.B1" office:value-type="string">
              <text:p text:style-name="P69">Meaning</text:p>
            </table:table-cell>
          </table:table-row>
        </table:table-header-rows>
        <table:table-row table:style-name="TableLine94423791010304">
          <table:table-cell table:style-name="Table5.A2" office:value-type="string">
            <text:p text:style-name="P52"><text:span text:style-name="Source_20_Text"><text:span text:style-name="T7">xyz?</text:span></text:span></text:p>
          </table:table-cell>
          <table:table-cell table:style-name="Table5.B2" office:value-type="string">
            <text:p text:style-name="P52"><text:span text:style-name="T128">Matches the </text:span><text:span text:style-name="Source_20_Text"><text:span text:style-name="T7">xy</text:span></text:span><text:span text:style-name="T128"> string followed by zero or one of the </text:span><text:span text:style-name="Source_20_Text"><text:span text:style-name="T7">z</text:span></text:span><text:span text:style-name="T128"> character</text:span></text:p>
          </table:table-cell>
        </table:table-row>
        <table:table-row table:style-name="TableLine94423791010304">
          <table:table-cell table:style-name="Table5.A3" office:value-type="string">
            <text:p text:style-name="P52"><text:span text:style-name="Source_20_Text"><text:span text:style-name="T7">x(yz)?</text:span></text:span></text:p>
          </table:table-cell>
          <table:table-cell table:style-name="Table5.B3" office:value-type="string">
            <text:p text:style-name="P52"><text:span text:style-name="T128">Matches the </text:span><text:span text:style-name="Source_20_Text"><text:span text:style-name="T7">x</text:span></text:span><text:span text:style-name="T128"> character followed by zero or one of the </text:span><text:span text:style-name="Source_20_Text"><text:span text:style-name="T7">yz</text:span></text:span><text:span text:style-name="T128"> string</text:span></text:p>
          </table:table-cell>
        </table:table-row>
      </table:table>
      <text:p text:style-name="P49"/>
      <text:p text:style-name="P49"/>
      <text:h text:style-name="P10" text:outline-level="2">8.3.4 Match a Repeated Character With { }</text:h>
      <text:p text:style-name="P76"><text:span text:style-name="T33">The extended regex curly brace </text:span><text:span text:style-name="Source_20_Text"><text:span text:style-name="T34">{ }</text:span></text:span><text:span text:style-name="T33"> operator is used to specify the number of occurrences of the preceding character or subpattern.</text:span></text:p>
      <table:table table:name="Table6" table:style-name="Table6">
        <table:table-column table:style-name="Table6.A"/>
        <table:table-column table:style-name="Table6.B"/>
        <table:table-header-rows>
          <table:table-row table:style-name="TableLine94423758394368">
            <table:table-cell table:style-name="Table6.A1" office:value-type="string">
              <text:p text:style-name="P69">Pattern</text:p>
            </table:table-cell>
            <table:table-cell table:style-name="Table6.B1" office:value-type="string">
              <text:p text:style-name="P69">Meaning</text:p>
            </table:table-cell>
          </table:table-row>
        </table:table-header-rows>
        <table:table-row table:style-name="TableLine94423758394368">
          <table:table-cell table:style-name="Table6.A2" office:value-type="string">
            <text:p text:style-name="P52"><text:span text:style-name="Source_20_Text"><text:span text:style-name="T7">a{0,}</text:span></text:span></text:p>
          </table:table-cell>
          <table:table-cell table:style-name="Table6.B2" office:value-type="string">
            <text:p text:style-name="P52"><text:span text:style-name="T128">Zero or more </text:span><text:span text:style-name="Source_20_Text"><text:span text:style-name="T7">a</text:span></text:span><text:span text:style-name="T128"> characters</text:span></text:p>
          </table:table-cell>
        </table:table-row>
        <table:table-row table:style-name="TableLine94423758394368">
          <table:table-cell table:style-name="Table6.A3" office:value-type="string">
            <text:p text:style-name="P52"><text:span text:style-name="Source_20_Text"><text:span text:style-name="T7">a{1,}</text:span></text:span></text:p>
          </table:table-cell>
          <table:table-cell table:style-name="Table6.B3" office:value-type="string">
            <text:p text:style-name="P52"><text:span text:style-name="T128">One or more </text:span><text:span text:style-name="Source_20_Text"><text:span text:style-name="T7">a</text:span></text:span><text:span text:style-name="T128"> characters</text:span></text:p>
          </table:table-cell>
        </table:table-row>
        <table:table-row table:style-name="TableLine94423758394368">
          <table:table-cell table:style-name="Table6.A4" office:value-type="string">
            <text:p text:style-name="P52"><text:span text:style-name="Source_20_Text"><text:span text:style-name="T7">a{0,1}</text:span></text:span></text:p>
          </table:table-cell>
          <table:table-cell table:style-name="Table6.B4" office:value-type="string">
            <text:p text:style-name="P52"><text:span text:style-name="T128">Zero or one </text:span><text:span text:style-name="Source_20_Text"><text:span text:style-name="T7">a</text:span></text:span><text:span text:style-name="T128"> characters</text:span></text:p>
          </table:table-cell>
        </table:table-row>
        <table:table-row table:style-name="TableLine94423758394368">
          <table:table-cell table:style-name="Table6.A5" office:value-type="string">
            <text:p text:style-name="P52"><text:span text:style-name="Source_20_Text"><text:span text:style-name="T7">a{5}</text:span></text:span></text:p>
          </table:table-cell>
          <table:table-cell table:style-name="Table6.B5" office:value-type="string">
            <text:p text:style-name="P52"><text:span text:style-name="T128">Five </text:span><text:span text:style-name="Source_20_Text"><text:span text:style-name="T7">a</text:span></text:span><text:span text:style-name="T128"> characters</text:span></text:p>
          </table:table-cell>
        </table:table-row>
        <table:table-row table:style-name="TableLine94423758394368">
          <table:table-cell table:style-name="Table6.A6" office:value-type="string">
            <text:p text:style-name="P52"><text:span text:style-name="Source_20_Text"><text:span text:style-name="T7">a{,5}</text:span></text:span></text:p>
          </table:table-cell>
          <table:table-cell table:style-name="Table6.B6" office:value-type="string">
            <text:p text:style-name="P52"><text:span text:style-name="T128">Five or fewer </text:span><text:span text:style-name="Source_20_Text"><text:span text:style-name="T7">a</text:span></text:span><text:span text:style-name="T128"> characters</text:span></text:p>
          </table:table-cell>
        </table:table-row>
        <table:table-row table:style-name="TableLine94423758394368">
          <table:table-cell table:style-name="Table6.A7" office:value-type="string">
            <text:p text:style-name="P52"><text:span text:style-name="Source_20_Text"><text:span text:style-name="T7">a{3,5}</text:span></text:span></text:p>
          </table:table-cell>
          <table:table-cell table:style-name="Table6.B7" office:value-type="string">
            <text:p text:style-name="P52"><text:span text:style-name="T128">From three to five </text:span><text:span text:style-name="Source_20_Text"><text:span text:style-name="T7">a</text:span></text:span><text:span text:style-name="T128"> characters</text:span></text:p>
          </table:table-cell>
        </table:table-row>
      </table:table>
      <text:p text:style-name="P76"><text:span text:style-name="T33"/></text:p>
      <text:p text:style-name="P76"><text:soft-page-break/><text:span text:style-name="T33">To demonstrate, the </text:span><text:span text:style-name="Source_20_Text"><text:span text:style-name="T34">{ }</text:span></text:span><text:span text:style-name="T33"> operator in action, the example below matches one or more instances of the letter </text:span><text:span text:style-name="Source_20_Text"><text:span text:style-name="T34">r</text:span></text:span><text:span text:style-name="T33"> in the </text:span><text:span text:style-name="Source_20_Text"><text:span text:style-name="T34">animals.txt</text:span></text:span><text:span text:style-name="T33"> file:</text:span></text:p>
      <text:p text:style-name="P23"><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E 'r{1,}' animals.txt</text:span></text:p>
      <text:p text:style-name="P34">1 <text:span text:style-name="T133">r</text:span>et<text:span text:style-name="T133">r</text:span>ieve<text:span text:style-name="T133">r</text:span></text:p>
      <text:p text:style-name="P34">2 badge<text:span text:style-name="T133">r</text:span></text:p>
      <text:p text:style-name="P49"/>
      <text:h text:style-name="P10" text:outline-level="2">8.3.4.1 Comparing Quantifiers</text:h>
      <text:p text:style-name="P76"><text:span text:style-name="T33">The </text:span><text:span text:style-name="Source_20_Text"><text:span text:style-name="T34">*</text:span></text:span><text:span text:style-name="T33">, </text:span><text:span text:style-name="Source_20_Text"><text:span text:style-name="T34">+</text:span></text:span><text:span text:style-name="T33">, </text:span><text:span text:style-name="Source_20_Text"><text:span text:style-name="T34">?</text:span></text:span><text:span text:style-name="T33">, and </text:span><text:span text:style-name="Source_20_Text"><text:span text:style-name="T34">{ }</text:span></text:span><text:span text:style-name="T33"> characters are considered to be </text:span><text:span text:style-name="Variable"><text:span text:style-name="T33">quantifying operators</text:span></text:span><text:span text:style-name="T33">. The curly braces </text:span><text:span text:style-name="Source_20_Text"><text:span text:style-name="T34">{ }</text:span></text:span><text:span text:style-name="T33"> can be used instead of the other quantifiers. The following chart illustrates some examples of using curly braces:</text:span></text:p>
      <table:table table:name="Table7" table:style-name="Table7">
        <table:table-column table:style-name="Table7.A"/>
        <table:table-column table:style-name="Table7.B"/>
        <table:table-row table:style-name="Table7.1">
          <table:table-cell table:style-name="Table7.A1" office:value-type="string">
            <text:p text:style-name="P69">Pattern</text:p>
          </table:table-cell>
          <table:table-cell table:style-name="Table7.B1" office:value-type="string">
            <text:p text:style-name="P69">Meaning</text:p>
          </table:table-cell>
        </table:table-row>
        <table:table-row table:style-name="Table7.1">
          <table:table-cell table:style-name="Table7.A2" office:value-type="string">
            <text:p text:style-name="P56"><text:span text:style-name="Source_20_Text"><text:span text:style-name="T7">xyz*</text:span></text:span></text:p>
            <text:p text:style-name="P56"><text:span text:style-name="Source_20_Text"><text:span text:style-name="T7">xyz{0,}</text:span></text:span></text:p>
          </table:table-cell>
          <table:table-cell table:style-name="Table7.B2" office:value-type="string">
            <text:p text:style-name="P52"><text:span text:style-name="T128">Matches the </text:span><text:span text:style-name="Source_20_Text"><text:span text:style-name="T7">xy</text:span></text:span><text:span text:style-name="T128"> string followed by zero or more of the </text:span><text:span text:style-name="Source_20_Text"><text:span text:style-name="T7">z</text:span></text:span><text:span text:style-name="T128"> character</text:span></text:p>
          </table:table-cell>
        </table:table-row>
        <table:table-row table:style-name="Table7.1">
          <table:table-cell table:style-name="Table7.A3" office:value-type="string">
            <text:p text:style-name="P56"><text:span text:style-name="Source_20_Text"><text:span text:style-name="T7">x(yz)*</text:span></text:span></text:p>
            <text:p text:style-name="P56"><text:span text:style-name="Source_20_Text"><text:span text:style-name="T7">x(yz){0,}</text:span></text:span></text:p>
          </table:table-cell>
          <table:table-cell table:style-name="Table7.B3" office:value-type="string">
            <text:p text:style-name="P52"><text:span text:style-name="T128">Matches the </text:span><text:span text:style-name="Source_20_Text"><text:span text:style-name="T7">x</text:span></text:span><text:span text:style-name="T128"> character followed by zero or more copies of the </text:span><text:span text:style-name="Source_20_Text"><text:span text:style-name="T7">yz</text:span></text:span><text:span text:style-name="T128"> string</text:span></text:p>
          </table:table-cell>
        </table:table-row>
        <table:table-row table:style-name="Table7.1">
          <table:table-cell table:style-name="Table7.A4" office:value-type="string">
            <text:p text:style-name="P56"><text:span text:style-name="Source_20_Text"><text:span text:style-name="T7">xyz+</text:span></text:span></text:p>
            <text:p text:style-name="P56"><text:span text:style-name="Source_20_Text"><text:span text:style-name="T7">xyz{1,}</text:span></text:span></text:p>
          </table:table-cell>
          <table:table-cell table:style-name="Table7.B4" office:value-type="string">
            <text:p text:style-name="P52"><text:span text:style-name="T128">Matches the </text:span><text:span text:style-name="Source_20_Text"><text:span text:style-name="T7">xy</text:span></text:span><text:span text:style-name="T128"> string followed by one or more of the </text:span><text:span text:style-name="Source_20_Text"><text:span text:style-name="T7">z</text:span></text:span><text:span text:style-name="T128"> character</text:span></text:p>
          </table:table-cell>
        </table:table-row>
        <table:table-row table:style-name="Table7.1">
          <table:table-cell table:style-name="Table7.A5" office:value-type="string">
            <text:p text:style-name="P56"><text:span text:style-name="Source_20_Text"><text:span text:style-name="T7">(xyz)+</text:span></text:span></text:p>
            <text:p text:style-name="P56"><text:span text:style-name="Source_20_Text"><text:span text:style-name="T7">(xyz){1,}</text:span></text:span></text:p>
          </table:table-cell>
          <table:table-cell table:style-name="Table7.B5" office:value-type="string">
            <text:p text:style-name="P52"><text:span text:style-name="T128">Matches one or more copies of the </text:span><text:span text:style-name="Source_20_Text"><text:span text:style-name="T7">xyz</text:span></text:span><text:span text:style-name="T128"> string</text:span></text:p>
          </table:table-cell>
        </table:table-row>
        <table:table-row table:style-name="Table7.1">
          <table:table-cell table:style-name="Table7.A6" office:value-type="string">
            <text:p text:style-name="P56"><text:span text:style-name="Source_20_Text"><text:span text:style-name="T7">xyz?</text:span></text:span></text:p>
            <text:p text:style-name="P56"><text:span text:style-name="Source_20_Text"><text:span text:style-name="T7">xyz{0,1}</text:span></text:span></text:p>
          </table:table-cell>
          <table:table-cell table:style-name="Table7.B6" office:value-type="string">
            <text:p text:style-name="P52"><text:span text:style-name="T128">Matches the </text:span><text:span text:style-name="Source_20_Text"><text:span text:style-name="T7">xy</text:span></text:span><text:span text:style-name="T128"> string followed by zero or one of the </text:span><text:span text:style-name="Source_20_Text"><text:span text:style-name="T7">z</text:span></text:span><text:span text:style-name="T128"> character</text:span></text:p>
          </table:table-cell>
        </table:table-row>
        <table:table-row table:style-name="Table7.1">
          <table:table-cell table:style-name="Table7.A7" office:value-type="string">
            <text:p text:style-name="P56"><text:span text:style-name="Source_20_Text"><text:span text:style-name="T7">xyz{,5}</text:span></text:span></text:p>
          </table:table-cell>
          <table:table-cell table:style-name="Table7.B7" office:value-type="string">
            <text:p text:style-name="P52"><text:span text:style-name="T128">Matches the </text:span><text:span text:style-name="Source_20_Text"><text:span text:style-name="T7">xy</text:span></text:span><text:span text:style-name="T128"> string followed by five or fewer of the </text:span><text:span text:style-name="Source_20_Text"><text:span text:style-name="T7">z</text:span></text:span><text:span text:style-name="T128"> character</text:span></text:p>
          </table:table-cell>
        </table:table-row>
        <table:table-row table:style-name="Table7.1">
          <table:table-cell table:style-name="Table7.A8" office:value-type="string">
            <text:p text:style-name="P56"><text:span text:style-name="Source_20_Text"><text:span text:style-name="T7">xyz{5,}</text:span></text:span></text:p>
          </table:table-cell>
          <table:table-cell table:style-name="Table7.B8" office:value-type="string">
            <text:p text:style-name="P52"><text:span text:style-name="T128">Matches the </text:span><text:span text:style-name="Source_20_Text"><text:span text:style-name="T7">xy</text:span></text:span><text:span text:style-name="T128"> string followed by five or more of the </text:span><text:span text:style-name="Source_20_Text"><text:span text:style-name="T7">z</text:span></text:span><text:span text:style-name="T128"> character</text:span></text:p>
          </table:table-cell>
        </table:table-row>
        <table:table-row table:style-name="Table7.1">
          <table:table-cell table:style-name="Table7.A9" office:value-type="string">
            <text:p text:style-name="P56"><text:span text:style-name="Source_20_Text"><text:span text:style-name="T7">xyz{3,5}</text:span></text:span></text:p>
          </table:table-cell>
          <table:table-cell table:style-name="Table7.B9" office:value-type="string">
            <text:p text:style-name="P52"><text:span text:style-name="T128">Matches the </text:span><text:span text:style-name="Source_20_Text"><text:span text:style-name="T7">xy</text:span></text:span><text:span text:style-name="T128"> string followed by three to five of the </text:span><text:span text:style-name="Source_20_Text"><text:span text:style-name="T7">z</text:span></text:span><text:span text:style-name="T128"> character</text:span></text:p>
          </table:table-cell>
        </table:table-row>
        <table:table-row table:style-name="Table7.1">
          <table:table-cell table:style-name="Table7.A10" office:value-type="string">
            <text:p text:style-name="P56"><text:span text:style-name="Source_20_Text"><text:span text:style-name="T7">[0-9]{1,3}%</text:span></text:span></text:p>
          </table:table-cell>
          <table:table-cell table:style-name="Table7.B10" office:value-type="string">
            <text:p text:style-name="P52"><text:span text:style-name="T128">Matches one to three numeric characters, followed by the </text:span><text:span text:style-name="Source_20_Text"><text:span text:style-name="T7">%</text:span></text:span><text:span text:style-name="T128"> character</text:span></text:p>
          </table:table-cell>
        </table:table-row>
      </table:table>
      <text:h text:style-name="P11" text:outline-level="2"><text:soft-page-break/>8.3.5 Match Subpatterns With <text:s/>|</text:h>
      <text:p text:style-name="P76"><text:span text:style-name="T33">When used in extended regular expressions, the alternation </text:span><text:span text:style-name="Source_20_Text"><text:span text:style-name="T34">|</text:span></text:span><text:span text:style-name="T33"> operator separates alternative expressions that can match. It acts similarly to a Boolean </text:span><text:span text:style-name="Variable"><text:span text:style-name="T33">OR</text:span></text:span><text:span text:style-name="T33">.</text:span></text:p>
      <text:p text:style-name="P76"><text:span text:style-name="T33">For example, to match both the word </text:span><text:span text:style-name="Source_20_Text"><text:span text:style-name="T34">gray</text:span></text:span><text:span text:style-name="T33"> or its alternative spelling </text:span><text:span text:style-name="Source_20_Text"><text:span text:style-name="T34">grey</text:span></text:span><text:span text:style-name="T33">, use the expression </text:span><text:span text:style-name="Source_20_Text"><text:span text:style-name="T34">gray|grey</text:span></text:span><text:span text:style-name="T33">:</text:span></text:p>
      <text:p text:style-name="P19"><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E 'gray|grey' spelling.txt</text:span></text:p>
      <text:p text:style-name="P29">American English: Do you consider <text:span text:style-name="T133">gray</text:span> to be a color or a shade?</text:p>
      <text:p text:style-name="P29">British English: Do you consider <text:span text:style-name="T133">grey</text:span> to be a colour or a shade?</text:p>
      <text:p text:style-name="P76"><text:span text:style-name="T33">Parentheses can also be used with alternation. The previous example of </text:span><text:span text:style-name="Source_20_Text"><text:span text:style-name="T34">gray|grey</text:span></text:span><text:span text:style-name="T33"> could be rewritten as </text:span><text:span text:style-name="Source_20_Text"><text:span text:style-name="T34">gr(a|e)y</text:span></text:span><text:span text:style-name="T33">. When parentheses are used in regular expressions from the command line, remember to enclose them in the single quotes to prevent the shell from interpreting them:</text:span></text:p>
      <text:p text:style-name="P19"><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E 'gr(a|e)y' spelling.txt</text:span></text:p>
      <text:p text:style-name="P29">American English: Do you consider <text:span text:style-name="T133">gray</text:span> to be a color or a shade?</text:p>
      <text:p text:style-name="P29">British English: Do you consider <text:span text:style-name="T133">grey</text:span> to be a colour or a shade?</text:p>
      <table:table table:name="Table8" table:style-name="Table8">
        <table:table-column table:style-name="Table8.A"/>
        <table:table-column table:style-name="Table8.B"/>
        <table:table-header-rows>
          <table:table-row table:style-name="TableLine94423785889200">
            <table:table-cell table:style-name="Table8.A1" office:value-type="string">
              <text:p text:style-name="P67">Pattern</text:p>
            </table:table-cell>
            <table:table-cell table:style-name="Table8.B1" office:value-type="string">
              <text:p text:style-name="P67">Meaning</text:p>
            </table:table-cell>
          </table:table-row>
        </table:table-header-rows>
        <table:table-row table:style-name="TableLine94423785889200">
          <table:table-cell table:style-name="Table8.A2" office:value-type="string">
            <text:p text:style-name="P52"><text:span text:style-name="Source_20_Text"><text:span text:style-name="T7">abc|xyz</text:span></text:span></text:p>
          </table:table-cell>
          <table:table-cell table:style-name="Table8.B2" office:value-type="string">
            <text:p text:style-name="P52"><text:span text:style-name="T128">Matches the </text:span><text:span text:style-name="Source_20_Text"><text:span text:style-name="T7">abc</text:span></text:span><text:span text:style-name="T128"> string or the </text:span><text:span text:style-name="Source_20_Text"><text:span text:style-name="T7">xyz</text:span></text:span><text:span text:style-name="T128"> string</text:span></text:p>
          </table:table-cell>
        </table:table-row>
        <table:table-row table:style-name="TableLine94423785889200">
          <table:table-cell table:style-name="Table8.A3" office:value-type="string">
            <text:p text:style-name="P56"><text:span text:style-name="Source_20_Text"><text:span text:style-name="T7">ab(c|d|e)</text:span></text:span></text:p>
            <text:p text:style-name="P56"><text:span text:style-name="Source_20_Text"><text:span text:style-name="T7">ab[cde]</text:span></text:span></text:p>
          </table:table-cell>
          <table:table-cell table:style-name="Table8.B3" office:value-type="string">
            <text:p text:style-name="P52"><text:span text:style-name="T128">Matches the </text:span><text:span text:style-name="Source_20_Text"><text:span text:style-name="T7">ab</text:span></text:span><text:span text:style-name="T128"> string followed by a </text:span><text:span text:style-name="Source_20_Text"><text:span text:style-name="T7">c</text:span></text:span><text:span text:style-name="T128"> or </text:span><text:span text:style-name="Source_20_Text"><text:span text:style-name="T7">d</text:span></text:span><text:span text:style-name="T128"> or </text:span><text:span text:style-name="Source_20_Text"><text:span text:style-name="T7">e</text:span></text:span><text:span text:style-name="T128"> character</text:span></text:p>
          </table:table-cell>
        </table:table-row>
      </table:table>
      <text:p text:style-name="P49"/>
      <text:h text:style-name="P11" text:outline-level="2"/>
      <text:h text:style-name="P11" text:outline-level="2">8.4 Using Special Regular Expression Sequences</text:h>
      <text:p text:style-name="P76"><text:span text:style-name="T33">In basic regular expressions putting a backslash </text:span><text:span text:style-name="Source_20_Text"><text:span text:style-name="T34">\</text:span></text:span><text:span text:style-name="T33"> character in front of another character means to match that character literally. For example, matching the </text:span><text:span text:style-name="Source_20_Text"><text:span text:style-name="T34">.</text:span></text:span><text:span text:style-name="T33"> character with the </text:span><text:span text:style-name="Source_20_Text"><text:span text:style-name="T34">\.</text:span></text:span><text:span text:style-name="T33"> pattern is appropriate.</text:span></text:p>
      <text:p text:style-name="P76"><text:span text:style-name="T33">However, the backslash </text:span><text:span text:style-name="Source_20_Text"><text:span text:style-name="T34">\</text:span></text:span><text:span text:style-name="T33"> character can also be used for designated backslash character combinations, called </text:span><text:span text:style-name="Variable"><text:span text:style-name="T33">backslash sequences</text:span></text:span><text:span text:style-name="T33">. Backslash sequences can represent special operators or </text:span><text:span text:style-name="Variable"><text:span text:style-name="T33">character classes</text:span></text:span><text:span text:style-name="T33">, as illustrated in the following chart.</text:span></text:p>
      <text:p text:style-name="P76"><text:span text:style-name="T33">A </text:span><text:span text:style-name="Variable"><text:span text:style-name="T33">character class</text:span></text:span><text:span text:style-name="T33"> represents a range of characters. The </text:span><text:span text:style-name="Variable"><text:span text:style-name="T33">digit</text:span></text:span><text:span text:style-name="T33"> character class (abbreviated </text:span><text:span text:style-name="Source_20_Text"><text:span text:style-name="T34">\d</text:span></text:span><text:span text:style-name="T33">) matches any number </text:span><text:span text:style-name="Source_20_Text"><text:span text:style-name="T34">[0-9]</text:span></text:span><text:span text:style-name="T33">. The </text:span><text:span text:style-name="Variable"><text:span text:style-name="T33">word</text:span></text:span><text:span text:style-name="T33"> character class (abbreviated </text:span><text:span text:style-name="Source_20_Text"><text:span text:style-name="T34">\w</text:span></text:span><text:span text:style-name="T33">) matches any upper and </text:span><text:soft-page-break/><text:span text:style-name="T33">lowercase ASCII character, and numeric digits </text:span><text:span text:style-name="Source_20_Text"><text:span text:style-name="T34">[A-Za-z0-9]</text:span></text:span><text:span text:style-name="T33">. More character classes will be introduced in the extended regular expressions section.</text:span></text:p>
      <table:table table:name="Table9" table:style-name="Table9">
        <table:table-column table:style-name="Table9.A"/>
        <table:table-column table:style-name="Table9.B"/>
        <table:table-column table:style-name="Table9.C"/>
        <table:table-header-rows>
          <table:table-row table:style-name="TableLine94423804154576">
            <table:table-cell table:style-name="Table9.A1" office:value-type="string">
              <text:p text:style-name="P66">Backslash Sequence</text:p>
            </table:table-cell>
            <table:table-cell table:style-name="Table9.B1" office:value-type="string">
              <text:p text:style-name="P66">Pattern Equivalent</text:p>
            </table:table-cell>
            <table:table-cell table:style-name="Table9.C1" office:value-type="string">
              <text:p text:style-name="P66">Matches</text:p>
            </table:table-cell>
          </table:table-row>
        </table:table-header-rows>
        <table:table-row table:style-name="TableLine94423804154576">
          <table:table-cell table:style-name="Table9.A2" office:value-type="string">
            <text:p text:style-name="P52"><text:span text:style-name="Source_20_Text"><text:span text:style-name="T7">\b</text:span></text:span></text:p>
          </table:table-cell>
          <table:table-cell table:style-name="Table9.B2" office:value-type="string">
            <text:p text:style-name="P54"/>
          </table:table-cell>
          <table:table-cell table:style-name="Table9.C2" office:value-type="string">
            <text:p text:style-name="P55">Word boundary operator</text:p>
          </table:table-cell>
        </table:table-row>
        <table:table-row table:style-name="TableLine94423804154576">
          <table:table-cell table:style-name="Table9.A3" office:value-type="string">
            <text:p text:style-name="P52"><text:span text:style-name="Source_20_Text"><text:span text:style-name="T7">\B</text:span></text:span></text:p>
          </table:table-cell>
          <table:table-cell table:style-name="Table9.B3" office:value-type="string">
            <text:p text:style-name="P54"/>
          </table:table-cell>
          <table:table-cell table:style-name="Table9.C3" office:value-type="string">
            <text:p text:style-name="P55">Not a word boundary operator</text:p>
          </table:table-cell>
        </table:table-row>
        <table:table-row table:style-name="TableLine94423804154576">
          <table:table-cell table:style-name="Table9.A4" office:value-type="string">
            <text:p text:style-name="P52"><text:span text:style-name="Source_20_Text"><text:span text:style-name="T7">\w</text:span></text:span></text:p>
          </table:table-cell>
          <table:table-cell table:style-name="Table9.B4" office:value-type="string">
            <text:p text:style-name="P52"><text:span text:style-name="Source_20_Text"><text:span text:style-name="T7">[A-Za-z0-9]</text:span></text:span></text:p>
          </table:table-cell>
          <table:table-cell table:style-name="Table9.C4" office:value-type="string">
            <text:p text:style-name="P55">Word character class</text:p>
          </table:table-cell>
        </table:table-row>
        <table:table-row table:style-name="TableLine94423804154576">
          <table:table-cell table:style-name="Table9.A5" office:value-type="string">
            <text:p text:style-name="P52"><text:span text:style-name="Source_20_Text"><text:span text:style-name="T7">\W</text:span></text:span></text:p>
          </table:table-cell>
          <table:table-cell table:style-name="Table9.B5" office:value-type="string">
            <text:p text:style-name="P52"><text:span text:style-name="Source_20_Text"><text:span text:style-name="T7">[^A-Za-z0-9]</text:span></text:span></text:p>
          </table:table-cell>
          <table:table-cell table:style-name="Table9.C5" office:value-type="string">
            <text:p text:style-name="P55">Not a word character class</text:p>
          </table:table-cell>
        </table:table-row>
        <table:table-row table:style-name="TableLine94423804154576">
          <table:table-cell table:style-name="Table9.A6" office:value-type="string">
            <text:p text:style-name="P52"><text:span text:style-name="Source_20_Text"><text:span text:style-name="T7">\d</text:span></text:span></text:p>
          </table:table-cell>
          <table:table-cell table:style-name="Table9.B6" office:value-type="string">
            <text:p text:style-name="P52"><text:span text:style-name="Source_20_Text"><text:span text:style-name="T7">[0-9]</text:span></text:span></text:p>
          </table:table-cell>
          <table:table-cell table:style-name="Table9.C6" office:value-type="string">
            <text:p text:style-name="P55">Digit character class</text:p>
          </table:table-cell>
        </table:table-row>
        <table:table-row table:style-name="TableLine94423804154576">
          <table:table-cell table:style-name="Table9.A7" office:value-type="string">
            <text:p text:style-name="P52"><text:span text:style-name="Source_20_Text"><text:span text:style-name="T7">\s</text:span></text:span></text:p>
          </table:table-cell>
          <table:table-cell table:style-name="Table9.B7" office:value-type="string">
            <text:p text:style-name="P54"/>
          </table:table-cell>
          <table:table-cell table:style-name="Table9.C7" office:value-type="string">
            <text:p text:style-name="P55">Whitespace character class</text:p>
          </table:table-cell>
        </table:table-row>
        <table:table-row table:style-name="TableLine94423804154576">
          <table:table-cell table:style-name="Table9.A8" office:value-type="string">
            <text:p text:style-name="P52"><text:span text:style-name="Source_20_Text"><text:span text:style-name="T7">\S</text:span></text:span></text:p>
          </table:table-cell>
          <table:table-cell table:style-name="Table9.B8" office:value-type="string">
            <text:p text:style-name="P54"/>
          </table:table-cell>
          <table:table-cell table:style-name="Table9.C8" office:value-type="string">
            <text:p text:style-name="P55">Not a whitespace character class</text:p>
          </table:table-cell>
        </table:table-row>
        <table:table-row table:style-name="TableLine94423804154576">
          <table:table-cell table:style-name="Table9.A9" office:value-type="string">
            <text:p text:style-name="P52"><text:span text:style-name="Source_20_Text"><text:span text:style-name="T7">\\</text:span></text:span></text:p>
          </table:table-cell>
          <table:table-cell table:style-name="Table9.B9" office:value-type="string">
            <text:p text:style-name="P54"/>
          </table:table-cell>
          <table:table-cell table:style-name="Table9.C9" office:value-type="string">
            <text:p text:style-name="P55">Literal backslash character</text:p>
          </table:table-cell>
        </table:table-row>
      </table:table>
      <text:p text:style-name="P76"><text:span text:style-name="T33"/></text:p>
      <text:p text:style-name="P76"><text:span text:style-name="T33">To demonstrate this concept, take into consideration that words in files don't always have whitespace around them, sometimes there are commas or other punctuation marks before or after a word. The </text:span><text:span text:style-name="Source_20_Text"><text:span text:style-name="T34">\b</text:span></text:span><text:span text:style-name="T33"> operator can help identify the edges of words that don't have whitespace around them. Problems like the following may occur if the word boundary operator is not used:</text:span></text:p>
      <text:p text:style-name="P19"><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echo 'This is useful' | sed 's/is/was/'</text:span></text:p>
      <text:p text:style-name="P29">Thwas is useful</text:p>
      <text:p text:style-name="P49"/>
      <text:p text:style-name="P100"><text:span text:style-name="Strong_20_Emphasis"><text:span text:style-name="T129">Note</text:span></text:span></text:p>
      <text:p text:style-name="P86"><text:span text:style-name="T33">Recall that to do a simple search and replace operation with the </text:span><text:span text:style-name="Source_20_Text"><text:span text:style-name="T56">sed</text:span></text:span><text:span text:style-name="T33"> command, use the following </text:span><text:span text:style-name="Variable"><text:span text:style-name="T33">script</text:span></text:span><text:span text:style-name="T33">, or </text:span><text:span text:style-name="Variable"><text:span text:style-name="T33">expression</text:span></text:span><text:span text:style-name="T33">:</text:span></text:p>
      <text:p text:style-name="P84"><text:span text:style-name="T18"/></text:p>
      <text:p text:style-name="P21">s/PATTERN/REPLACEMENT/</text:p>
      <text:p text:style-name="P82"><text:span text:style-name="T33">In the syntax above, the </text:span><text:span text:style-name="Source_20_Text"><text:span text:style-name="T34">s</text:span></text:span><text:span text:style-name="T33"> character signifies </text:span><text:span text:style-name="Variable"><text:span text:style-name="T33">substitution</text:span></text:span><text:span text:style-name="T33"> and the forward slash </text:span><text:span text:style-name="Source_20_Text"><text:span text:style-name="T34">/</text:span></text:span><text:span text:style-name="T33"> character is used as a delimiter.</text:span></text:p>
      <text:p text:style-name="P94"><text:span text:style-name="Strong_20_Emphasis"><text:span text:style-name="T20"/></text:span></text:p>
      <text:p text:style-name="P94"><text:span text:style-name="Strong_20_Emphasis"><text:span text:style-name="T20"/></text:span></text:p>
      <text:p text:style-name="P94"><text:span text:style-name="Strong_20_Emphasis"><text:span text:style-name="T20"/></text:span></text:p>
      <text:p text:style-name="P94"><text:soft-page-break/><text:span text:style-name="Strong_20_Emphasis"><text:span text:style-name="T130">Notice that the </text:span></text:span><text:span text:style-name="Strong_20_Emphasis"><text:span text:style-name="Source_20_Text"><text:span text:style-name="T122">sed</text:span></text:span></text:span><text:span text:style-name="Strong_20_Emphasis"><text:span text:style-name="T130"> command searched its input for </text:span></text:span><text:span text:style-name="Strong_20_Emphasis"><text:span text:style-name="Source_20_Text"><text:span text:style-name="T131">is</text:span></text:span></text:span><text:span text:style-name="Strong_20_Emphasis"><text:span text:style-name="T130"> and replaced it with </text:span></text:span><text:span text:style-name="Strong_20_Emphasis"><text:span text:style-name="Source_20_Text"><text:span text:style-name="T131">was</text:span></text:span></text:span><text:span text:style-name="Strong_20_Emphasis"><text:span text:style-name="T130">. It didn't limit its replacement to the </text:span></text:span><text:span text:style-name="Strong_20_Emphasis"><text:span text:style-name="Source_20_Text"><text:span text:style-name="T131">is</text:span></text:span></text:span><text:span text:style-name="Strong_20_Emphasis"><text:span text:style-name="T130"> that was a separate word, it also affected part of the word </text:span></text:span><text:span text:style-name="Strong_20_Emphasis"><text:span text:style-name="Source_20_Text"><text:span text:style-name="T131">This</text:span></text:span></text:span><text:span text:style-name="Strong_20_Emphasis"><text:span text:style-name="T130"> replacing it with </text:span></text:span><text:span text:style-name="Strong_20_Emphasis"><text:span text:style-name="Source_20_Text"><text:span text:style-name="T131">Thwas</text:span></text:span></text:span><text:span text:style-name="Strong_20_Emphasis"><text:span text:style-name="T130">.</text:span></text:span></text:p>
      <text:p text:style-name="P76"><text:span text:style-name="T33">It would be better to use the </text:span><text:span text:style-name="Source_20_Text"><text:span text:style-name="T34">\bis\b</text:span></text:span><text:span text:style-name="T33"> search criteria (the </text:span><text:span text:style-name="Source_20_Text"><text:span text:style-name="T34">is</text:span></text:span><text:span text:style-name="T33"> pattern with word boundaries around it) to match the word </text:span><text:span text:style-name="Source_20_Text"><text:span text:style-name="T34">is</text:span></text:span><text:span text:style-name="T33">:</text:span></text:p>
      <text:p text:style-name="P22"><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echo 'This is useful' | sed 's/\bis\b/was/'</text:span></text:p>
      <text:p text:style-name="P31">This was useful</text:p>
      <text:p text:style-name="P76"><text:span text:style-name="T33">To delete certain text, the </text:span><text:span text:style-name="Source_20_Text"><text:span text:style-name="T56">sed</text:span></text:span><text:span text:style-name="T33"> command can be used to remove characters defined within square brackets.</text:span></text:p>
      <text:p text:style-name="P76"><text:span text:style-name="T33">For example, if you wanted to delete the leading numbers in the </text:span><text:span text:style-name="Source_20_Text"><text:span text:style-name="T34">animals.txt</text:span></text:span><text:span text:style-name="T33"> file and create a new file without the numbers, you could use the </text:span><text:span text:style-name="Source_20_Text"><text:span text:style-name="T56">sed</text:span></text:span><text:span text:style-name="T33"> command and define the range </text:span><text:span text:style-name="Source_20_Text"><text:span text:style-name="T34">0-9</text:span></text:span><text:span text:style-name="T33"> to be removed:</text:span></text:p>
      <text:p text:style-name="P22"><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animals.txt</text:span></text:p>
      <text:p text:style-name="P31">1 retriever</text:p>
      <text:p text:style-name="P31">2 badger</text:p>
      <text:p text:style-name="P31">3 bat</text:p>
      <text:p text:style-name="P31">4 wolf</text:p>
      <text:p text:style-name="P31">5 eagle</text:p>
      <text:p text:style-name="P33"><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sed 's/[0-9]//g' animals.txt &gt; newanimals.txt</text:span></text:p>
      <text:p text:style-name="P33"><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newanimals.txt</text:span></text:p>
      <text:p text:style-name="P32"><text:s/><text:span text:style-name="T107">retriever</text:span></text:p>
      <text:p text:style-name="P32"><text:s/><text:span text:style-name="T107">badger</text:span></text:p>
      <text:p text:style-name="P32"><text:s/><text:span text:style-name="T107">bat</text:span></text:p>
      <text:p text:style-name="P32"><text:s/><text:span text:style-name="T107">wolf</text:span></text:p>
      <text:p text:style-name="P32"><text:s/><text:span text:style-name="T107">eagle</text:span></text:p>
      <text:p text:style-name="P94"><text:span text:style-name="Strong_20_Emphasis"><text:span text:style-name="T35"/></text:span></text:p>
      <text:p text:style-name="P94"><text:span text:style-name="Strong_20_Emphasis"><text:span text:style-name="T35"/></text:span></text:p>
      <text:p text:style-name="P99"><text:span text:style-name="Strong_20_Emphasis"><text:span text:style-name="T17">Consider This</text:span></text:span></text:p>
      <text:p text:style-name="P88"><text:span text:style-name="T33">In some commands, parentheses can be used for referring back to what was matched. What was matched by the first set of parentheses can be referred to as </text:span><text:span text:style-name="Source_20_Text"><text:span text:style-name="T34">\1</text:span></text:span><text:span text:style-name="T33">, the second as </text:span><text:span text:style-name="Source_20_Text"><text:span text:style-name="T34">\2</text:span></text:span><text:span text:style-name="T33">, and so on. For example, if you had a file that contained a list of people with their first name and then their last name, you could reverse the names with a comma between them with the following </text:span><text:span text:style-name="Source_20_Text"><text:span text:style-name="T56">sed</text:span></text:span><text:span text:style-name="T33"> command:</text:span></text:p>
      <text:p text:style-name="P88"><text:span text:style-name="T33"/></text:p>
      <text:p text:style-name="P22"><text:soft-page-break/><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people.csv</text:span></text:p>
      <text:p text:style-name="P31">Dennis,Richie</text:p>
      <text:p text:style-name="P31">Andrew,Tanenbaum</text:p>
      <text:p text:style-name="P31">Ken,Thompson</text:p>
      <text:p text:style-name="P31">Linus,Torvalds</text:p>
      <text:p text:style-name="P33"><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sed -r 's/(\w+),(\w+)/\2, \1/' people.csv</text:span></text:p>
      <text:p text:style-name="P31">Richie, Dennis</text:p>
      <text:p text:style-name="P31">Tanenbaum, Andrew</text:p>
      <text:p text:style-name="P31">Thompson, Ken</text:p>
      <text:p text:style-name="P31">Torvalds, Linus</text:p>
      <text:p text:style-name="P83"><text:span text:style-name="T33">The </text:span><text:span text:style-name="Source_20_Text"><text:span text:style-name="T56">-r</text:span></text:span><text:span text:style-name="T33"> option to the </text:span><text:span text:style-name="Source_20_Text"><text:span text:style-name="T56">sed</text:span></text:span><text:span text:style-name="T33"> command indicates the use of extended regular expressions.</text:span></text:p>
      <text:p text:style-name="P49"/>
      <text:h text:style-name="P8" text:outline-level="2"/>
      <text:h text:style-name="P8" text:outline-level="2">8.5 Escaping Special Characters With \</text:h>
      <text:p text:style-name="P76"><text:span text:style-name="T33">In some cases, you may want to match a character that functions as an operator as a literal character. For example, consider the </text:span><text:span text:style-name="Source_20_Text"><text:span text:style-name="T34">newhome.txt</text:span></text:span><text:span text:style-name="T33"> file:</text:span></text:p>
      <text:p text:style-name="P76"><text:span text:style-name="T33"/></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newhome.txt</text:span></text:p>
      <text:p text:style-name="P37">Thanks for purchasing your new home!!</text:p>
      <text:p text:style-name="P40"/>
      <text:p text:style-name="P37">**Warning** it may be haunted.</text:p>
      <text:p text:style-name="P40"/>
      <text:p text:style-name="P37">There are three bathrooms.</text:p>
      <text:p text:style-name="P40"/>
      <text:p text:style-name="P37">**Beware** of the ghost in the bedroom.</text:p>
      <text:p text:style-name="P40"/>
      <text:p text:style-name="P37">The kitchen is open for entertaining.</text:p>
      <text:p text:style-name="P40"/>
      <text:p text:style-name="P37">**Caution** the spirits don't like guests.</text:p>
      <text:p text:style-name="P40"/>
      <text:p text:style-name="P37">Good luck!!!</text:p>
      <text:p text:style-name="P76"><text:soft-page-break/><text:span text:style-name="T33">The asterisk </text:span><text:span text:style-name="Source_20_Text"><text:span text:style-name="T34">*</text:span></text:span><text:span text:style-name="T33"> character functions as an operator, so searching for the </text:span><text:span text:style-name="Source_20_Text"><text:span text:style-name="T34">re*</text:span></text:span><text:span text:style-name="T33"> pattern matches every line which contained an </text:span><text:span text:style-name="Source_20_Text"><text:span text:style-name="T34">r</text:span></text:span><text:span text:style-name="T33"> character, followed by zero or more of the </text:span><text:span text:style-name="Source_20_Text"><text:span text:style-name="T34">e</text:span></text:span><text:span text:style-name="T33"> character (which means it matches any line containing an </text:span><text:span text:style-name="Source_20_Text"><text:span text:style-name="T34">r</text:span></text:span><text:span text:style-name="T33"> character).</text:span></text:p>
      <text:p text:style-name="P76"><text:span text:style-name="T33"/></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e*' newhome.txt</text:span></text:p>
      <text:p text:style-name="P37">Thanks fo<text:span text:style-name="T133">r</text:span> pu<text:span text:style-name="T133">r</text:span>chasing you<text:span text:style-name="T133">r</text:span> new home!!</text:p>
      <text:p text:style-name="P37">**Wa<text:span text:style-name="T133">r</text:span>ning** it may be haunted.</text:p>
      <text:p text:style-name="P37">The<text:span text:style-name="T133">re</text:span> a<text:span text:style-name="T133">re</text:span> th<text:span text:style-name="T133">ree</text:span> bath<text:span text:style-name="T133">r</text:span>ooms.</text:p>
      <text:p text:style-name="P37">**Bewa<text:span text:style-name="T133">re</text:span>** of the ghost in the bed<text:span text:style-name="T133">r</text:span>oom.</text:p>
      <text:p text:style-name="P37">The kitchen is open fo<text:span text:style-name="T133">r</text:span> ente<text:span text:style-name="T133">r</text:span>taining.</text:p>
      <text:p text:style-name="P37">**Caution** the spi<text:span text:style-name="T133">r</text:span>its don't like guests. <text:s/></text:p>
      <text:p text:style-name="P76"><text:span text:style-name="T33">But what if you want to search for a literal asterisk </text:span><text:span text:style-name="Source_20_Text"><text:span text:style-name="T34">*</text:span></text:span><text:span text:style-name="T33"> character? In basic regular expressions, the backslash </text:span><text:span text:style-name="Source_20_Text"><text:span text:style-name="T34">\</text:span></text:span><text:span text:style-name="T33"> character is as an </text:span><text:span text:style-name="Variable"><text:span text:style-name="T33">escape</text:span></text:span><text:span text:style-name="T33"> character, meaning the character immediately following it will be interpreted as a literal character, instead of an operator.</text:span></text:p>
      <text:p text:style-name="P76"><text:span text:style-name="T33"/></text:p>
      <text:p text:style-name="P76"><text:span text:style-name="T33">To look for a literal asterisk </text:span><text:span text:style-name="Source_20_Text"><text:span text:style-name="T34">*</text:span></text:span><text:span text:style-name="T33"> character, </text:span><text:span text:style-name="Variable"><text:span text:style-name="T33">escape</text:span></text:span><text:span text:style-name="T33"> it by placing a backslash </text:span><text:span text:style-name="Source_20_Text"><text:span text:style-name="T34">\</text:span></text:span><text:span text:style-name="T33"> character before the </text:span><text:span text:style-name="Source_20_Text"><text:span text:style-name="T34">*</text:span></text:span><text:span text:style-name="T33"> character:</text:span></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e\*' newhome.txt</text:span></text:p>
      <text:p text:style-name="P37">**Bewa<text:span text:style-name="T133">re*</text:span>* of the ghost in the bedroom.</text:p>
      <text:p text:style-name="P76"><text:span text:style-name="T33"/></text:p>
      <text:p text:style-name="P76"><text:span text:style-name="T33">The backslash </text:span><text:span text:style-name="Source_20_Text"><text:span text:style-name="T34">\</text:span></text:span><text:span text:style-name="T33"> character behaves slightly differently depending on whether or not you are in the realm of basic or extended regular expressions, and whether or not you are using basic or extended operators.</text:span></text:p>
      <text:p text:style-name="P76"><text:span text:style-name="T33"/></text:p>
      <text:h text:style-name="P12" text:outline-level="3">The Realm of Basic Regular Expressions</text:h>
      <text:p text:style-name="P76"><text:span text:style-name="T33">When you use the </text:span><text:span text:style-name="Source_20_Text"><text:span text:style-name="T56">grep</text:span></text:span><text:span text:style-name="T33"> command without the </text:span><text:span text:style-name="Source_20_Text"><text:span text:style-name="T56">-E</text:span></text:span><text:span text:style-name="T33"> option, you are in the realm of basic regular expressions. In this realm, basic operators are interpreted as basic operators. And, as seen in the preceding examples, escaping a basic operator (placing a backslash </text:span><text:span text:style-name="Source_20_Text"><text:span text:style-name="T34">\</text:span></text:span><text:span text:style-name="T33"> character in front of it) forces it to be interpreted as a literal character.</text:span></text:p>
      <text:p text:style-name="P76"><text:span text:style-name="T33">In the realm of basic regular expressions, the extended regular expression operators do not have special meaning; they are interpreted as literal characters. As a result, the backslash </text:span><text:span text:style-name="Source_20_Text"><text:span text:style-name="T34">\</text:span></text:span><text:span text:style-name="T33"> character has the opposite effect on the extended operators as it does on basic operators. If an extended operator is escaped in basic regular expressions, it acts like an extended operator, instead of a literal character.</text:span></text:p>
      <table:table table:name="Table10" table:style-name="Table10">
        <table:table-column table:style-name="Table10.A"/>
        <table:table-column table:style-name="Table10.B"/>
        <table:table-column table:style-name="Table10.C"/>
        <table:table-header-rows>
          <text:soft-page-break/>
          <table:table-row table:style-name="TableLine94423781964192">
            <table:table-cell table:style-name="Table10.A1" office:value-type="string">
              <text:p text:style-name="P65"/>
            </table:table-cell>
            <table:table-cell table:style-name="Table10.B1" office:value-type="string">
              <text:p text:style-name="P66">Not Escaped</text:p>
            </table:table-cell>
            <table:table-cell table:style-name="Table10.C1" office:value-type="string">
              <text:p text:style-name="P66">Escaped</text:p>
            </table:table-cell>
          </table:table-row>
        </table:table-header-rows>
        <table:table-row table:style-name="TableLine94423781964192">
          <table:table-cell table:style-name="Table10.A2" office:value-type="string">
            <text:p text:style-name="P57">Basic Operators</text:p>
            <text:p text:style-name="P56"><text:span text:style-name="Source_20_Text"><text:span text:style-name="T11">. [ ] ^ * ^ $</text:span></text:span></text:p>
          </table:table-cell>
          <table:table-cell table:style-name="Table10.B2" office:value-type="string">
            <text:p text:style-name="P55">Operators</text:p>
          </table:table-cell>
          <table:table-cell table:style-name="Table10.C2" office:value-type="string">
            <text:p text:style-name="P55">Literal</text:p>
          </table:table-cell>
        </table:table-row>
        <table:table-row table:style-name="TableLine94423781964192">
          <table:table-cell table:style-name="Table10.A3" office:value-type="string">
            <text:p text:style-name="P57">Extended Operators</text:p>
            <text:p text:style-name="P56"><text:span text:style-name="Source_20_Text"><text:span text:style-name="T11">? + { } | ( )</text:span></text:span></text:p>
          </table:table-cell>
          <table:table-cell table:style-name="Table10.B3" office:value-type="string">
            <text:p text:style-name="P55">Literal</text:p>
          </table:table-cell>
          <table:table-cell table:style-name="Table10.C3" office:value-type="string">
            <text:p text:style-name="P55">Operators</text:p>
          </table:table-cell>
        </table:table-row>
      </table:table>
      <text:h text:style-name="P13" text:outline-level="3"/>
      <text:h text:style-name="P12" text:outline-level="3">The Realm of Extended Regular Expressions</text:h>
      <text:p text:style-name="P76"><text:span text:style-name="T33">When the </text:span><text:span text:style-name="Source_20_Text"><text:span text:style-name="T56">grep -E</text:span></text:span><text:span text:style-name="T33"> or </text:span><text:span text:style-name="Source_20_Text"><text:span text:style-name="T56">egrep</text:span></text:span><text:span text:style-name="T33"> commands are used, you are in the realm of extended regular expressions. This means all regular expression operators (both basic and extended) are interpreted as operators.</text:span></text:p>
      <text:p text:style-name="P76"><text:span text:style-name="T33">Similarly, in extended regular expressions, the backslash </text:span><text:span text:style-name="Source_20_Text"><text:span text:style-name="T34">\</text:span></text:span><text:span text:style-name="T33"> character treats all operators the same. When an operator is escaped in the realm of extended regular expressions, it is interpreted as a literal character, regardless of whether it is a basic or extended operator.</text:span></text:p>
      <table:table table:name="Table11" table:style-name="Table11">
        <table:table-column table:style-name="Table11.A"/>
        <table:table-column table:style-name="Table11.B"/>
        <table:table-column table:style-name="Table11.C"/>
        <table:table-header-rows>
          <table:table-row table:style-name="TableLine94423761395840">
            <table:table-cell table:style-name="Table11.A1" office:value-type="string">
              <text:p text:style-name="P71"/>
            </table:table-cell>
            <table:table-cell table:style-name="Table11.B1" office:value-type="string">
              <text:p text:style-name="P72">Not Escaped</text:p>
            </table:table-cell>
            <table:table-cell table:style-name="Table11.C1" office:value-type="string">
              <text:p text:style-name="P72">Escaped</text:p>
            </table:table-cell>
          </table:table-row>
        </table:table-header-rows>
        <table:table-row table:style-name="TableLine94423761395840">
          <table:table-cell table:style-name="Table11.A2" office:value-type="string">
            <text:p text:style-name="P57">Basic Operators</text:p>
            <text:p text:style-name="P56"><text:span text:style-name="Source_20_Text"><text:span text:style-name="T11">. [ ] ^ * ^ $</text:span></text:span></text:p>
          </table:table-cell>
          <table:table-cell table:style-name="Table11.B2" office:value-type="string">
            <text:p text:style-name="P55">Operators</text:p>
          </table:table-cell>
          <table:table-cell table:style-name="Table11.C2" office:value-type="string">
            <text:p text:style-name="P55">Literal</text:p>
          </table:table-cell>
        </table:table-row>
        <table:table-row table:style-name="TableLine94423761395840">
          <table:table-cell table:style-name="Table11.A3" office:value-type="string">
            <text:p text:style-name="P57">Extended Operators</text:p>
            <text:p text:style-name="P56"><text:span text:style-name="Source_20_Text"><text:span text:style-name="T11">? + { } | ( )</text:span></text:span></text:p>
          </table:table-cell>
          <table:table-cell table:style-name="Table11.B3" office:value-type="string">
            <text:p text:style-name="P55">Operators</text:p>
          </table:table-cell>
          <table:table-cell table:style-name="Table11.C3" office:value-type="string">
            <text:p text:style-name="P54"/>
          </table:table-cell>
        </table:table-row>
      </table:table>
      <text:p text:style-name="P49"/>
      <text:h text:style-name="P11" text:outline-level="2"/>
      <text:h text:style-name="P11" text:outline-level="2"/>
      <text:h text:style-name="P11" text:outline-level="2"/>
      <text:h text:style-name="P11" text:outline-level="2">8.6 Using the fgrep Command</text:h>
      <text:p text:style-name="P93"/>
      <text:p text:style-name="P76"><text:span text:style-name="T33">If the entire pattern uses no special characters and you need to use a backslash to escape the special meaning of characters, then you should use the fixed strings grep </text:span><text:span text:style-name="Source_20_Text"><text:span text:style-name="T56">fgrep</text:span></text:span><text:span text:style-name="T33"> command. The </text:span><text:span text:style-name="Source_20_Text"><text:span text:style-name="T56">fgrep</text:span></text:span><text:span text:style-name="T33"> command always treats its pattern as literal characters, so you don’t have to use the backslash to escape the regex characters:</text:span></text:p>
      <text:p text:style-name="P24"><text:soft-page-break/><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newhome.txt | fgrep '**'</text:span></text:p>
      <text:p text:style-name="P37"><text:span text:style-name="T133">**</text:span>Warning<text:span text:style-name="T133">**</text:span> it may be haunted.</text:p>
      <text:p text:style-name="P37"><text:span text:style-name="T133">**</text:span>Beware<text:span text:style-name="T133">**</text:span> of the ghost in the bedroom.</text:p>
      <text:p text:style-name="P37"><text:span text:style-name="T133">**</text:span>Caution<text:span text:style-name="T133">**</text:span> the spirits don't like guests.</text:p>
      <text:p text:style-name="P41"><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cat newhome.txt | fgrep '**Warning** it may be haunted.'</text:span></text:p>
      <text:p text:style-name="P38">**Warning**it may be haunted.</text:p>
      <text:h text:style-name="P11" text:outline-level="2"/>
      <text:h text:style-name="P11" text:outline-level="2">8.7 Options for the grep Command</text:h>
      <text:p text:style-name="P76"><text:span text:style-name="T33">The man page for the </text:span><text:span text:style-name="Source_20_Text"><text:span text:style-name="T56">grep</text:span></text:span><text:span text:style-name="T33"> command provides basic information about regular expressions, as well as options for the </text:span><text:span text:style-name="Source_20_Text"><text:span text:style-name="T56">grep</text:span></text:span><text:span text:style-name="T33">, </text:span><text:span text:style-name="Source_20_Text"><text:span text:style-name="T56">egrep</text:span></text:span><text:span text:style-name="T33">, and </text:span><text:span text:style-name="Source_20_Text"><text:span text:style-name="T56">fgrep</text:span></text:span><text:span text:style-name="T33"> commands. The following table lists some of the more commonly used options:</text:span></text:p>
      <table:table table:name="Table12" table:style-name="Table12">
        <table:table-column table:style-name="Table12.A"/>
        <table:table-column table:style-name="Table12.B"/>
        <table:table-header-rows>
          <table:table-row table:style-name="TableLine94423706192912">
            <table:table-cell table:style-name="Table12.A1" office:value-type="string">
              <text:p text:style-name="P70">Option</text:p>
            </table:table-cell>
            <table:table-cell table:style-name="Table12.B1" office:value-type="string">
              <text:p text:style-name="P69">Meaning</text:p>
            </table:table-cell>
          </table:table-row>
        </table:table-header-rows>
        <table:table-row table:style-name="TableLine94423706192912">
          <table:table-cell table:style-name="Table12.A2" office:value-type="string">
            <text:p text:style-name="P53"><text:span text:style-name="Source_20_Text"><text:span text:style-name="T123">-i</text:span></text:span></text:p>
          </table:table-cell>
          <table:table-cell table:style-name="Table12.B2" office:value-type="string">
            <text:p text:style-name="P55">Case insensitive</text:p>
          </table:table-cell>
        </table:table-row>
        <table:table-row table:style-name="TableLine94423706192912">
          <table:table-cell table:style-name="Table12.A3" office:value-type="string">
            <text:p text:style-name="P53"><text:span text:style-name="Source_20_Text"><text:span text:style-name="T123">-v</text:span></text:span></text:p>
          </table:table-cell>
          <table:table-cell table:style-name="Table12.B3" office:value-type="string">
            <text:p text:style-name="P55">Invert search results (logically negates criteria) - returns all lines that don't contain the specified pattern</text:p>
          </table:table-cell>
        </table:table-row>
        <table:table-row table:style-name="TableLine94423706192912">
          <table:table-cell table:style-name="Table12.A4" office:value-type="string">
            <text:p text:style-name="P53"><text:span text:style-name="Source_20_Text"><text:span text:style-name="T123">-l</text:span></text:span></text:p>
          </table:table-cell>
          <table:table-cell table:style-name="Table12.B4" office:value-type="string">
            <text:p text:style-name="P55">List the file name of content in file matches</text:p>
          </table:table-cell>
        </table:table-row>
        <table:table-row table:style-name="TableLine94423706192912">
          <table:table-cell table:style-name="Table12.A5" office:value-type="string">
            <text:p text:style-name="P53"><text:span text:style-name="Source_20_Text"><text:span text:style-name="T123">-r</text:span></text:span></text:p>
          </table:table-cell>
          <table:table-cell table:style-name="Table12.B5" office:value-type="string">
            <text:p text:style-name="P55">Perform a recursive search including subdirectories</text:p>
          </table:table-cell>
        </table:table-row>
        <table:table-row table:style-name="TableLine94423706192912">
          <table:table-cell table:style-name="Table12.A6" office:value-type="string">
            <text:p text:style-name="P53"><text:span text:style-name="Source_20_Text"><text:span text:style-name="T123">-w</text:span></text:span></text:p>
          </table:table-cell>
          <table:table-cell table:style-name="Table12.B6" office:value-type="string">
            <text:p text:style-name="P55">Match whole word only</text:p>
          </table:table-cell>
        </table:table-row>
        <table:table-row table:style-name="TableLine94423706192912">
          <table:table-cell table:style-name="Table12.A7" office:value-type="string">
            <text:p text:style-name="P53"><text:span text:style-name="Source_20_Text"><text:span text:style-name="T123">-q</text:span></text:span></text:p>
          </table:table-cell>
          <table:table-cell table:style-name="Table12.B7" office:value-type="string">
            <text:p text:style-name="P55">Quietly operate without producing output</text:p>
          </table:table-cell>
        </table:table-row>
      </table:table>
      <text:p text:style-name="P101"><text:span text:style-name="T33">The </text:span><text:span text:style-name="Source_20_Text"><text:span text:style-name="T56">-i</text:span></text:span><text:span text:style-name="T33"> option makes the </text:span><text:span text:style-name="Source_20_Text"><text:span text:style-name="T56">grep</text:span></text:span><text:span text:style-name="T33"> command case insensitive, ignoring capitalization in the expression:</text:span></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i' profile.txt</text:span></text:p>
      <text:p text:style-name="P37">Hello my name <text:span text:style-name="T133">i</text:span>s Joe.</text:p>
      <text:p text:style-name="P37">My favor<text:span text:style-name="T133">i</text:span>te food <text:span text:style-name="T133">i</text:span>s avocados.</text:p>
      <text:p text:style-name="P41"><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i 'i' profile.txt</text:span></text:p>
      <text:p text:style-name="P37">Hello my name <text:span text:style-name="T133">i</text:span>s Joe.</text:p>
      <text:p text:style-name="P37"><text:span text:style-name="T133">I</text:span> am 37 years old.</text:p>
      <text:p text:style-name="P37">My favorite food <text:span text:style-name="T133">i</text:span>s avocados.</text:p>
      <text:p text:style-name="P37"><text:span text:style-name="T133">I</text:span> have 2 dogs.</text:p>
      <text:p text:style-name="P76"><text:soft-page-break/><text:span text:style-name="T33">The </text:span><text:span text:style-name="Source_20_Text"><text:span text:style-name="T56">-v</text:span></text:span><text:span text:style-name="T33"> option inverts the search, displaying the lines that </text:span><text:span text:style-name="Variable"><text:span text:style-name="T33">don't</text:span></text:span><text:span text:style-name="T33"> match the expression. The following search pattern matches all lines which do not contain numeric characters:</text:span></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v [0-9] profile.txt</text:span></text:p>
      <text:p text:style-name="P37">Hello my name is Joe.</text:p>
      <text:p text:style-name="P37">My favorite food is avocados.</text:p>
      <text:p text:style-name="P76"><text:span text:style-name="T33">Normally, the </text:span><text:span text:style-name="Source_20_Text"><text:span text:style-name="T56">grep</text:span></text:span><text:span text:style-name="T33"> command will be able to match the expression, even if it is part of another word. When using the </text:span><text:span text:style-name="Source_20_Text"><text:span text:style-name="T56">-w</text:span></text:span><text:span text:style-name="T33"> option, the expression must match a complete word. This is similar to the word boundary regular expression that was previously mentioned, however, keep in mind that </text:span><text:span text:style-name="Source_20_Text"><text:span text:style-name="T34">\b</text:span></text:span><text:span text:style-name="T33"> works for many commands that support extended regular expressions, while the </text:span><text:span text:style-name="Source_20_Text"><text:span text:style-name="T56">-w</text:span></text:span><text:span text:style-name="T33"> option is specific to the </text:span><text:span text:style-name="Source_20_Text"><text:span text:style-name="T56">grep</text:span></text:span><text:span text:style-name="T33"> command:</text:span></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am' profile.txt</text:span></text:p>
      <text:p text:style-name="P37">Hello my n<text:span text:style-name="T133">am</text:span>e is Joe.</text:p>
      <text:p text:style-name="P37">I <text:span text:style-name="T133">am</text:span> 37 years old.</text:p>
      <text:p text:style-name="P41"><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w 'am' profile.txt</text:span></text:p>
      <text:p text:style-name="P37">I <text:span text:style-name="T133">am</text:span> 37 years old.</text:p>
      <text:h text:style-name="P11" text:outline-level="2"/>
      <text:h text:style-name="P11" text:outline-level="2">8.8 Using grep to Search Multiple Files</text:h>
      <text:p text:style-name="P76"><text:span text:style-name="T33">The </text:span><text:span text:style-name="Source_20_Text"><text:span text:style-name="T56">grep</text:span></text:span><text:span text:style-name="T33"> command can search multiple files if a glob character is used for the file names. Keep in mind that the </text:span><text:span text:style-name="Source_20_Text"><text:span text:style-name="T56">grep</text:span></text:span><text:span text:style-name="T33"> command cannot search a file that the user does not have privileges to read. The following command will search all of the files in the current directory for the </text:span><text:span text:style-name="Source_20_Text"><text:span text:style-name="T34">Linux</text:span></text:span><text:span text:style-name="T33"> pattern:</text:span></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Linux' ./*</text:span></text:p>
      <text:p text:style-name="P37">grep: ./School: Is a directory</text:p>
      <text:p text:style-name="P37">grep: ./Work: Is a directory</text:p>
      <text:p text:style-name="P37"><text:span text:style-name="T134">./linux.txt</text:span><text:span text:style-name="T135">:</text:span><text:span text:style-name="T133">Linux</text:span> <text:s text:c="6"/>is <text:s text:c="5"/>growing !</text:p>
      <text:p text:style-name="P37"><text:span text:style-name="T134">./linux.txt</text:span><text:span text:style-name="T135">:</text:span><text:span text:style-name="T133">Linux</text:span> <text:s text:c="2"/>is <text:s text:c="5"/>growing !</text:p>
      <text:p text:style-name="P37"><text:span text:style-name="T134">./linux.txt</text:span><text:span text:style-name="T135">:</text:span><text:span text:style-name="T133">Linux</text:span> <text:s text:c="6"/>is <text:s text:c="5"/>growing !</text:p>
      <text:p text:style-name="P37"><text:span text:style-name="T134">./linux.txt</text:span><text:span text:style-name="T135">:</text:span><text:span text:style-name="T133">Linux</text:span> <text:s text:c="6"/>is <text:s text:c="5"/>growing !</text:p>
      <text:p text:style-name="P37"><text:span text:style-name="T134">./os.csv</text:span><text:span text:style-name="T135">:</text:span>1991,<text:span text:style-name="T133">Linux</text:span>,Torvalds</text:p>
      <text:p text:style-name="P37"><text:span text:style-name="T134">./words</text:span><text:span text:style-name="T135">:</text:span><text:span text:style-name="T133">Linux</text:span></text:p>
      <text:p text:style-name="P37"><text:span text:style-name="T134">./words</text:span><text:span text:style-name="T135">:</text:span><text:span text:style-name="T133">Linux</text:span>'s</text:p>
      <text:p text:style-name="P76"><text:span text:style-name="T33">Rather than displaying every line in every file that matches the pattern, it may be preferable to see a list of the file names that have at least one line that matches the pattern. The </text:span><text:span text:style-name="Source_20_Text"><text:span text:style-name="T56">-l</text:span></text:span><text:span text:style-name="T33"> option will list file names that contain matches, rather than the matches themselves:</text:span></text:p>
      <text:p text:style-name="P24"><text:soft-page-break/><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l 'Linux' ./*</text:span></text:p>
      <text:p text:style-name="P37">grep: ./School: Is a directory</text:p>
      <text:p text:style-name="P37">grep: ./Work: Is a directory</text:p>
      <text:p text:style-name="P39">./linux.txt</text:p>
      <text:p text:style-name="P39">./os.csv</text:p>
      <text:p text:style-name="P39">./words</text:p>
      <text:p text:style-name="P76"><text:span text:style-name="T33">Using the </text:span><text:span text:style-name="Source_20_Text"><text:span text:style-name="T56">-r</text:span></text:span><text:span text:style-name="T33"> option will allow for directory searches to be recursive, rather than just the files in the current directory. Often, this option is used in conjunction with the </text:span><text:span text:style-name="Source_20_Text"><text:span text:style-name="T56">-l</text:span></text:span><text:span text:style-name="T33"> option:</text:span></text:p>
      <text:p text:style-name="P24"><text:span text:style-name="Strong_20_Emphasis"><text:span text:style-name="T67">sysadmin@localhost</text:span></text:span><text:span text:style-name="Strong_20_Emphasis"><text:span text:style-name="T87">:</text:span></text:span><text:span text:style-name="Strong_20_Emphasis"><text:span text:style-name="T103">~/Documents</text:span></text:span><text:span text:style-name="Strong_20_Emphasis"><text:span text:style-name="T87">$</text:span></text:span><text:span text:style-name="T88"> grep -rl 'rare' /etc/*</text:span></text:p>
      <text:p text:style-name="P37">grep: /etc/bind/rndc.key: Permission denied</text:p>
      <text:p text:style-name="P37">grep: /etc/gshadow: Permission denied</text:p>
      <text:p text:style-name="P37">grep: /etc/gshadow-: Permission denied</text:p>
      <text:p text:style-name="P37">grep: /etc/security/opasswd: Permission denied</text:p>
      <text:p text:style-name="P37">grep: /etc/shadow: Permission denied</text:p>
      <text:p text:style-name="P37">grep: /etc/shadow-: Permission denied</text:p>
      <text:p text:style-name="P39">/etc/skel/.bashrc</text:p>
      <text:p text:style-name="P37">grep: /etc/ssh/ssh_host_ecdsa_key: Permission denied</text:p>
      <text:p text:style-name="P37">grep: /etc/ssh/ssh_host_ed25519_key: Permission denied</text:p>
      <text:p text:style-name="P37">grep: /etc/ssh/ssh_host_rsa_key: Permission denied</text:p>
      <text:p text:style-name="P37">grep: /etc/ssl/private: Permission denied</text:p>
      <text:p text:style-name="P37">grep: /etc/sudoers: Permission denied</text:p>
      <text:p text:style-name="P37">grep: /etc/sudoers.d/README: Permission denied</text:p>
      <text:p text:style-name="P89"><text:span text:style-name="Strong_20_Emphasis"><text:span text:style-name="T17"/></text:span></text:p>
      <text:p text:style-name="P96"><text:span text:style-name="Strong_20_Emphasis"><text:span text:style-name="T17">Note</text:span></text:span></text:p>
      <text:p text:style-name="P86"><text:span text:style-name="T33">The errors above are generated by directories the user does not have permission to view. It is possible to eliminate this error output from the terminal by </text:span><text:span text:style-name="Variable"><text:span text:style-name="T33">redirecting</text:span></text:span><text:span text:style-name="T33"> the standard error.</text:span></text:p>
      <text:p text:style-name="P86"><text:span text:style-name="Variable"><text:span text:style-name="T33">Redirection will be explained in greater detail later in this course.</text:span></text:span></text:p>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1-02T15:57:33.221918120</dc:date>
    <meta:editing-duration>PT4H23M27S</meta:editing-duration>
    <meta:editing-cycles>33</meta:editing-cycles>
    <meta:generator>LibreOffice/7.1.6.2.0$Linux_X86_64 LibreOffice_project/10$Build-2</meta:generator>
    <meta:document-statistic meta:table-count="12" meta:image-count="0" meta:object-count="0" meta:page-count="22" meta:paragraph-count="504" meta:word-count="4782" meta:character-count="30115" meta:non-whitespace-character-count="25417"/>
  </office:meta>
</office:document-meta>
</file>